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07019806B54.jpg"/>
  <manifest:file-entry manifest:media-type="image/jpeg" manifest:full-path="Pictures/100000000000054C0000019DA8493AE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4cm" fo:padding-bottom="0.134cm" fo:padding-left="0.269cm" fo:padding-right="0.269cm" fo:wrap-option="no-wrap" draw:shadow="hidden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59cm" svg:stroke-color="#000000" draw:marker-end="msArrowOpenEnd_20_5" draw:marker-end-width="0.7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079cm" svg:stroke-color="#000000" draw:stroke-linejoin="miter" draw:fill="solid" draw:fill-color="#cccc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ccffcc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.079cm" svg:stroke-color="#000000" draw:stroke-linejoin="miter" draw:fill="solid" draw:fill-color="#87d300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solid" svg:stroke-width="0.079cm" svg:stroke-color="#000000" draw:stroke-linejoin="miter" draw:fill="solid" draw:fill-color="#0000c0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dash" draw:stroke-dash="Dash_20_2" svg:stroke-width="0.106cm" svg:stroke-color="#00000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eaeaea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dash" draw:stroke-dash="Dash_20_3" svg:stroke-width="0.159cm" svg:stroke-color="#8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solid" svg:stroke-width="0.079cm" svg:stroke-color="#000000" draw:stroke-linejoin="miter" draw:fill="solid" draw:fill-color="#800000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solid" svg:stroke-width="0.079cm" svg:stroke-color="#000000" draw:stroke-linejoin="miter" draw:fill="solid" draw:fill-color="#cccc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solid" svg:stroke-width="0.079cm" svg:stroke-color="#000000" draw:stroke-linejoin="miter" draw:fill="solid" draw:fill-color="#cccc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5" style:family="graphic" style:parent-style-name="standard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tru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.712cm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solid" svg:stroke-width="0.026cm" svg:stroke-color="#000000" draw:marker-end="Arrowheads_20_2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true" fo:min-height="4.239cm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19" style:family="graphic" style:parent-style-name="standard">
      <style:graphic-properties draw:stroke="solid" svg:stroke-width="0.026cm" svg:stroke-color="#000000" draw:marker-end="Arrowheads_20_6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21" style:family="graphic" style:parent-style-name="standard">
      <style:graphic-properties draw:stroke="solid" svg:stroke-width="0.026cm" svg:stroke-color="#000000" draw:marker-end="Arrowheads_20_6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2" style:family="graphic" style:parent-style-name="standard">
      <style:graphic-properties draw:stroke="solid" svg:stroke-width="0.026cm" svg:stroke-color="#000000" draw:marker-end="Arrowheads_20_6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3" style:family="graphic" style:parent-style-name="standard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true" fo:min-height="2.24cm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24" style:family="graphic" style:parent-style-name="standard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true" fo:min-height="3.149cm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2.134cm" fo:padding-top="0.13cm" fo:padding-bottom="0.13cm" fo:padding-left="0.25cm" fo:padding-right="0.25cm" fo:wrap-option="no-wrap" draw:shadow="hidden"/>
    </style:style>
    <style:style style:name="gr26" style:family="graphic" style:parent-style-name="standard">
      <style:graphic-properties draw:stroke="solid" svg:stroke-width="0.053cm" svg:stroke-color="#000000" draw:stroke-linejoin="miter" draw:fill="solid" draw:fill-color="#eaeaea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27" style:family="graphic" style:parent-style-name="standard">
      <style:graphic-properties draw:stroke="solid" svg:stroke-width="0.026cm" svg:stroke-color="#000000" draw:marker-end="Arrowheads_20_7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8" style:family="graphic" style:parent-style-name="standard">
      <style:graphic-properties draw:stroke="solid" svg:stroke-width="0.035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29" style:family="graphic" style:parent-style-name="standard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true" fo:min-height="1.575cm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1.423cm" fo:padding-top="0.13cm" fo:padding-bottom="0.13cm" fo:padding-left="0.25cm" fo:padding-right="0.25cm" fo:wrap-option="no-wrap" draw:shadow="hidden"/>
    </style:style>
    <style:style style:name="gr31" style:family="graphic" style:parent-style-name="standard">
      <style:graphic-properties draw:stroke="solid" svg:stroke-width="0.026cm" svg:stroke-color="#000000" draw:marker-end="Arrowheads_20_8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2" style:family="graphic" style:parent-style-name="standard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true" fo:min-height="4.894cm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33" style:family="graphic" style:parent-style-name="standard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true" fo:min-height="1.54cm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34" style:family="graphic" style:parent-style-name="standard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true" fo:min-height="6.297cm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35" style:family="graphic" style:parent-style-name="standard">
      <style:graphic-properties draw:stroke="solid" svg:stroke-width="0.035cm" svg:stroke-color="#00ff00" draw:stroke-linejoin="miter" draw:fill="solid" draw:fill-color="#eaeaea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36" style:family="graphic" style:parent-style-name="standard">
      <style:graphic-properties draw:stroke="solid" svg:stroke-width="0.026cm" svg:stroke-color="#000000" draw:stroke-linejoin="miter" draw:fill="solid" draw:fill-color="#ccccff" draw:textarea-horizontal-align="justify" draw:textarea-vertical-align="top" draw:auto-grow-height="true" fo:min-height="1.889cm" fo:padding-top="0.13cm" fo:padding-bottom="0.13cm" fo:padding-left="0.25cm" fo:padding-right="0.25cm" fo:wrap-option="no-wrap" draw:shadow="hidden"/>
    </style:style>
    <style:style style:name="gr37" style:family="graphic" style:parent-style-name="standard">
      <style:graphic-properties draw:stroke="solid" svg:stroke-width="0.176cm" svg:stroke-color="#000000" draw:marker-end="Arrowheads_20_1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8" style:family="graphic" style:parent-style-name="standard">
      <style:graphic-properties draw:stroke="solid" svg:stroke-width="0.176cm" svg:stroke-color="#000000" draw:marker-end="Arrowheads_20_2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9" style:family="graphic" style:parent-style-name="standard">
      <style:graphic-properties draw:stroke="solid" svg:stroke-width="0.176cm" svg:stroke-color="#000000" draw:marker-end="Arrowheads_20_3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0" style:family="graphic" style:parent-style-name="standard">
      <style:graphic-properties draw:stroke="solid" svg:stroke-width="0.176cm" svg:stroke-color="#000000" draw:marker-end="Arrowheads_20_4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1" style:family="graphic" style:parent-style-name="standard">
      <style:graphic-properties draw:stroke="solid" svg:stroke-width="0.176cm" svg:stroke-color="#000000" draw:marker-end="Arrowheads_20_5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2" style:family="graphic" style:parent-style-name="standard">
      <style:graphic-properties draw:stroke="solid" svg:stroke-width="0.176cm" svg:stroke-color="#000000" draw:marker-end="Arrowheads_20_6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3" style:family="graphic" style:parent-style-name="standard">
      <style:graphic-properties draw:stroke="solid" svg:stroke-width="0.176cm" svg:stroke-color="#000000" draw:marker-end="Arrowheads_20_7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4" style:family="graphic" style:parent-style-name="standard">
      <style:graphic-properties draw:stroke="solid" svg:stroke-width="0.176cm" svg:stroke-color="#000000" draw:marker-end="Arrowheads_20_8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5" style:family="graphic" style:parent-style-name="standard">
      <style:graphic-properties draw:stroke="solid" svg:stroke-width="0.176cm" svg:stroke-color="#000000" draw:marker-end="Arrowheads_20_9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6" style:family="graphic" style:parent-style-name="standard">
      <style:graphic-properties draw:stroke="solid" svg:stroke-width="0.176cm" svg:stroke-color="#000000" draw:marker-end="Arrowheads_20_10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7" style:family="graphic" style:parent-style-name="standard">
      <style:graphic-properties draw:stroke="solid" svg:stroke-width="0.176cm" svg:stroke-color="#000000" draw:marker-end="Arrowheads_20_11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8" style:family="graphic" style:parent-style-name="standard">
      <style:graphic-properties draw:stroke="solid" svg:stroke-width="0.176cm" svg:stroke-color="#000000" draw:marker-end="Arrowheads_20_12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9" style:family="graphic" style:parent-style-name="standard">
      <style:graphic-properties draw:stroke="solid" svg:stroke-width="0.026cm" svg:stroke-color="#000000" draw:stroke-linejoin="miter" draw:fill="solid" draw:fill-color="#87d300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50" style:family="graphic" style:parent-style-name="standard">
      <style:graphic-properties draw:stroke="solid" svg:stroke-width="0.035cm" svg:stroke-color="#00ff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51" style:family="graphic" style:parent-style-name="standard">
      <style:graphic-properties draw:stroke="solid" svg:stroke-width="0.176cm" svg:stroke-color="#000000" draw:marker-end="Arrowheads_20_13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2" style:family="graphic" style:parent-style-name="standard">
      <style:graphic-properties draw:stroke="solid" svg:stroke-width="0.176cm" svg:stroke-color="#000000" draw:marker-end="Arrowheads_20_14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3" style:family="graphic" style:parent-style-name="standard">
      <style:graphic-properties draw:stroke="solid" svg:stroke-width="0.176cm" svg:stroke-color="#000000" draw:marker-end="Arrowheads_20_15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4" style:family="graphic" style:parent-style-name="standard">
      <style:graphic-properties draw:stroke="solid" svg:stroke-width="0.176cm" svg:stroke-color="#000000" draw:marker-end="Arrowheads_20_16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5" style:family="graphic" style:parent-style-name="standard">
      <style:graphic-properties draw:stroke="none" draw:fill="none" draw:fill-color="#ffffff" draw:textarea-horizontal-align="justify" draw:textarea-vertical-align="top" draw:auto-grow-height="true" fo:min-height="0.945cm" fo:min-width="6.538cm" fo:padding-top="0.13cm" fo:padding-bottom="0.13cm" fo:padding-left="0.25cm" fo:padding-right="0.25cm" fo:wrap-option="wrap" draw:shadow="hidden"/>
    </style:style>
    <style:style style:name="gr56" style:family="graphic" style:parent-style-name="standard">
      <style:graphic-properties draw:stroke="none" draw:fill="none" draw:fill-color="#ffffff" draw:textarea-horizontal-align="justify" draw:textarea-vertical-align="top" draw:auto-grow-height="true" fo:min-height="0.945cm" fo:min-width="9.73cm" fo:padding-top="0.13cm" fo:padding-bottom="0.13cm" fo:padding-left="0.25cm" fo:padding-right="0.25cm" fo:wrap-option="wrap" draw:shadow="hidden"/>
    </style:style>
    <style:style style:name="gr57" style:family="graphic" style:parent-style-name="standard">
      <style:graphic-properties draw:stroke="solid" svg:stroke-width="0.026cm" svg:stroke-color="#000000" draw:stroke-linejoin="miter" draw:fill="solid" draw:fill-color="#800000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58" style:family="graphic" style:parent-style-name="standard">
      <style:graphic-properties draw:stroke="solid" svg:stroke-width="0.176cm" svg:stroke-color="#000000" draw:marker-end="Arrowheads_20_17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9" style:family="graphic" style:parent-style-name="standard">
      <style:graphic-properties draw:stroke="solid" svg:stroke-width="0.176cm" svg:stroke-color="#000000" draw:marker-end="Arrowheads_20_18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800000" draw:textarea-horizontal-align="justify" draw:textarea-vertical-align="top" draw:auto-grow-height="true" fo:min-height="0.945cm" fo:padding-top="0.13cm" fo:padding-bottom="0.13cm" fo:padding-left="0.25cm" fo:padding-right="0.25cm" fo:wrap-option="no-wrap" draw:shadow="hidden"/>
    </style:style>
    <style:style style:name="gr61" style:family="graphic" style:parent-style-name="standard">
      <style:graphic-properties draw:stroke="solid" svg:stroke-width="0.079cm" svg:stroke-color="#000000" draw:stroke-linejoin="miter" draw:fill="solid" draw:fill-color="#ccccff" draw:textarea-horizontal-align="justify" draw:textarea-vertical-align="top" draw:auto-grow-height="true" fo:min-height="0.945cm" fo:padding-top="0.13cm" fo:padding-bottom="0.13cm" fo:padding-left="0.25cm" fo:padding-right="0.25cm" fo:wrap-option="no-wrap" draw:shadow="hidden"/>
    </style:style>
    <style:style style:name="gr62" style:family="graphic" style:parent-style-name="standard">
      <style:graphic-properties draw:stroke="solid" svg:stroke-width="0.159cm" svg:stroke-color="#000000" draw:marker-end="Arrowheads_20_2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3" style:family="graphic" style:parent-style-name="standard">
      <style:graphic-properties draw:stroke="solid" svg:stroke-width="0.159cm" svg:stroke-color="#000000" draw:marker-end="Arrowheads_20_2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4" style:family="graphic" style:parent-style-name="standard">
      <style:graphic-properties draw:stroke="solid" svg:stroke-width="0.159cm" svg:stroke-color="#000000" draw:marker-end="Arrowheads_20_24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5" style:family="graphic" style:parent-style-name="standard">
      <style:graphic-properties draw:stroke="solid" svg:stroke-width="0.159cm" svg:stroke-color="#000000" draw:marker-end="Arrowheads_20_2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6" style:family="graphic" style:parent-style-name="standard">
      <style:graphic-properties draw:stroke="solid" svg:stroke-width="0.159cm" svg:stroke-color="#000000" draw:marker-end="Arrowheads_20_26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7" style:family="graphic" style:parent-style-name="standard">
      <style:graphic-properties draw:stroke="solid" svg:stroke-width="0.159cm" svg:stroke-color="#000000" draw:marker-end="Arrowheads_20_27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8" style:family="graphic" style:parent-style-name="standard">
      <style:graphic-properties draw:stroke="solid" svg:stroke-width="0.159cm" svg:stroke-color="#000000" draw:marker-end="Arrowheads_20_28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9" style:family="graphic" style:parent-style-name="standard">
      <style:graphic-properties draw:stroke="solid" svg:stroke-width="0.159cm" svg:stroke-color="#000000" draw:marker-end="Arrowheads_20_2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70" style:family="graphic" style:parent-style-name="standard">
      <style:graphic-properties draw:stroke="solid" svg:stroke-width="0.159cm" svg:stroke-color="#000000" draw:marker-end="Arrowheads_20_3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71" style:family="graphic" style:parent-style-name="standard">
      <style:graphic-properties draw:stroke="solid" svg:stroke-width="0.159cm" svg:stroke-color="#000000" draw:marker-end="Arrowheads_20_3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72" style:family="graphic" style:parent-style-name="standard">
      <style:graphic-properties draw:stroke="solid" svg:stroke-width="0.159cm" svg:stroke-color="#000000" draw:marker-end="Arrowheads_20_3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73" style:family="graphic" style:parent-style-name="standard">
      <style:graphic-properties draw:stroke="solid" svg:stroke-width="0.159cm" svg:stroke-color="#000000" draw:marker-end="Arrowheads_20_3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74" style:family="graphic" style:parent-style-name="standard">
      <style:graphic-properties draw:stroke="solid" svg:stroke-width="0.035cm" svg:stroke-color="#000000" draw:stroke-linejoin="miter" draw:fill="solid" draw:fill-color="#ffffff" draw:textarea-horizontal-align="justify" draw:textarea-vertical-align="top" draw:auto-grow-height="true" fo:min-height="1.882cm" fo:padding-top="0.13cm" fo:padding-bottom="0.13cm" fo:padding-left="0.25cm" fo:padding-right="0.25cm" fo:wrap-option="no-wrap" draw:shadow="hidden"/>
    </style:style>
    <style:style style:name="gr75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76" style:family="graphic" style:parent-style-name="standard">
      <style:graphic-properties draw:stroke="solid" svg:stroke-width="0.035cm" svg:stroke-color="#000000" draw:stroke-linejoin="miter" draw:fill="solid" draw:fill-color="#ffffff" draw:textarea-horizontal-align="justify" draw:textarea-vertical-align="top" draw:auto-grow-height="true" fo:min-height="1.255cm" fo:padding-top="0.13cm" fo:padding-bottom="0.13cm" fo:padding-left="0.25cm" fo:padding-right="0.25cm" fo:wrap-option="no-wrap" draw:shadow="hidden"/>
    </style:style>
    <style:style style:name="gr77" style:family="graphic" style:parent-style-name="standard">
      <style:graphic-properties draw:stroke="solid" svg:stroke-width="0.035cm" svg:stroke-color="#000000" draw:stroke-linejoin="miter" draw:fill="solid" draw:fill-color="#ffffff" draw:textarea-horizontal-align="justify" draw:textarea-vertical-align="top" draw:auto-grow-height="true" fo:min-height="2.509cm" fo:padding-top="0.13cm" fo:padding-bottom="0.13cm" fo:padding-left="0.25cm" fo:padding-right="0.25cm" fo:wrap-option="no-wrap" draw:shadow="hidden"/>
    </style:style>
    <style:style style:name="gr78" style:family="graphic" style:parent-style-name="standard">
      <style:graphic-properties draw:stroke="solid" svg:stroke-width="0.159cm" svg:stroke-color="#000000" draw:marker-end="Arrowheads_20_34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79" style:family="graphic" style:parent-style-name="standard">
      <style:graphic-properties draw:stroke="solid" svg:stroke-width="0.159cm" svg:stroke-color="#000000" draw:marker-end="Arrowheads_20_3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0" style:family="graphic" style:parent-style-name="standard">
      <style:graphic-properties draw:stroke="solid" svg:stroke-width="0.159cm" svg:stroke-color="#000000" draw:marker-end="Arrowheads_20_36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1" style:family="graphic" style:parent-style-name="standard">
      <style:graphic-properties draw:stroke="solid" svg:stroke-width="0.159cm" svg:stroke-color="#000000" draw:marker-end="Arrowheads_20_37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2" style:family="graphic" style:parent-style-name="standard">
      <style:graphic-properties draw:stroke="solid" svg:stroke-width="0.159cm" svg:stroke-color="#000000" draw:marker-end="Arrowheads_20_38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3" style:family="graphic" style:parent-style-name="standard">
      <style:graphic-properties draw:stroke="solid" svg:stroke-width="0.159cm" svg:stroke-color="#000000" draw:marker-end="Arrowheads_20_3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4" style:family="graphic" style:parent-style-name="standard">
      <style:graphic-properties draw:stroke="solid" svg:stroke-width="0.159cm" svg:stroke-color="#000000" draw:marker-end="Arrowheads_20_4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5" style:family="graphic" style:parent-style-name="standard">
      <style:graphic-properties draw:stroke="solid" svg:stroke-width="0.035cm" svg:stroke-color="#000000" draw:stroke-linejoin="miter" draw:fill="solid" draw:fill-color="#ffffff" draw:textarea-horizontal-align="justify" draw:textarea-vertical-align="top" draw:auto-grow-height="true" fo:min-height="0.628cm" fo:padding-top="0.13cm" fo:padding-bottom="0.13cm" fo:padding-left="0.25cm" fo:padding-right="0.25cm" fo:wrap-option="no-wrap" draw:shadow="hidden"/>
    </style:style>
    <style:style style:name="gr86" style:family="graphic" style:parent-style-name="standard" style:list-style-name="L6">
      <style:graphic-properties draw:stroke="solid" svg:stroke-width="0.035cm" svg:stroke-color="#000000" draw:stroke-linejoin="miter" draw:fill="solid" draw:fill-color="#ffffff" draw:textarea-horizontal-align="justify" draw:textarea-vertical-align="top" draw:auto-grow-height="true" fo:min-height="5.017cm" fo:padding-top="0.13cm" fo:padding-bottom="0.13cm" fo:padding-left="0.25cm" fo:padding-right="0.25cm" fo:wrap-option="no-wrap" draw:shadow="hidden"/>
    </style:style>
    <style:style style:name="gr87" style:family="graphic" style:parent-style-name="standard">
      <style:graphic-properties draw:stroke="none" draw:fill="none" draw:fill-color="#ffffff" draw:textarea-horizontal-align="justify" draw:textarea-vertical-align="top" draw:auto-grow-height="true" fo:min-height="3.468cm" fo:min-width="1.729cm" fo:padding-top="0.13cm" fo:padding-bottom="0.13cm" fo:padding-left="0.25cm" fo:padding-right="0.25cm" fo:wrap-option="wrap" draw:shadow="hidden"/>
    </style:style>
    <style:style style:name="gr88" style:family="graphic" style:parent-style-name="standard">
      <style:graphic-properties draw:stroke="solid" svg:stroke-width="0.159cm" svg:stroke-color="#000000" draw:marker-end="Arrowheads_20_4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9" style:family="graphic" style:parent-style-name="standard">
      <style:graphic-properties draw:stroke="solid" svg:stroke-width="0.159cm" svg:stroke-color="#000000" draw:marker-end="Arrowheads_20_4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0" style:family="graphic" style:parent-style-name="standard">
      <style:graphic-properties draw:stroke="solid" svg:stroke-width="0.159cm" svg:stroke-color="#000000" draw:marker-end="Arrowheads_20_4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1" style:family="graphic" style:parent-style-name="standard" style:list-style-name="L6">
      <style:graphic-properties draw:stroke="solid" svg:stroke-width="0.035cm" svg:stroke-color="#000000" draw:stroke-linejoin="miter" draw:fill="solid" draw:fill-color="#ffffff" draw:textarea-horizontal-align="justify" draw:textarea-vertical-align="top" draw:auto-grow-height="true" fo:min-height="5.644cm" fo:padding-top="0.13cm" fo:padding-bottom="0.13cm" fo:padding-left="0.25cm" fo:padding-right="0.25cm" fo:wrap-option="no-wrap" draw:shadow="hidden"/>
    </style:style>
    <style:style style:name="gr92" style:family="graphic" style:parent-style-name="standard">
      <style:graphic-properties draw:stroke="solid" svg:stroke-width="0.159cm" svg:stroke-color="#000000" draw:marker-end="Arrowheads_20_44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3" style:family="graphic" style:parent-style-name="standard">
      <style:graphic-properties draw:stroke="solid" svg:stroke-width="0.159cm" svg:stroke-color="#000000" draw:marker-end="Arrowheads_20_4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4" style:family="graphic" style:parent-style-name="standard">
      <style:graphic-properties draw:stroke="solid" svg:stroke-width="0.159cm" svg:stroke-color="#000000" draw:marker-end="Arrowheads_20_46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5" style:family="graphic" style:parent-style-name="standard">
      <style:graphic-properties draw:stroke="solid" svg:stroke-width="0.159cm" svg:stroke-color="#000000" draw:marker-end="Arrowheads_20_47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6" style:family="graphic" style:parent-style-name="standard">
      <style:graphic-properties draw:stroke="solid" svg:stroke-width="0.159cm" svg:stroke-color="#000000" draw:marker-end="Arrowheads_20_48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7" style:family="graphic" style:parent-style-name="standard">
      <style:graphic-properties draw:stroke="solid" svg:stroke-width="0.159cm" svg:stroke-color="#000000" draw:marker-end="Arrowheads_20_4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8" style:family="graphic" style:parent-style-name="standard">
      <style:graphic-properties draw:stroke="solid" svg:stroke-width="0.159cm" svg:stroke-color="#000000" draw:marker-end="Arrowheads_20_5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9" style:family="graphic" style:parent-style-name="standard">
      <style:graphic-properties draw:stroke="solid" svg:stroke-width="0.159cm" svg:stroke-color="#0099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0" style:family="graphic" style:parent-style-name="standard">
      <style:graphic-properties draw:stroke="solid" svg:stroke-width="0.159cm" svg:stroke-color="#000000" draw:marker-end="Arrowheads_20_5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1" style:family="graphic" style:parent-style-name="standard">
      <style:graphic-properties draw:stroke="solid" svg:stroke-width="0.159cm" svg:stroke-color="#000000" draw:marker-end="Arrowheads_20_5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2" style:family="graphic" style:parent-style-name="standard">
      <style:graphic-properties draw:stroke="solid" svg:stroke-width="0.159cm" svg:stroke-color="#000000" draw:marker-end="Arrowheads_20_5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3" style:family="graphic" style:parent-style-name="standard">
      <style:graphic-properties draw:stroke="solid" svg:stroke-width="0.159cm" svg:stroke-color="#000000" draw:marker-end="Arrowheads_20_54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4" style:family="graphic" style:parent-style-name="standard">
      <style:graphic-properties draw:stroke="solid" svg:stroke-width="0.159cm" svg:stroke-color="#000000" draw:marker-end="Arrowheads_20_5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5" style:family="graphic" style:parent-style-name="standard">
      <style:graphic-properties draw:stroke="solid" svg:stroke-width="0.159cm" svg:stroke-color="#000000" draw:marker-end="Arrowheads_20_56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6" style:family="graphic" style:parent-style-name="standard">
      <style:graphic-properties draw:stroke="solid" svg:stroke-width="0.159cm" svg:stroke-color="#000000" draw:marker-end="Arrowheads_20_57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7" style:family="graphic" style:parent-style-name="standard">
      <style:graphic-properties draw:stroke="solid" svg:stroke-width="0.159cm" svg:stroke-color="#000000" draw:marker-end="Arrowheads_20_58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8" style:family="graphic" style:parent-style-name="standard">
      <style:graphic-properties draw:stroke="solid" svg:stroke-width="0.159cm" svg:stroke-color="#000000" draw:marker-end="Arrowheads_20_5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9" style:family="graphic" style:parent-style-name="standard">
      <style:graphic-properties draw:stroke="solid" svg:stroke-width="0.159cm" svg:stroke-color="#000000" draw:marker-end="Arrowheads_20_6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10" style:family="graphic" style:parent-style-name="standard">
      <style:graphic-properties draw:stroke="solid" svg:stroke-width="0.159cm" svg:stroke-color="#000000" draw:marker-end="Arrowheads_20_61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11" style:family="graphic" style:parent-style-name="standard">
      <style:graphic-properties draw:stroke="solid" svg:stroke-width="0.035cm" svg:stroke-color="#000000" draw:stroke-linejoin="miter" draw:fill="solid" draw:fill-color="#ffffff" draw:textarea-horizontal-align="justify" draw:textarea-vertical-align="top" draw:auto-grow-height="true" fo:min-height="0.788cm" fo:min-width="12.799cm" fo:padding-top="0.13cm" fo:padding-bottom="0.13cm" fo:padding-left="0.25cm" fo:padding-right="0.25cm" fo:wrap-option="wrap" draw:shadow="hidden"/>
    </style:style>
    <style:style style:name="gr112" style:family="graphic" style:parent-style-name="standard">
      <style:graphic-properties draw:stroke="none" draw:fill="none" draw:fill-color="#ffffff" draw:textarea-horizontal-align="justify" draw:textarea-vertical-align="top" draw:auto-grow-height="true" fo:min-height="3.155cm" fo:min-width="1.573cm" fo:padding-top="0.13cm" fo:padding-bottom="0.13cm" fo:padding-left="0.25cm" fo:padding-right="0.25cm" fo:wrap-option="wrap" draw:shadow="hidden"/>
    </style:style>
    <style:style style:name="gr113" style:family="graphic" style:parent-style-name="standard">
      <style:graphic-properties draw:stroke="solid" svg:stroke-width="0.026cm" svg:stroke-color="#000000" draw:marker-end="Arrowheads_20_6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14" style:family="graphic" style:parent-style-name="standard">
      <style:graphic-properties draw:stroke="solid" svg:stroke-width="0.159cm" svg:stroke-color="#000000" draw:marker-end="Arrowheads_20_6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15" style:family="graphic" style:parent-style-name="standard" style:list-style-name="L6">
      <style:graphic-properties draw:stroke="solid" svg:stroke-width="0.035cm" svg:stroke-color="#000000" draw:stroke-linejoin="miter" draw:fill="solid" draw:fill-color="#ffffff" draw:textarea-horizontal-align="justify" draw:textarea-vertical-align="top" draw:auto-grow-height="true" fo:min-height="3.763cm" fo:padding-top="0.13cm" fo:padding-bottom="0.13cm" fo:padding-left="0.25cm" fo:padding-right="0.25cm" fo:wrap-option="no-wrap" draw:shadow="hidden"/>
    </style:style>
    <style:style style:name="gr116" style:family="graphic" style:parent-style-name="standard">
      <style:graphic-properties draw:stroke="solid" svg:stroke-width="0.159cm" svg:stroke-color="#000000" draw:marker-end="Arrowheads_20_64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17" style:family="graphic" style:parent-style-name="standard">
      <style:graphic-properties draw:stroke="solid" svg:stroke-width="0.159cm" svg:stroke-color="#000000" draw:marker-end="Arrowheads_20_65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18" style:family="graphic" style:parent-style-name="standard" style:list-style-name="L7">
      <style:graphic-properties draw:stroke="solid" svg:stroke-width="0.035cm" svg:stroke-color="#000000" draw:stroke-linejoin="miter" draw:fill="solid" draw:fill-color="#ffffff" draw:textarea-horizontal-align="justify" draw:textarea-vertical-align="top" draw:auto-grow-height="true" fo:min-height="1.882cm" fo:padding-top="0.13cm" fo:padding-bottom="0.13cm" fo:padding-left="0.25cm" fo:padding-right="0.25cm" fo:wrap-option="no-wrap" draw:shadow="hidden"/>
    </style:style>
    <style:style style:name="gr119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120" style:family="graphic" style:parent-style-name="standard">
      <style:graphic-properties draw:stroke="none" draw:fill="solid" draw:fill-color="#dbdaf2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121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22" style:family="graphic" style:parent-style-name="standard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true" fo:min-height="3.212cm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4.616cm" fo:min-width="0cm" fo:padding-top="0.127cm" fo:padding-bottom="0.127cm" fo:padding-left="0.254cm" fo:padding-right="0.254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2.001cm" draw:shadow="hidden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2.499cm" fo:min-width="0cm" fo:padding-top="0.127cm" fo:padding-bottom="0.127cm" fo:padding-left="0.254cm" fo:padding-right="0.254cm" fo:wrap-option="no-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65cm" fo:min-width="0cm" fo:padding-top="0.127cm" fo:padding-bottom="0.127cm" fo:padding-left="0.254cm" fo:padding-right="0.254cm" fo:wrap-option="no-wrap" draw:shadow="hidden"/>
    </style:style>
    <style:style style:name="pr6" style:family="presentation" style:parent-style-name="Default-notes">
      <style:graphic-properties draw:stroke="solid" svg:stroke-width="0.026cm" svg:stroke-color="#000000" svg:stroke-opacity="100%" draw:stroke-linejoin="miter" draw:fill="solid" draw:fill-color="#ffffff" draw:opacity="100%" draw:auto-grow-height="true" fo:min-height="12.001cm" fo:padding-top="0.013cm" fo:padding-bottom="0.013cm" fo:padding-left="0.013cm" fo:padding-right="0.013cm" draw:shadow="hidden"/>
    </style:style>
    <style:style style:name="pr7" style:family="presentation" style:parent-style-name="Default-notes">
      <style:graphic-properties draw:stroke="none" draw:fill="none" draw:fill-color="#ffffff" draw:auto-grow-height="true" fo:min-height="12.001cm" draw:shadow="hidden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732cm" fo:min-width="0cm" fo:padding-top="0.134cm" fo:padding-bottom="0.134cm" fo:padding-left="0.269cm" fo:padding-right="0.269cm" fo:wrap-option="no-wrap" draw:shadow="hidden"/>
    </style:style>
    <style:style style:name="pr9" style:family="presentation" style:parent-style-name="Default-notes">
      <style:graphic-properties draw:fill-color="#ffffff" fo:min-height="12.001cm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023cm" fo:min-width="0cm" fo:padding-top="0.127cm" fo:padding-bottom="0.127cm" fo:padding-left="0.254cm" fo:padding-right="0.254cm" fo:wrap-option="no-wrap" draw:shadow="hidden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758cm" fo:min-width="0cm" fo:padding-top="0.127cm" fo:padding-bottom="0.127cm" fo:padding-left="0.254cm" fo:padding-right="0.254cm" fo:wrap-option="no-wrap" draw:shadow="hidden"/>
    </style:style>
    <style:style style:name="pr12" style:family="presentation" style:parent-style-name="Default-notes">
      <style:graphic-properties draw:fill-color="#ffffff" draw:auto-grow-height="true" fo:min-height="12.001cm"/>
    </style:style>
    <style:style style:name="pr13" style:family="presentation" style:parent-style-name="Default-title">
      <style:graphic-properties draw:fill-color="#ffffff" fo:min-height="2.719cm"/>
    </style:style>
    <style:style style:name="pr14" style:family="presentation" style:parent-style-name="Default-outline1">
      <style:graphic-properties draw:fill-color="#ffffff" fo:min-height="10.969cm"/>
    </style:style>
    <style:style style:name="pr15" style:family="presentation" style:parent-style-name="Default-notes">
      <style:graphic-properties draw:fill-color="#ffffff" fo:min-height="11.75cm"/>
    </style:style>
    <style:style style:name="pr16" style:family="presentation" style:parent-style-name="Default-title">
      <style:graphic-properties draw:fill-color="#ffffff" draw:auto-grow-height="true" fo:min-height="2.97cm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87cm" fo:min-width="0cm" fo:padding-top="0.127cm" fo:padding-bottom="0.127cm" fo:padding-left="0.254cm" fo:padding-right="0.254cm" fo:wrap-option="no-wrap" draw:shadow="hidden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0.937cm" fo:min-width="0cm" fo:padding-top="0.127cm" fo:padding-bottom="0.127cm" fo:padding-left="0.254cm" fo:padding-right="0.254cm" fo:wrap-option="no-wrap" draw:shadow="hidden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1.27cm" fo:margin-right="0cm" fo:margin-top="0.176cm" fo:margin-bottom="0cm" text:enable-numbering="false" fo:text-indent="0cm"/>
    </style:style>
    <style:style style:name="P4" style:family="paragraph">
      <style:paragraph-properties fo:margin-left="0cm" fo:margin-right="0cm" fo:text-align="end" text:enable-numbering="false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.952cm" fo:margin-right="0cm" fo:margin-top="0.211cm" fo:margin-bottom="0cm" text:enable-numbering="true" fo:text-indent="-0.952cm"/>
    </style:style>
    <style:style style:name="P9" style:family="paragraph">
      <style:paragraph-properties fo:margin-left="0.952cm" fo:margin-right="0cm" fo:text-indent="-0.952cm" style:writing-mode="lr-tb"/>
    </style:style>
    <style:style style:name="P10" style:family="paragraph">
      <style:paragraph-properties fo:margin-left="2.063cm" fo:margin-right="0cm" fo:margin-top="0.176cm" fo:margin-bottom="0cm" text:enable-numbering="true" fo:text-indent="-0.793cm"/>
    </style:style>
    <style:style style:name="P11" style:family="paragraph">
      <style:paragraph-properties fo:margin-left="0.952cm" fo:margin-right="0cm" text:enable-numbering="true" fo:text-indent="-0.952cm"/>
    </style:style>
    <style:style style:name="P12" style:family="paragraph">
      <style:paragraph-properties fo:margin-left="2.063cm" fo:margin-right="0cm" text:enable-numbering="true" fo:text-indent="-0.793cm"/>
    </style:style>
    <style:style style:name="P13" style:family="paragraph">
      <style:paragraph-properties fo:margin-left="0cm" fo:margin-right="0cm" fo:margin-top="0.158cm" fo:margin-bottom="0cm" text:enable-numbering="false" fo:text-indent="0cm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paragraph-properties fo:margin-left="0cm" fo:margin-right="0cm" fo:margin-top="0.529cm" fo:margin-bottom="0cm" fo:line-height="100%" fo:text-align="center" text:enable-numbering="false" fo:text-indent="0cm"/>
    </style:style>
    <style:style style:name="P16" style:family="paragraph">
      <style:paragraph-properties fo:margin-left="0cm" fo:margin-right="0cm" fo:margin-top="0.529cm" fo:margin-bottom="0cm" fo:line-height="100%" text:enable-numbering="false" fo:text-indent="0cm"/>
    </style:style>
    <style:style style:name="P17" style:family="paragraph">
      <style:paragraph-properties fo:margin-left="0cm" fo:margin-right="0cm" fo:line-height="100%" fo:text-align="center" text:enable-numbering="false" fo:text-indent="0cm"/>
    </style:style>
    <style:style style:name="P18" style:family="paragraph">
      <style:paragraph-properties fo:margin-left="0cm" fo:margin-right="0cm" fo:line-height="100%" text:enable-numbering="false" fo:text-indent="0cm"/>
    </style:style>
    <style:style style:name="P19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20" style:family="paragraph">
      <style:paragraph-properties fo:margin-left="0cm" fo:margin-right="0cm" fo:text-indent="0cm" style:text-autospace="none"/>
      <style:text-properties fo:font-size="18pt" style:font-size-asian="18pt" style:font-size-complex="18pt"/>
    </style:style>
    <style:style style:name="P21" style:family="paragraph">
      <style:paragraph-properties style:writing-mode="lr-tb"/>
      <style:text-properties fo:font-family="Arial" style:font-family-generic="swiss" style:font-pitch="variable" fo:font-size="18pt" style:font-size-asian="18pt" style:font-size-complex="18pt"/>
    </style:style>
    <style:style style:name="P22" style:family="paragraph">
      <style:paragraph-properties fo:margin-left="0cm" fo:margin-right="0cm" fo:line-height="100%" text:enable-numbering="false" fo:text-indent="0cm" style:writing-mode="lr-tb"/>
    </style:style>
    <style:style style:name="P23" style:family="paragraph">
      <style:paragraph-properties fo:margin-left="0.952cm" fo:margin-right="0cm" fo:text-indent="-0.952cm"/>
    </style:style>
    <style:style style:name="P24" style:family="paragraph">
      <style:paragraph-properties fo:margin-left="2.063cm" fo:margin-right="0cm" fo:text-indent="-0.793cm"/>
    </style:style>
    <style:style style:name="P25" style:family="paragraph">
      <style:paragraph-properties fo:margin-left="0cm" fo:margin-right="0cm" fo:text-indent="0cm" style:writing-mode="lr-tb"/>
      <style:text-properties fo:font-family="Arial" style:font-family-generic="swiss" style:font-pitch="variable" fo:font-size="19pt" style:font-size-asian="19pt" style:font-size-complex="19pt"/>
    </style:style>
    <style:style style:name="P26" style:family="paragraph">
      <style:paragraph-properties fo:margin-left="0cm" fo:margin-right="0cm" fo:text-indent="0cm" style:text-autospace="none"/>
    </style:style>
    <style:style style:name="P27" style:family="paragraph">
      <style:paragraph-properties fo:margin-left="0cm" fo:margin-right="0cm" fo:text-indent="0cm" style:text-autospace="none" style:writing-mode="lr-tb"/>
      <style:text-properties fo:font-family="Arial" style:font-family-generic="swiss" style:font-pitch="variable" fo:font-size="20pt" style:font-family-asian="Monospace" style:font-pitch-asian="fixed" style:font-size-asian="20pt" style:font-family-complex="Monospace" style:font-pitch-complex="fixed" style:font-size-complex="20pt"/>
    </style:style>
    <style:style style:name="P28" style:family="paragraph">
      <style:paragraph-properties fo:margin-left="0cm" fo:margin-right="0cm" fo:text-indent="0cm"/>
      <style:text-properties fo:font-size="12pt"/>
    </style:style>
    <style:style style:name="P29" style:family="paragraph">
      <style:paragraph-properties fo:margin-left="0.952cm" fo:margin-right="0cm" fo:margin-top="0.211cm" fo:margin-bottom="0cm" text:enable-numbering="false" fo:text-indent="-0.952cm"/>
    </style:style>
    <style:style style:name="P30" style:family="paragraph">
      <style:paragraph-properties style:writing-mode="lr-tb"/>
      <style:text-properties fo:font-family="Arial" style:font-family-generic="swiss" style:font-pitch="variable" fo:font-size="20pt" style:font-size-asian="20pt" style:font-size-complex="20pt"/>
    </style:style>
    <style:style style:name="P31" style:family="paragraph">
      <style:paragraph-properties fo:margin-left="0cm" fo:margin-right="0cm" fo:text-align="end" text:enable-numbering="false" fo:text-indent="0cm" style:writing-mode="lr-tb"/>
      <style:text-properties fo:font-size="24pt"/>
    </style:style>
    <style:style style:name="P32" style:family="paragraph">
      <style:paragraph-properties fo:margin-left="0.952cm" fo:margin-right="0cm" fo:text-indent="-0.952cm" style:writing-mode="lr-tb"/>
      <style:text-properties fo:font-weight="normal" style:font-weight-asian="normal" style:font-weight-complex="normal"/>
    </style:style>
    <style:style style:name="P33" style:family="paragraph">
      <style:paragraph-properties fo:margin-left="0.952cm" fo:margin-right="0cm" fo:margin-top="0.211cm" fo:margin-bottom="0cm" text:enable-numbering="true" fo:text-indent="-0.952cm" style:writing-mode="lr-tb"/>
    </style:style>
    <style:style style:name="P34" style:family="paragraph">
      <style:paragraph-properties fo:margin-left="0cm" fo:margin-right="0cm" fo:text-indent="0cm" style:text-autospace="none" style:writing-mode="lr-tb"/>
      <style:text-properties fo:font-family="Monospace" fo:font-size="10pt" style:font-family-asian="Monospace" style:font-size-asian="10pt" style:font-family-complex="Monospace" style:font-size-complex="5.69999980926514pt"/>
    </style:style>
    <style:style style:name="P35" style:family="paragraph">
      <style:paragraph-properties fo:margin-left="0cm" fo:margin-right="0cm" fo:line-height="100%" fo:text-align="center" text:enable-numbering="false" fo:text-indent="0cm" style:punctuation-wrap="hanging" style:line-break="strict"/>
    </style:style>
    <style:style style:name="P36" style:family="paragraph">
      <style:paragraph-properties fo:margin-left="0cm" fo:margin-right="0cm" fo:line-height="100%" fo:text-align="center" text:enable-numbering="false" fo:text-indent="0cm" style:punctuation-wrap="hanging" style:line-break="strict" style:writing-mode="lr-tb"/>
      <style:text-properties fo:font-size="24pt"/>
    </style:style>
    <style:style style:name="P37" style:family="paragraph">
      <style:paragraph-properties fo:margin-left="0cm" fo:margin-right="0cm" fo:line-height="100%" fo:text-align="center" text:enable-numbering="false" fo:text-indent="0cm" style:writing-mode="lr-tb"/>
      <style:text-properties fo:font-size="24pt"/>
    </style:style>
    <style:style style:name="P38" style:family="paragraph">
      <style:paragraph-properties fo:margin-left="0cm" fo:margin-right="0cm" fo:line-height="100%" text:enable-numbering="false" fo:text-indent="0cm" style:writing-mode="lr-tb"/>
      <style:text-properties fo:font-size="24pt"/>
    </style:style>
    <style:style style:name="P39" style:family="paragraph">
      <style:paragraph-properties fo:margin-left="0cm" fo:margin-right="0cm" fo:margin-top="0.529cm" fo:margin-bottom="0cm" fo:line-height="100%" fo:text-align="center" text:enable-numbering="false" fo:text-indent="0cm" style:writing-mode="lr-tb"/>
      <style:text-properties fo:font-size="24pt"/>
    </style:style>
    <style:style style:name="P40" style:family="paragraph">
      <style:paragraph-properties fo:margin-left="0cm" fo:margin-right="0cm" fo:line-height="100%" text:enable-numbering="true" fo:text-indent="0cm"/>
    </style:style>
    <style:style style:name="P41" style:family="paragraph">
      <style:paragraph-properties fo:margin-left="0cm" fo:margin-right="0cm" fo:line-height="100%" text:enable-numbering="true" fo:text-indent="0cm" style:writing-mode="lr-tb"/>
    </style:style>
    <style:style style:name="P42" style:family="paragraph">
      <style:paragraph-properties fo:margin-left="0cm" fo:margin-right="0cm" fo:margin-top="0.158cm" fo:margin-bottom="0cm" fo:line-height="100%" text:enable-numbering="false" fo:text-indent="0cm" style:punctuation-wrap="hanging" style:line-break="strict"/>
    </style:style>
    <style:style style:name="P43" style:family="paragraph">
      <style:paragraph-properties fo:margin-left="0.952cm" fo:margin-right="0cm" text:enable-numbering="false" fo:text-indent="-0.952cm"/>
    </style:style>
    <style:style style:name="P44" style:family="paragraph">
      <style:paragraph-properties fo:margin-left="0cm" fo:margin-right="0cm" fo:text-indent="0cm" style:text-autospace="none" style:writing-mode="lr-tb"/>
      <style:text-properties fo:font-family="Arial" style:font-family-generic="swiss" style:font-pitch="variable" fo:font-size="18pt" style:font-family-asian="Monospace" style:font-pitch-asian="fixed" style:font-size-asian="18pt" style:font-family-complex="Monospace" style:font-pitch-complex="fixed" style:font-size-complex="18pt"/>
    </style:style>
    <style:style style:name="T1" style:family="text">
      <style:text-properties fo:color="#1e481f" fo:font-size="36pt" style:font-size-asian="36pt" style:font-size-complex="36pt"/>
    </style:style>
    <style:style style:name="T2" style:family="text">
      <style:text-properties fo:font-size="13pt" fo:language="en" fo:country="US" style:font-size-asian="13pt" style:font-size-complex="13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font-family="Arial" style:font-family-generic="modern" style:font-pitch="variable"/>
    </style:style>
    <style:style style:name="T6" style:family="text">
      <style:text-properties fo:font-family="Arial" style:font-family-generic="modern" style:font-pitch="variable" fo:font-size="20pt" style:font-size-asian="20pt" style:font-size-complex="20pt"/>
    </style:style>
    <style:style style:name="T7" style:family="text">
      <style:text-properties fo:color="#ffffff" fo:font-family="Arial" style:font-family-generic="modern" style:font-pitch="variable"/>
    </style:style>
    <style:style style:name="T8" style:family="text">
      <style:text-properties fo:color="#ffffff" fo:font-family="Arial" style:font-family-generic="modern" style:font-pitch="variable" fo:language="en" fo:country="US"/>
    </style:style>
    <style:style style:name="T9" style:family="text">
      <style:text-properties fo:font-family="Arial" style:font-family-generic="modern" style:font-pitch="variable" fo:language="en" fo:country="US"/>
    </style:style>
    <style:style style:name="T10" style:family="text">
      <style:text-properties fo:color="#3f7f7f" fo:font-family="Arial" style:font-family-generic="modern" style:font-pitch="variable" fo:font-size="20pt" fo:language="en" fo:country="US" style:font-size-asian="20pt" style:font-size-complex="20pt"/>
    </style:style>
    <style:style style:name="T11" style:family="text">
      <style:text-properties fo:font-family="Arial" style:font-family-generic="modern" style:font-pitch="variable" fo:font-size="20pt" fo:language="en" fo:country="US" style:font-size-asian="20pt" style:font-size-complex="20pt"/>
    </style:style>
    <style:style style:name="T12" style:family="text">
      <style:text-properties fo:color="#008080" fo:font-family="Arial" style:font-family-generic="swiss" style:font-pitch="variable" fo:font-size="18pt" fo:language="en" fo:country="US" style:font-family-asian="Monospace" style:font-pitch-asian="fixed" style:font-size-asian="18pt" style:font-family-complex="Monospace" style:font-pitch-complex="fixed" style:font-size-complex="18pt"/>
    </style:style>
    <style:style style:name="T13" style:family="text">
      <style:text-properties fo:color="#2a00ff" fo:font-family="Arial" style:font-family-generic="swiss" style:font-pitch="variable" fo:font-size="18pt" fo:language="en" fo:country="US" style:font-family-asian="Monospace" style:font-pitch-asian="fixed" style:font-size-asian="18pt" style:font-family-complex="Monospace" style:font-pitch-complex="fixed" style:font-size-complex="18pt"/>
    </style:style>
    <style:style style:name="T14" style:family="text">
      <style:text-properties fo:color="#3f7f7f" fo:font-family="Arial" style:font-family-generic="swiss" style:font-pitch="variable" fo:font-size="18pt" fo:language="en" fo:country="US" style:font-family-asian="Monospace" style:font-pitch-asian="fixed" style:font-size-asian="18pt" style:font-family-complex="Monospace" style:font-pitch-complex="fixed" style:font-size-complex="18pt"/>
    </style:style>
    <style:style style:name="T15" style:family="text">
      <style:text-properties fo:color="#7f007f" fo:font-family="Arial" style:font-family-generic="swiss" style:font-pitch="variable" fo:font-size="18pt" fo:language="en" fo:country="US" style:font-family-asian="Monospace" style:font-pitch-asian="fixed" style:font-size-asian="18pt" style:font-family-complex="Monospace" style:font-pitch-complex="fixed" style:font-size-complex="18pt"/>
    </style:style>
    <style:style style:name="T16" style:family="text">
      <style:text-properties fo:color="#000000" fo:font-family="Arial" style:font-family-generic="swiss" style:font-pitch="variable" fo:font-size="18pt" fo:language="en" fo:country="US" style:font-family-asian="Monospace" style:font-pitch-asian="fixed" style:font-size-asian="18pt" style:font-family-complex="Monospace" style:font-pitch-complex="fixed" style:font-size-complex="18pt"/>
    </style:style>
    <style:style style:name="T17" style:family="text">
      <style:text-properties fo:color="#2a00ff" fo:font-family="Arial" style:font-family-generic="swiss" style:font-pitch="variable" fo:font-size="18pt" fo:language="en" fo:country="US" style:font-family-asian="Monospace" style:font-pitch-asian="fixed" style:font-size-asian="18pt" style:font-family-complex="Monospace" style:font-pitch-complex="fixed" style:font-size-complex="18pt"/>
    </style:style>
    <style:style style:name="T18" style:family="text">
      <style:text-properties fo:color="#7f007f" fo:font-family="Arial" style:font-family-generic="swiss" style:font-pitch="variable" fo:font-size="18pt" fo:language="en" fo:country="US" style:font-family-asian="Monospace" style:font-pitch-asian="fixed" style:font-size-asian="18pt" style:font-family-complex="Monospace" style:font-pitch-complex="fixed" style:font-size-complex="18pt"/>
    </style:style>
    <style:style style:name="T19" style:family="text">
      <style:text-properties fo:color="#000000" fo:font-family="Arial" style:font-family-generic="swiss" style:font-pitch="variable" fo:font-size="18pt" fo:language="en" fo:country="US" style:font-family-asian="Monospace" style:font-pitch-asian="fixed" style:font-size-asian="18pt" style:font-family-complex="Monospace" style:font-pitch-complex="fixed" style:font-size-complex="18pt"/>
    </style:style>
    <style:style style:name="T20" style:family="text">
      <style:text-properties fo:color="#008080" fo:font-family="Arial" style:font-family-generic="swiss" style:font-pitch="variable" fo:font-size="18pt" fo:language="en" fo:country="US" style:font-family-asian="Monospace" style:font-pitch-asian="fixed" style:font-size-asian="18pt" style:font-family-complex="Monospace" style:font-pitch-complex="fixed" style:font-size-complex="18pt"/>
    </style:style>
    <style:style style:name="T21" style:family="text">
      <style:text-properties fo:font-family="Arial" style:font-family-generic="modern" style:font-pitch="variable" fo:font-size="18pt" style:font-size-asian="18pt" style:font-size-complex="18pt"/>
    </style:style>
    <style:style style:name="T22" style:family="text">
      <style:text-properties fo:color="#3f7f7f" fo:font-family="Arial" style:font-family-generic="swiss" style:font-pitch="variable" fo:font-size="18pt" fo:language="en" fo:country="US" style:font-family-asian="Monospace" style:font-pitch-asian="fixed" style:font-size-asian="18pt" style:font-family-complex="Monospace" style:font-pitch-complex="fixed" style:font-size-complex="18pt"/>
    </style:style>
    <style:style style:name="T23" style:family="text">
      <style:text-properties fo:color="#7f0055" fo:font-family="Arial" style:font-family-generic="modern" style:font-pitch="variable" fo:font-size="20pt" fo:language="en" fo:country="US" style:font-size-asian="20pt" style:font-size-complex="20pt"/>
    </style:style>
    <style:style style:name="T24" style:family="text">
      <style:text-properties fo:color="#0000c0" fo:font-family="Arial" style:font-family-generic="modern" style:font-pitch="variable" fo:font-size="20pt" fo:language="en" fo:country="US" style:font-size-asian="20pt" style:font-size-complex="20pt"/>
    </style:style>
    <style:style style:name="T25" style:family="text">
      <style:text-properties fo:color="#008080" fo:font-family="Arial" style:font-family-generic="swiss" style:font-pitch="variable" fo:font-size="20pt" fo:language="en" fo:country="US" style:font-family-asian="Monospace" style:font-pitch-asian="fixed" style:font-size-asian="20pt" style:font-family-complex="Monospace" style:font-pitch-complex="fixed" style:font-size-complex="20pt"/>
    </style:style>
    <style:style style:name="T26" style:family="text">
      <style:text-properties fo:color="#3f7f7f" fo:font-family="Arial" style:font-family-generic="swiss" style:font-pitch="variable" fo:font-size="20pt" fo:language="en" fo:country="US" style:font-family-asian="Monospace" style:font-pitch-asian="fixed" style:font-size-asian="20pt" style:font-family-complex="Monospace" style:font-pitch-complex="fixed" style:font-size-complex="20pt"/>
    </style:style>
    <style:style style:name="T27" style:family="text">
      <style:text-properties fo:color="#000000" fo:font-family="Arial" style:font-family-generic="swiss" style:font-pitch="variable" fo:font-size="20pt" fo:language="en" fo:country="US" style:font-family-asian="Monospace" style:font-pitch-asian="fixed" style:font-size-asian="20pt" style:font-family-complex="Monospace" style:font-pitch-complex="fixed" style:font-size-complex="20pt"/>
    </style:style>
    <style:style style:name="T28" style:family="text">
      <style:text-properties fo:color="#008080" style:text-outline="false" style:text-line-through-style="none" style:text-position="0% 100%" fo:font-family="Arial" style:font-family-generic="swiss" style:font-pitch="variable" fo:font-size="20pt" fo:language="en" fo:country="US" fo:font-style="normal" fo:text-shadow="none" style:text-underline-style="none" fo:font-weight="normal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/>
    </style:style>
    <style:style style:name="T29" style:family="text">
      <style:text-properties fo:color="#3f7f7f" style:text-outline="false" style:text-line-through-style="none" style:text-position="0% 100%" fo:font-family="Arial" style:font-family-generic="swiss" style:font-pitch="variable" fo:font-size="20pt" fo:language="en" fo:country="US" fo:font-style="normal" fo:text-shadow="none" style:text-underline-style="none" fo:font-weight="normal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/>
    </style:style>
    <style:style style:name="T30" style:family="text">
      <style:text-properties fo:color="#7f007f" style:text-outline="false" style:text-line-through-style="none" style:text-position="0% 100%" fo:font-family="Arial" style:font-family-generic="swiss" style:font-pitch="variable" fo:font-size="20pt" fo:language="en" fo:country="US" fo:font-style="normal" fo:text-shadow="none" style:text-underline-style="none" fo:font-weight="normal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/>
    </style:style>
    <style:style style:name="T31" style:family="text">
      <style:text-properties fo:color="#000000" style:text-outline="false" style:text-line-through-style="none" style:text-position="0% 100%" fo:font-family="Arial" style:font-family-generic="swiss" style:font-pitch="variable" fo:font-size="20pt" fo:language="en" fo:country="US" fo:font-style="normal" fo:text-shadow="none" style:text-underline-style="none" fo:font-weight="normal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/>
    </style:style>
    <style:style style:name="T32" style:family="text">
      <style:text-properties fo:color="#2a00ff" style:text-outline="false" style:text-line-through-style="none" style:text-position="0% 100%" fo:font-family="Arial" style:font-family-generic="swiss" style:font-pitch="variable" fo:font-size="20pt" fo:language="en" fo:country="US" fo:font-style="normal" fo:text-shadow="none" style:text-underline-style="none" fo:font-weight="normal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/>
    </style:style>
    <style:style style:name="T33" style:family="text">
      <style:text-properties fo:font-size="28pt" fo:language="en" fo:country="US" style:font-size-asian="28pt" style:font-size-complex="28pt"/>
    </style:style>
    <style:style style:name="T34" style:family="text">
      <style:text-properties fo:font-family="Arial" style:font-family-generic="modern" style:font-pitch="variable" fo:font-size="28pt" fo:language="en" fo:country="US" style:font-size-asian="28pt" style:font-size-complex="28pt"/>
    </style:style>
    <style:style style:name="T35" style:family="text">
      <style:text-properties fo:color="#7f007f" fo:font-family="Arial" style:font-family-generic="swiss" style:font-pitch="variable" fo:font-size="20pt" fo:language="en" fo:country="US" style:font-family-asian="Monospace" style:font-pitch-asian="fixed" style:font-size-asian="20pt" style:font-family-complex="Monospace" style:font-pitch-complex="fixed" style:font-size-complex="20pt"/>
    </style:style>
    <style:style style:name="T36" style:family="text">
      <style:text-properties fo:color="#2a00ff" fo:font-family="Arial" style:font-family-generic="swiss" style:font-pitch="variable" fo:font-size="20pt" fo:language="en" fo:country="US" style:font-family-asian="Monospace" style:font-pitch-asian="fixed" style:font-size-asian="20pt" style:font-family-complex="Monospace" style:font-pitch-complex="fixed" style:font-size-complex="20pt"/>
    </style:style>
    <style:style style:name="T37" style:family="text">
      <style:text-properties fo:color="#0000c0" fo:language="en" fo:country="US"/>
    </style:style>
    <style:style style:name="T38" style:family="text">
      <style:text-properties fo:color="#427531" fo:font-family="Arial" style:font-family-generic="modern" style:font-pitch="variable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color="#bf5f3f" style:text-outline="false" style:text-line-through-style="none" style:text-position="0% 100%" fo:font-family="Arial" style:font-family-generic="swiss" style:font-pitch="variable" fo:font-size="20pt" fo:language="en" fo:country="US" fo:font-style="normal" fo:text-shadow="none" style:text-underline-style="none" fo:font-weight="normal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/>
    </style:style>
    <style:style style:name="T41" style:family="text">
      <style:text-properties fo:font-family="Arial" style:font-family-generic="modern" style:font-pitch="variable" fo:font-size="18pt" fo:language="en" fo:country="US" style:font-size-asian="18pt" style:font-size-complex="18pt"/>
    </style:style>
    <style:style style:name="T42" style:family="text">
      <style:text-properties fo:font-family="Arial" style:font-family-generic="modern" style:font-pitch="variable" fo:font-size="18pt" fo:language="en" fo:country="US" fo:font-style="italic" style:font-size-asian="18pt" style:font-style-asian="italic" style:font-size-complex="18pt" style:font-style-complex="italic"/>
    </style:style>
    <style:style style:name="T43" style:family="text">
      <style:text-properties fo:color="#7f0055" style:text-outline="false" style:text-line-through-style="none" style:text-position="0% 100%" fo:font-family="Arial" style:font-family-generic="swiss" style:font-pitch="variable" fo:font-size="20pt" fo:language="en" fo:country="US" fo:font-style="normal" fo:text-shadow="none" style:text-underline-style="none" fo:font-weight="bold" style:font-family-asian="Monospace" style:font-size-asian="20pt" style:font-style-asian="normal" style:font-weight-asian="bold" style:font-family-complex="Monospace" style:font-size-complex="20pt" style:font-style-complex="normal" style:font-weight-complex="bold" style:text-emphasize="none" style:font-relief="none"/>
    </style:style>
    <style:style style:name="T44" style:family="text">
      <style:text-properties fo:color="#000000" style:text-outline="false" style:text-line-through-style="none" style:text-position="0% 100%" fo:font-family="Arial" style:font-family-generic="swiss" style:font-pitch="variable" fo:font-size="20pt" fo:language="en" fo:country="US" fo:font-style="normal" fo:text-shadow="none" style:text-underline-style="none" fo:font-weight="bold" style:font-family-asian="Monospace" style:font-size-asian="20pt" style:font-style-asian="normal" style:font-weight-asian="bold" style:font-family-complex="Monospace" style:font-size-complex="20pt" style:font-style-complex="normal" style:font-weight-complex="bold" style:text-emphasize="none" style:font-relief="none"/>
    </style:style>
    <style:style style:name="T45" style:family="text">
      <style:text-properties fo:color="#7f0055" fo:font-family="Arial" style:font-family-generic="swiss" style:font-pitch="variable" fo:font-size="20pt" fo:language="en" fo:country="US" fo:font-weight="bold" style:font-family-asian="Monospace" style:font-pitch-asian="fixed" style:font-size-asian="20pt" style:font-weight-asian="bold" style:font-family-complex="Monospace" style:font-pitch-complex="fixed" style:font-size-complex="20pt" style:font-weight-complex="bold"/>
    </style:style>
    <style:style style:name="T46" style:family="text">
      <style:text-properties fo:color="#646464" fo:font-family="Arial" style:font-family-generic="swiss" style:font-pitch="variable" fo:font-size="20pt" fo:language="en" fo:country="US" style:font-family-asian="Monospace" style:font-pitch-asian="fixed" style:font-size-asian="20pt" style:font-family-complex="Monospace" style:font-pitch-complex="fixed" style:font-size-complex="20pt"/>
    </style:style>
    <style:style style:name="T47" style:family="text">
      <style:text-properties fo:font-size="28pt" style:font-size-asian="28pt" style:font-size-complex="28pt"/>
    </style:style>
    <style:style style:name="T48" style:family="text">
      <style:text-properties fo:language="en" fo:country="US" fo:font-style="italic" style:font-style-asian="italic" style:font-style-complex="italic"/>
    </style:style>
    <style:style style:name="T49" style:family="text">
      <style:text-properties fo:color="#47562c" fo:font-family="Arial" style:font-family-generic="swiss" style:font-pitch="variable" fo:font-size="24pt" fo:font-weight="bold" style:font-family-asian="Arial" style:font-family-generic-asian="swiss" style:font-pitch-asian="variable" style:font-weight-asian="bold" style:font-family-complex="Arial" style:font-family-generic-complex="swiss" style:font-pitch-complex="variable" style:font-weight-complex="bold"/>
    </style:style>
    <style:style style:name="T50" style:family="text">
      <style:text-properties fo:font-family="Arial" style:font-family-generic="modern" style:font-pitch="variable" fo:font-size="24pt"/>
    </style:style>
    <style:style style:name="T51" style:family="text">
      <style:text-properties fo:font-family="Arial" style:font-family-generic="modern" style:font-pitch="variable" fo:font-size="24pt" fo:language="en" fo:country="US"/>
    </style:style>
    <style:style style:name="T52" style:family="text">
      <style:text-properties fo:color="#ffffff" fo:font-family="Arial" style:font-family-generic="modern" style:font-pitch="variable" fo:font-size="24pt"/>
    </style:style>
    <style:style style:name="T53" style:family="text">
      <style:text-properties fo:color="#ffffff" fo:font-family="Arial" style:font-family-generic="modern" style:font-pitch="variable" fo:font-size="24pt" fo:language="en" fo:country="US" style:font-family-asian="Arial" style:font-family-generic-asian="swiss" style:font-pitch-asian="variable" style:font-family-complex="Arial" style:font-family-generic-complex="swiss" style:font-pitch-complex="variable"/>
    </style:style>
    <style:style style:name="T54" style:family="text">
      <style:text-properties fo:color="#ffffff" fo:font-family="Arial" style:font-family-generic="swiss" style:font-pitch="variable" fo:font-size="24pt" fo:language="en" fo:country="US" fo:font-weight="bold" style:font-family-asian="Arial" style:font-family-generic-asian="swiss" style:font-pitch-asian="variable" style:font-weight-asian="bold" style:font-family-complex="Arial" style:font-family-generic-complex="swiss" style:font-pitch-complex="variable" style:font-weight-complex="bold"/>
    </style:style>
    <style:style style:name="T55" style:family="text">
      <style:text-properties fo:color="#ffffff" fo:font-family="Arial" style:font-family-generic="modern" style:font-pitch="variable" fo:font-size="20pt" fo:language="en" fo:country="US" style:font-size-asian="20pt" style:font-size-complex="20pt"/>
    </style:style>
    <style:style style:name="T56" style:family="text">
      <style:text-properties fo:font-family="Arial" style:font-family-generic="modern" style:font-pitch="variable" fo:font-size="16pt" style:font-size-asian="16pt" style:font-size-complex="16pt"/>
    </style:style>
    <style:style style:name="T57" style:family="text">
      <style:text-properties fo:color="#427531" fo:font-family="Arial" style:font-family-generic="modern" style:font-pitch="variable" fo:font-size="16pt" fo:font-weight="bold" style:font-size-asian="16pt" style:font-weight-asian="bold" style:font-size-complex="16pt" style:font-weight-complex="bold"/>
    </style:style>
    <style:style style:name="T58" style:family="text">
      <style:text-properties fo:color="#ff0000" fo:font-family="Arial" style:font-family-generic="modern" style:font-pitch="variable" fo:font-size="16pt" fo:font-weight="bold" style:font-size-asian="16pt" style:font-weight-asian="bold" style:font-size-complex="16pt" style:font-weight-complex="bold"/>
    </style:style>
    <style:style style:name="T59" style:family="text">
      <style:text-properties fo:color="#ff0000" fo:font-family="Arial" style:font-family-generic="modern" style:font-pitch="variable" fo:font-size="88pt" fo:font-weight="bold" style:font-size-asian="88pt" style:font-weight-asian="bold" style:font-size-complex="88pt" style:font-weight-complex="bold"/>
    </style:style>
    <style:style style:name="T60" style:family="text">
      <style:text-properties fo:font-family="Arial" style:font-family-generic="modern" style:font-pitch="variable" fo:font-size="22pt" style:font-size-asian="22pt" style:font-size-complex="22pt"/>
    </style:style>
    <style:style style:name="T61" style:family="text">
      <style:text-properties fo:font-family="Arial" style:font-family-generic="modern" style:font-pitch="variable" fo:font-size="16pt" fo:language="en" fo:country="US" style:font-size-asian="16pt" style:font-size-complex="16pt"/>
    </style:style>
    <style:style style:name="T62" style:family="text">
      <style:text-properties fo:color="#427531" fo:font-family="Arial" style:font-family-generic="modern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63" style:family="text">
      <style:text-properties fo:color="#427531" fo:font-family="Arial" style:font-family-generic="modern" style:font-pitch="variable" fo:font-size="16pt" fo:language="en" fo:country="US" style:font-size-asian="16pt" style:font-size-complex="16pt"/>
    </style:style>
    <style:style style:name="T64" style:family="text">
      <style:text-properties fo:color="#ff0000" fo:font-family="Arial" style:font-family-generic="modern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65" style:family="text">
      <style:text-properties fo:color="#ff0000" fo:font-family="Arial" style:font-family-generic="modern" style:font-pitch="variable" fo:font-size="16pt" fo:language="en" fo:country="US" style:font-size-asian="16pt" style:font-size-complex="16pt"/>
    </style:style>
    <style:style style:name="T66" style:family="text">
      <style:text-properties fo:color="#ff0000" fo:font-family="Arial" style:font-family-generic="modern" style:font-pitch="variable" fo:font-size="20pt" fo:font-weight="bold" style:font-size-asian="20pt" style:font-weight-asian="bold" style:font-size-complex="20pt" style:font-weight-complex="bold"/>
    </style:style>
    <style:style style:name="T67" style:family="text">
      <style:text-properties fo:color="#ff0000" fo:font-family="Arial" style:font-family-generic="modern" style:font-pitch="variable" fo:font-size="80pt" fo:font-weight="bold" style:font-size-asian="80pt" style:font-weight-asian="bold" style:font-size-complex="80pt" style:font-weight-complex="bold"/>
    </style:style>
    <style:style style:name="T68" style:family="text">
      <style:text-properties fo:color="#000000" fo:font-family="Arial" style:font-family-generic="modern" style:font-pitch="variable" fo:font-size="16pt" fo:font-weight="bold" style:font-size-asian="16pt" style:font-weight-asian="bold" style:font-size-complex="16pt" style:font-weight-complex="bold"/>
    </style:style>
    <style:style style:name="T69" style:family="text">
      <style:text-properties fo:color="#000000" fo:font-family="Verdana" style:font-family-generic="swiss" style:font-pitch="variable" fo:font-size="18pt" fo:font-weight="bold" style:font-family-asian="'ＭＳ Ｐゴシック'" style:font-family-generic-asian="modern" style:font-pitch-asian="variable" style:font-size-asian="18pt" style:font-weight-asian="bold" style:font-family-complex="'ＭＳ Ｐゴシック'" style:font-family-generic-complex="modern" style:font-pitch-complex="variable" style:font-size-complex="18pt" style:font-weight-complex="bold"/>
    </style:style>
    <style:style style:name="T70" style:family="text">
      <style:text-properties fo:color="#000000" fo:font-family="Verdana" style:font-family-generic="swiss" style:font-pitch="variable" fo:font-size="18pt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71" style:family="text">
      <style:text-properties fo:color="#000000" fo:font-family="Verdana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72" style:family="text">
      <style:text-properties fo:color="#7f007f" fo:font-family="Arial" style:font-family-generic="swiss" style:font-pitch="variable" fo:font-size="18pt" fo:language="en" fo:country="US" fo:font-weight="bold" style:font-family-asian="Monospace" style:font-pitch-asian="fixed" style:font-size-asian="18pt" style:font-weight-asian="bold" style:font-family-complex="Monospace" style:font-pitch-complex="fixed" style:font-size-complex="18pt" style:font-weight-complex="bold"/>
    </style:style>
    <style:style style:name="T73" style:family="text">
      <style:text-properties fo:color="#7f0055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bold" style:font-family-asian="Monospace" style:font-pitch-asian="fixed" style:font-size-asian="18pt" style:font-style-asian="normal" style:font-weight-asian="bold" style:font-family-complex="Monospace" style:font-pitch-complex="fixed" style:font-size-complex="18pt" style:font-style-complex="normal" style:font-weight-complex="bold" style:text-emphasize="none" style:font-relief="none"/>
    </style:style>
    <style:style style:name="T74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style:font-family-asian="Monospace" style:font-pitch-asian="fixed" style:font-size-asian="18pt" style:font-style-asian="normal" style:font-family-complex="Monospace" style:font-pitch-complex="fixed" style:font-size-complex="18pt" style:font-style-complex="normal" style:text-emphasize="none" style:font-relief="none"/>
    </style:style>
    <style:style style:name="T75" style:family="text">
      <style:text-properties fo:color="#000000" style:text-outline="false" style:text-line-through-style="none" style:text-position="0% 100%" fo:font-family="Arial" style:font-family-generic="swiss" style:font-pitch="variable" fo:font-size="18pt" fo:language="en" fo:country="US" fo:font-style="normal" fo:text-shadow="none" style:text-underline-style="none" fo:font-weight="normal" style:font-family-asian="Monospace" style:font-pitch-asian="fixed" style:font-size-asian="18pt" style:font-style-asian="normal" style:font-weight-asian="normal" style:font-family-complex="Monospace" style:font-pitch-complex="fixed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•">
        <style:text-properties fo:font-family="Verdana" style:font-family-generic="swiss" style:font-pitch="variable" fo:color="#1e48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Times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Arial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7">
      <text:list-level-style-bullet text:level="1" text:bullet-char="•">
        <style:text-properties fo:font-family="Arial" style:font-family-generic="modern" style:font-pitch="variable" fo:color="#427531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8">
      <text:list-level-style-bullet text:level="1" text:bullet-char="•">
        <style:text-properties fo:font-family="Arial" style:font-family-generic="modern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</office:automatic-styles>
  <office:body>
    <office:presentation>
      <draw:page draw:name="Web Application Security with Spring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345cm" svg:x="1.826cm" svg:y="5.683cm" presentation:class="title" presentation:user-transformed="true">
          <draw:text-box>
            <text:p text:style-name="P1"><text:span text:style-name="T1">Web Application Security with Spring</text:span></text:p>
          </draw:text-box>
        </draw:frame>
        <draw:frame presentation:style-name="pr2" draw:text-style-name="P2" draw:layer="layout" svg:width="17.78cm" svg:height="4.87cm" svg:x="3.625cm" svg:y="8.46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Addressing Common Web Application Security Requirements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"/>
          <draw:frame presentation:style-name="pr3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Topics in this Session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High-Level Security Overview</text:p>
              </text:list-item>
            </text:list>
            <text:list text:style-name="L4">
              <text:list-item>
                <text:p text:style-name="P8">Motivations of Spring Security</text:p>
              </text:list-item>
            </text:list>
            <text:list text:style-name="L4">
              <text:list-item>
                <text:p text:style-name="P8">Spring Security in a Web Environment</text:p>
              </text:list-item>
            </text:list>
            <text:list text:style-name="L4">
              <text:list-item>
                <text:p text:style-name="P8">Configuring Web Authentication</text:p>
              </text:list-item>
            </text:list>
            <text:list text:style-name="L4">
              <text:list-item>
                <text:p text:style-name="P8">Configuring Web Authorization</text:p>
              </text:list-item>
            </text:list>
            <text:list text:style-name="L4">
              <text:list-item>
                <text:p text:style-name="P8">Using Spring Security's Tag Libraries</text:p>
              </text:list-item>
            </text:list>
            <text:list text:style-name="L4">
              <text:list-item>
                <text:p text:style-name="P8">Method security</text:p>
              </text:list-item>
            </text:list>
            <text:list text:style-name="L4">
              <text:list-item>
                <text:p text:style-name="P8">Advanced security: working with filters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"/>
          <draw:frame presentation:style-name="pr6" draw:text-style-name="P6" draw:layer="layout" svg:width="14.904cm" svg:height="12.027cm" svg:x="2.708cm" svg:y="12.668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">High-Level Security Overview</text:span></text:p>
              </text:list-item>
            </text:list>
            <text:list text:style-name="L4">
              <text:list-item>
                <text:p text:style-name="P8">Motivations of Spring Security</text:p>
              </text:list-item>
            </text:list>
            <text:list text:style-name="L4">
              <text:list-item>
                <text:p text:style-name="P8">Spring Security in a Web Environment</text:p>
              </text:list-item>
            </text:list>
            <text:list text:style-name="L4">
              <text:list-item>
                <text:p text:style-name="P8">Configuring Web Authentication</text:p>
              </text:list-item>
            </text:list>
            <text:list text:style-name="L4">
              <text:list-item>
                <text:p text:style-name="P8">Using Spring Security's Tag Libraries</text:p>
              </text:list-item>
            </text:list>
            <text:list text:style-name="L4">
              <text:list-item>
                <text:p text:style-name="P8">Method security</text:p>
              </text:list-item>
            </text:list>
            <text:list text:style-name="L4">
              <text:list-item>
                <text:p text:style-name="P8">Advanced security: working with filters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Security Concepts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Security Concepts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Principal</text:p>
              </text:list-item>
            </text:list>
            <text:list text:style-name="L4">
              <text:list-item>
                <text:list>
                  <text:list-item>
                    <text:p text:style-name="P10">User, device or system that performs an action</text:p>
                  </text:list-item>
                </text:list>
              </text:list-item>
            </text:list>
            <text:list text:style-name="L4">
              <text:list-item>
                <text:p text:style-name="P8">Authentication</text:p>
              </text:list-item>
            </text:list>
            <text:list text:style-name="L4">
              <text:list-item>
                <text:list>
                  <text:list-item>
                    <text:p text:style-name="P10">Establishing that a principal’s credentials are valid</text:p>
                  </text:list-item>
                </text:list>
              </text:list-item>
            </text:list>
            <text:list text:style-name="L4">
              <text:list-item>
                <text:p text:style-name="P8">Authorization</text:p>
              </text:list-item>
            </text:list>
            <text:list text:style-name="L4">
              <text:list-item>
                <text:list>
                  <text:list-item>
                    <text:p text:style-name="P10">Deciding if a principal is allowed to perform an action</text:p>
                  </text:list-item>
                </text:list>
              </text:list-item>
            </text:list>
            <text:list text:style-name="L4">
              <text:list-item>
                <text:p text:style-name="P11">Secured item</text:p>
              </text:list-item>
            </text:list>
            <text:list text:style-name="L4">
              <text:list-item>
                <text:list>
                  <text:list-item>
                    <text:p text:style-name="P12">Resource that is being secured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4"/>
          <draw:frame presentation:style-name="pr8" draw:text-style-name="P2" draw:layer="layout" svg:width="14.904cm" svg:height="12cm" svg:x="2.708cm" svg:y="12.668cm" presentation:class="notes" presentation:user-transformed="true">
            <draw:text-box>
              <text:p text:style-name="P13"><text:span text:style-name="T4">Add Securable item here!</text:span></text:p>
            </draw:text-box>
          </draw:frame>
        </presentation:notes>
      </draw:page>
      <draw:page draw:name="Authentication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Authentication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There are many authentication mechanisms</text:p>
              </text:list-item>
            </text:list>
            <text:list text:style-name="L4">
              <text:list-item>
                <text:list>
                  <text:list-item>
                    <text:p text:style-name="P10">e.g. basic, digest, form, X.509</text:p>
                  </text:list-item>
                </text:list>
              </text:list-item>
            </text:list>
            <text:list text:style-name="L4">
              <text:list-item>
                <text:p text:style-name="P8">There are many storage options for credential and authority information</text:p>
              </text:list-item>
            </text:list>
            <text:list text:style-name="L4">
              <text:list-item>
                <text:list>
                  <text:list-item>
                    <text:p text:style-name="P10">e.g. Database, LDAP, in-memory (developme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5" presentation:class="page"/>
          <draw:frame presentation:style-name="pr9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Authorization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Authorization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Authorization depends on authentication</text:p>
              </text:list-item>
            </text:list>
            <text:list text:style-name="L4">
              <text:list-item>
                <text:list>
                  <text:list-item>
                    <text:p text:style-name="P10">Before deciding if a user can perform an action, user identity must be established</text:p>
                  </text:list-item>
                </text:list>
              </text:list-item>
            </text:list>
            <text:list text:style-name="L4">
              <text:list-item>
                <text:p text:style-name="P8">The decision process is often based on roles</text:p>
              </text:list-item>
            </text:list>
            <text:list text:style-name="L4">
              <text:list-item>
                <text:list>
                  <text:list-item>
                    <text:p text:style-name="P10">ADMIN can cancel orde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MEMBER can place orde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GUEST can browse the cata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6" presentation:class="page"/>
          <draw:frame presentation:style-name="pr9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High-Level Security Overview</text:p>
              </text:list-item>
            </text:list>
            <text:list text:style-name="L4">
              <text:list-item>
                <text:p text:style-name="P8"><text:span text:style-name="T3">Motivations of Spring Security</text:span></text:p>
              </text:list-item>
            </text:list>
            <text:list text:style-name="L4">
              <text:list-item>
                <text:p text:style-name="P8">Spring Security in a Web Environment</text:p>
              </text:list-item>
            </text:list>
            <text:list text:style-name="L4">
              <text:list-item>
                <text:p text:style-name="P8">Configuring Web Authentication</text:p>
              </text:list-item>
            </text:list>
            <text:list text:style-name="L4">
              <text:list-item>
                <text:p text:style-name="P8">Using Spring Security's Tag Libraries</text:p>
              </text:list-item>
            </text:list>
            <text:list text:style-name="L4">
              <text:list-item>
                <text:p text:style-name="P8">Method security</text:p>
              </text:list-item>
            </text:list>
            <text:list text:style-name="L4">
              <text:list-item>
                <text:p text:style-name="P8">Advanced security: working with filters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7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Motivations: Portability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Motivations: Portability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Servlet-Spec security is not portable</text:p>
              </text:list-item>
            </text:list>
            <text:list text:style-name="L4">
              <text:list-item>
                <text:list>
                  <text:list-item>
                    <text:p text:style-name="P10">Requires container specific adapters and role mappings</text:p>
                  </text:list-item>
                </text:list>
              </text:list-item>
            </text:list>
            <text:list text:style-name="L4">
              <text:list-item>
                <text:p text:style-name="P8">Spring Security is portable across containers</text:p>
              </text:list-item>
            </text:list>
            <text:list text:style-name="L4">
              <text:list-item>
                <text:list>
                  <text:list-item>
                    <text:p text:style-name="P10">Secured archive (e.g. WAR) can be deployed as-i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Also runs in standalone environ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8" presentation:class="page"/>
          <draw:frame presentation:style-name="pr9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Motivations: Flexibility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Motivations: Flexibility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4">Supports all common authentication mechanism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4">Basic, Form, X.509, Cookies, Single-Sign-On, etc.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4">Provides configurable storage options for user details (credentials and authorities)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4">RDBMS, LDAP, Properties file, custom DAOs, etc.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4">Uses Spring for configuration</text:span></text:p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9" presentation:class="page"/>
          <draw:frame presentation:style-name="pr9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Motivations: Extensibility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Motivations: Extensibility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Security requirements often require customization</text:p>
              </text:list-item>
            </text:list>
            <text:list text:style-name="L4">
              <text:list-item>
                <text:p text:style-name="P8">With Spring Security, all of the following are extensible</text:p>
              </text:list-item>
            </text:list>
            <text:list text:style-name="L4">
              <text:list-item>
                <text:list>
                  <text:list-item>
                    <text:p text:style-name="P10">How a principal is define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Where authentication information is store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How authorization decisions are mad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Where security constraints are sto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10" presentation:class="page"/>
          <draw:frame presentation:style-name="pr9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Motivations: Separation of Concerns" draw:style-name="dp1" draw:master-page-name="Default">
        <office:forms form:automatic-focus="false" form:apply-design-mode="false"/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Motivations: Separation of Concerns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Business logic is decoupled from security concerns</text:p>
              </text:list-item>
            </text:list>
            <text:list text:style-name="L4">
              <text:list-item>
                <text:list>
                  <text:list-item>
                    <text:p text:style-name="P10">Leverages Servlet Filters and Spring AOP for an interceptor-based approach</text:p>
                  </text:list-item>
                </text:list>
              </text:list-item>
            </text:list>
            <text:list text:style-name="L4">
              <text:list-item>
                <text:p text:style-name="P8">Authentication and Authorization are decoupled</text:p>
              </text:list-item>
            </text:list>
            <text:list text:style-name="L4">
              <text:list-item>
                <text:list>
                  <text:list-item>
                    <text:p text:style-name="P10">Changes to the authentication process have no impact on authoriz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11" presentation:class="page"/>
          <draw:frame presentation:style-name="pr9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Motivations: Consistency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Motivations: Consistency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The goal of authentication is always the same regardless of the mechanism</text:p>
              </text:list-item>
            </text:list>
            <text:list text:style-name="L4">
              <text:list-item>
                <text:list>
                  <text:list-item>
                    <text:p text:style-name="P10">Establish a security context with the authenticated principal’s information</text:p>
                  </text:list-item>
                </text:list>
              </text:list-item>
            </text:list>
            <text:list text:style-name="L4">
              <text:list-item>
                <text:p text:style-name="P8">The process of authorization is always the same regardless of resource type</text:p>
              </text:list-item>
            </text:list>
            <text:list text:style-name="L4">
              <text:list-item>
                <text:list>
                  <text:list-item>
                    <text:p text:style-name="P10">Consult the attributes of the secured resourc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Obtain principal information from security contex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Grant or deny ac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12" presentation:class="page"/>
          <draw:frame presentation:style-name="pr9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Spring Security: the Big Picture" draw:style-name="dp1" draw:master-page-name="Default">
        <office:forms form:automatic-focus="false" form:apply-design-mode="false"/>
        <draw:polyline draw:name="Line 51" draw:style-name="gr3" draw:text-style-name="P14" draw:id="id1" draw:layer="layout" svg:width="15.027cm" svg:height="0cm" svg:x="0cm" svg:y="13.123cm" svg:viewBox="0 0 15028 0" draw:points="0,0 15028,0">
          <text:p text:style-name="P6"/>
        </draw:polyline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Spring Security: the Big Picture</text:p>
          </draw:text-box>
        </draw:frame>
        <draw:g draw:name="Group 4" draw:id="id4">
          <draw:custom-shape draw:name="Text Box 5" draw:style-name="gr4" draw:text-style-name="P5" draw:layer="layout" svg:width="8.89cm" svg:height="2.678cm" svg:x="6.35cm" svg:y="11.43cm">
            <text:p text:style-name="P15"><text:span text:style-name="T5">Security Context</text:span></text:p>
            <text:p text:style-name="P16"><text:span text:style-name="T5"/></text:p>
            <draw:enhanced-geometry svg:viewBox="0 0 21600 21600" draw:type="mso-spt202" draw:enhanced-path="M 0 0 L 21600 0 21600 21600 0 21600 0 0 Z N"/>
          </draw:custom-shape>
          <draw:custom-shape draw:name="Rectangle 6" draw:style-name="gr5" draw:text-style-name="P5" draw:layer="layout" svg:width="7.62cm" svg:height="2.117cm" svg:x="6.985cm" svg:y="12.7cm">
            <text:p text:style-name="P17"><text:span text:style-name="T6">Authentication</text:span></text:p>
            <text:p text:style-name="P17"><text:span text:style-name="T6">(Principal + Authorities)</text:span></text:p>
            <draw:enhanced-geometry svg:viewBox="0 0 21600 21600" draw:type="rectangle" draw:enhanced-path="M 0 0 L 21600 0 21600 21600 0 21600 0 0 Z N"/>
          </draw:custom-shape>
        </draw:g>
        <draw:custom-shape draw:name="Rectangle 7" draw:style-name="gr6" draw:text-style-name="P5" draw:layer="layout" svg:width="5.292cm" svg:height="2.329cm" svg:x="19.473cm" svg:y="11.853cm">
          <text:p text:style-name="P17"><text:span text:style-name="T5">Secured</text:span></text:p>
          <text:p text:style-name="P17"><text:span text:style-name="T5">Resource</text:span></text:p>
          <draw:enhanced-geometry svg:viewBox="0 0 21600 21600" draw:type="rectangle" draw:enhanced-path="M 0 0 L 21600 0 21600 21600 0 21600 0 0 Z N"/>
        </draw:custom-shape>
        <draw:g draw:name="Group 8" draw:id="id3">
          <draw:custom-shape draw:name="Rectangle 9" draw:style-name="gr7" draw:text-style-name="P5" draw:layer="layout" svg:width="5.926cm" svg:height="2.328cm" svg:x="0.847cm" svg:y="4.868cm">
            <text:p text:style-name="P17"><text:span text:style-name="T7">Authentication</text:span></text:p>
            <text:p text:style-name="P17"><text:span text:style-name="T7">Manager</text:span></text:p>
            <draw:enhanced-geometry svg:viewBox="0 0 21600 21600" draw:type="rectangle" draw:enhanced-path="M 0 0 L 21600 0 21600 21600 0 21600 0 0 Z N"/>
          </draw:custom-shape>
          <draw:line draw:name="Line 10" draw:style-name="gr8" draw:text-style-name="P14" draw:layer="layout" svg:x1="4.233cm" svg:y1="7.196cm" svg:x2="6.562cm" svg:y2="11.429cm">
            <text:p text:style-name="P6"/>
          </draw:line>
          <draw:custom-shape draw:name="Text Box 11" draw:style-name="gr9" draw:text-style-name="P5" draw:layer="layout" svg:width="3.571cm" svg:height="1.048cm" svg:x="1.085cm" svg:y="7.831cm">
            <text:p text:style-name="P18"><text:span text:style-name="T6">populates</text:span></text:p>
            <draw:enhanced-geometry svg:viewBox="0 0 21600 21600" draw:type="mso-spt202" draw:enhanced-path="M 0 0 L 21600 0 21600 21600 0 21600 0 0 Z N"/>
          </draw:custom-shape>
        </draw:g>
        <draw:custom-shape draw:name="Text Box 12" draw:style-name="gr9" draw:text-style-name="P5" draw:id="id2" draw:layer="layout" svg:width="3.529cm" svg:height="1.835cm" svg:x="1.693cm" svg:y="12.065cm">
          <text:p text:style-name="P18"><text:span text:style-name="T6">thread of</text:span></text:p>
          <text:p text:style-name="P18"><text:span text:style-name="T6">execution</text:span></text:p>
          <draw:enhanced-geometry svg:viewBox="0 0 21600 21600" draw:type="mso-spt202" draw:enhanced-path="M 0 0 L 21600 0 21600 21600 0 21600 0 0 Z N"/>
        </draw:custom-shape>
        <draw:g draw:name="Group 35" draw:id="id7">
          <draw:line draw:name="Line 19" draw:style-name="gr8" draw:text-style-name="P14" draw:layer="layout" svg:x1="16.932cm" svg:y1="6.35cm" svg:x2="13.537cm" svg:y2="11.43cm">
            <text:p text:style-name="P6"/>
          </draw:line>
          <draw:custom-shape draw:name="Text Box 20" draw:style-name="gr9" draw:text-style-name="P5" draw:layer="layout" svg:width="2.784cm" svg:height="1.048cm" svg:x="12.877cm" svg:y="7.62cm">
            <text:p text:style-name="P18"><text:span text:style-name="T6">obtains</text:span></text:p>
            <draw:enhanced-geometry svg:viewBox="0 0 21600 21600" draw:type="mso-spt202" draw:enhanced-path="M 0 0 L 21600 0 21600 21600 0 21600 0 0 Z N"/>
          </draw:custom-shape>
        </draw:g>
        <draw:g draw:name="Group 49" draw:id="id8">
          <draw:custom-shape draw:name="Rectangle 22" draw:style-name="gr7" draw:text-style-name="P5" draw:layer="layout" svg:width="6.35cm" svg:height="2.328cm" svg:x="7.197cm" svg:y="4.868cm">
            <text:p text:style-name="P17"><text:span text:style-name="T8">AccessDecision</text:span></text:p>
            <text:p text:style-name="P17"><text:span text:style-name="T8">Manager</text:span></text:p>
            <draw:enhanced-geometry svg:viewBox="0 0 21600 21600" draw:type="rectangle" draw:enhanced-path="M 0 0 L 21600 0 21600 21600 0 21600 0 0 Z N"/>
          </draw:custom-shape>
          <draw:line draw:name="Line 23" draw:style-name="gr8" draw:text-style-name="P14" draw:layer="layout" svg:x1="16.933cm" svg:y1="6.138cm" svg:x2="13.547cm" svg:y2="6.138cm">
            <text:p text:style-name="P6"/>
          </draw:line>
          <draw:custom-shape draw:name="Text Box 24" draw:style-name="gr9" draw:text-style-name="P5" draw:layer="layout" svg:width="3.571cm" svg:height="1.048cm" svg:x="13.547cm" svg:y="5.035cm">
            <text:p text:style-name="P18"><text:span text:style-name="T6">delegates</text:span></text:p>
            <draw:enhanced-geometry svg:viewBox="0 0 21600 21600" draw:type="mso-spt202" draw:enhanced-path="M 0 0 L 21600 0 21600 21600 0 21600 0 0 Z N"/>
          </draw:custom-shape>
        </draw:g>
        <draw:g draw:name="Group 32">
          <draw:custom-shape draw:name="AutoShape 26" draw:style-name="gr10" draw:text-style-name="P5" draw:layer="layout" svg:width="4.233cm" svg:height="2.116cm" draw:transform="rotate (3.1415926535892) translate (24.764cm 10.327cm)">
            <text:p text:style-name="P17"><text:span text:style-name="T9">Config</text:span></text:p>
            <text:p text:style-name="P17"><text:span text:style-name="T9">Attributes</text:span></text:p>
            <draw:enhanced-geometry draw:text-rotate-angle="-180"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name="Line 27" draw:style-name="gr8" draw:text-style-name="P14" draw:layer="layout" svg:x1="22.86cm" svg:y1="11.006cm" svg:x2="22.86cm" svg:y2="11.852cm">
            <text:p text:style-name="P6"/>
          </draw:line>
          <draw:custom-shape draw:name="Text Box 28" draw:style-name="gr9" draw:text-style-name="P5" draw:layer="layout" svg:width="3.537cm" svg:height="1.048cm" svg:x="20.953cm" svg:y="10.115cm">
            <text:p text:style-name="P18"><text:span text:style-name="T6">describes</text:span></text:p>
            <draw:enhanced-geometry svg:viewBox="0 0 21600 21600" draw:type="mso-spt202" draw:enhanced-path="M 0 0 L 21600 0 21600 21600 0 21600 0 0 Z N"/>
          </draw:custom-shape>
        </draw:g>
        <draw:g draw:name="Group 34" draw:id="id6">
          <draw:line draw:name="Line 30" draw:style-name="gr8" draw:text-style-name="P14" draw:layer="layout" svg:x1="22.86cm" svg:y1="7.197cm" svg:x2="22.86cm" svg:y2="8.255cm">
            <text:p text:style-name="P6"/>
          </draw:line>
          <draw:custom-shape draw:name="Text Box 31" draw:style-name="gr9" draw:text-style-name="P5" draw:layer="layout" svg:width="3.101cm" svg:height="1.048cm" svg:x="21.242cm" svg:y="6.306cm">
            <text:p text:style-name="P18"><text:span text:style-name="T6">consults</text:span></text:p>
            <draw:enhanced-geometry svg:viewBox="0 0 21600 21600" draw:type="mso-spt202" draw:enhanced-path="M 0 0 L 21600 0 21600 21600 0 21600 0 0 Z N"/>
          </draw:custom-shape>
        </draw:g>
        <draw:g draw:name="Group 48" draw:id="id5">
          <draw:line draw:name="Line 15" draw:style-name="gr11" draw:text-style-name="P14" draw:layer="layout" svg:x1="18.203cm" svg:y1="6.35cm" svg:x2="18.203cm" svg:y2="14.817cm">
            <text:p text:style-name="P6"/>
          </draw:line>
          <draw:line draw:name="Line 16" draw:style-name="gr8" draw:text-style-name="P14" draw:layer="layout" svg:x1="19.897cm" svg:y1="7.197cm" svg:x2="19.897cm" svg:y2="11.854cm">
            <text:p text:style-name="P6"/>
          </draw:line>
          <draw:custom-shape draw:name="Text Box 17" draw:style-name="gr9" draw:text-style-name="P5" draw:layer="layout" svg:width="3.021cm" svg:height="1.048cm" svg:x="18.201cm" svg:y="6.306cm">
            <text:p text:style-name="P18"><text:span text:style-name="T6">protects</text:span></text:p>
            <draw:enhanced-geometry svg:viewBox="0 0 21600 21600" draw:type="mso-spt202" draw:enhanced-path="M 0 0 L 21600 0 21600 21600 0 21600 0 0 Z N"/>
          </draw:custom-shape>
          <draw:custom-shape draw:name="Rectangle 14" draw:style-name="gr12" draw:text-style-name="P5" draw:layer="layout" svg:width="7.832cm" svg:height="1.27cm" svg:x="16.933cm" svg:y="5.08cm">
            <text:p text:style-name="P17"><text:span text:style-name="T7">Security Interceptor</text:span></text:p>
            <draw:enhanced-geometry svg:viewBox="0 0 21600 21600" draw:type="rectangle" draw:enhanced-path="M 0 0 L 21600 0 21600 21600 0 21600 0 0 Z N"/>
          </draw:custom-shape>
        </draw:g>
        <draw:g draw:name="Group 50" draw:id="id9">
          <draw:custom-shape draw:name="Rectangle 37" draw:style-name="gr13" draw:text-style-name="P5" draw:layer="layout" svg:width="3.175cm" svg:height="1.481cm" svg:x="8.678cm" svg:y="8.254cm">
            <text:p text:style-name="P6"/>
            <draw:enhanced-geometry svg:viewBox="0 0 21600 21600" draw:type="rectangle" draw:enhanced-path="M 0 0 L 21600 0 21600 21600 0 21600 0 0 Z N"/>
          </draw:custom-shape>
          <draw:custom-shape draw:name="Rectangle 38" draw:style-name="gr13" draw:text-style-name="P5" draw:layer="layout" svg:width="3.175cm" svg:height="1.48cm" svg:x="9.102cm" svg:y="8.678cm">
            <text:p text:style-name="P6"/>
            <draw:enhanced-geometry svg:viewBox="0 0 21600 21600" draw:type="rectangle" draw:enhanced-path="M 0 0 L 21600 0 21600 21600 0 21600 0 0 Z N"/>
          </draw:custom-shape>
          <draw:custom-shape draw:name="Rectangle 39" draw:style-name="gr14" draw:text-style-name="P5" draw:layer="layout" svg:width="3.175cm" svg:height="1.481cm" svg:x="9.525cm" svg:y="9.101cm">
            <text:p text:style-name="P17"><text:span text:style-name="T5">Voters</text:span></text:p>
            <draw:enhanced-geometry svg:viewBox="0 0 21600 21600" draw:type="rectangle" draw:enhanced-path="M 0 0 L 21600 0 21600 21600 0 21600 0 0 Z N"/>
          </draw:custom-shape>
          <draw:line draw:name="Line 42" draw:style-name="gr8" draw:text-style-name="P14" draw:layer="layout" svg:x1="10.372cm" svg:y1="7.196cm" svg:x2="10.372cm" svg:y2="8.253cm">
            <text:p text:style-name="P6"/>
          </draw:line>
          <draw:custom-shape draw:name="Text Box 46" draw:style-name="gr9" draw:text-style-name="P5" draw:layer="layout" svg:width="1.958cm" svg:height="1.048cm" svg:x="8.471cm" svg:y="7.153cm">
            <text:p text:style-name="P18"><text:span text:style-name="T6">polls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" smil:attributeName="visibility" smil:to="visible"/>
                  <anim:animate smil:dur="1s" smil:fill="hold" smil:targetElement="id1" smil:attributeName="x" smil:values="0-width/2;x" smil:keyTimes="0;1" smil:additive="base"/>
                  <anim:animate smil:dur="1s" smil:fill="hold" smil:targetElement="id1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grow-and-shrink">
                  <anim:animateTransform smil:dur="0.5s" smil:fill="hold" smil:targetElement="id1" smil:to="1.4,1" smil:attributeName="transform" svg:type="scal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335cm" svg:height="10.001cm" svg:x="3.493cm" svg:y="2.002cm" draw:page-number="13"/>
          <draw:frame presentation:style-name="pr8" draw:text-style-name="P2" draw:layer="layout" svg:width="14.904cm" svg:height="12cm" svg:x="2.708cm" svg:y="12.668cm" presentation:class="notes" presentation:user-transformed="true">
            <draw:text-box>
              <text:p text:style-name="P13"><text:span text:style-name="T4">Point out that this ‘big picture’ represents the consistent approach to security that we’re going to see with Spring Security. <text:s/>Whether we’re securing a webapp or a standalone application, this diagram represents the model for security that’s going to be applied. </text:span></text:p>
              <text:p text:style-name="P13"><text:span text:style-name="T4"/></text:p>
              <text:p text:style-name="P13"><text:span text:style-name="T4">See http://www.ibm.com/developerworks/library/j-acegi2/index.html, section on “Voter Logic” to fully understand the role of voters.</text:span></text:p>
              <text:p text:style-name="P13"><text:span text:style-name="T4"/></text:p>
              <text:p text:style-name="P13"><text:span text:style-name="T4"/></text:p>
              <text:p text:style-name="P13"><text:span text:style-name="T4"/>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High-Level Security Overview</text:p>
              </text:list-item>
            </text:list>
            <text:list text:style-name="L4">
              <text:list-item>
                <text:p text:style-name="P8">Motivations of Spring Security</text:p>
              </text:list-item>
            </text:list>
            <text:list text:style-name="L4">
              <text:list-item>
                <text:p text:style-name="P8"><text:span text:style-name="T3">Spring Security in a Web Environment</text:span></text:p>
              </text:list-item>
            </text:list>
            <text:list text:style-name="L4">
              <text:list-item>
                <text:p text:style-name="P8">Configuring Web Authentication</text:p>
              </text:list-item>
            </text:list>
            <text:list text:style-name="L4">
              <text:list-item>
                <text:p text:style-name="P8">Using Spring Security's Tag Libraries</text:p>
              </text:list-item>
            </text:list>
            <text:list text:style-name="L4">
              <text:list-item>
                <text:p text:style-name="P8">Method security</text:p>
              </text:list-item>
            </text:list>
            <text:list text:style-name="L4">
              <text:list-item>
                <text:p text:style-name="P8">Advanced security: working with filters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4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Configuration for web.xml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4">Configuration in </text:span><text:span text:style-name="T9">web.xml</text:span></text:p>
          </draw:text-box>
        </draw:frame>
        <draw:frame presentation:style-name="pr10" draw:text-style-name="P9" draw:layer="layout" svg:width="21.59cm" svg:height="12.277cm" svg:x="1.905cm" svg:y="4.022cm" presentation:class="outline" presentation:user-transformed="true">
          <draw:text-box>
            <text:list text:style-name="L4">
              <text:list-item>
                <text:p text:style-name="P8">Define the single proxy filter</text:p>
              </text:list-item>
            </text:list>
            <text:list text:style-name="L4">
              <text:list-item>
                <text:list>
                  <text:list-item>
                    <text:p text:style-name="P12">springSecurityFilterChain is a mandatory nam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It refers to an existing Spring bean with the same name</text:p>
                  </text:list-item>
                </text:list>
              </text:list-item>
            </text:list>
          </draw:text-box>
        </draw:frame>
        <draw:custom-shape draw:name="Text Box 4" draw:style-name="gr15" draw:text-style-name="P5" draw:layer="layout" svg:width="22.649cm" svg:height="8.918cm" svg:x="1.693cm" svg:y="8.243cm">
          <text:p text:style-name="P18"><text:span text:style-name="T10">&lt;filter&gt;</text:span></text:p>
          <text:p text:style-name="P18"><text:span text:style-name="T10"><text:s text:c="3"/></text:span><text:span text:style-name="T10">&lt;filter-name&gt;</text:span><text:span text:style-name="T11">springSecurityFilterChain</text:span><text:span text:style-name="T10">&lt;/filter-name&gt;</text:span></text:p>
          <text:p text:style-name="P18"><text:span text:style-name="T10"><text:s text:c="3"/></text:span><text:span text:style-name="T10">&lt;filter-class&gt; </text:span></text:p>
          <text:p text:style-name="P18"><text:span text:style-name="T10"><text:tab/></text:span><text:span text:style-name="T11">org.springframework.web.filter.DelegatingFilterProxy</text:span></text:p>
          <text:p text:style-name="P18"><text:span text:style-name="T10"><text:s text:c="3"/></text:span><text:span text:style-name="T10">&lt;/filter-class&gt; <text:s/></text:span></text:p>
          <text:p text:style-name="P18"><text:span text:style-name="T10">&lt;/filter&gt;</text:span></text:p>
          <text:p text:style-name="P18"><text:span text:style-name="T10"/></text:p>
          <text:p text:style-name="P18"><text:span text:style-name="T10">&lt;filter-mapping&gt;</text:span></text:p>
          <text:p text:style-name="P18"><text:span text:style-name="T10"><text:s text:c="3"/></text:span><text:span text:style-name="T10">&lt;filter-name&gt;</text:span><text:span text:style-name="T11">springSecurityFilterChain</text:span><text:span text:style-name="T10">&lt;/filter-name&gt;</text:span></text:p>
          <text:p text:style-name="P18"><text:span text:style-name="T10"><text:s text:c="3"/></text:span><text:span text:style-name="T10">&lt;url-pattern&gt;</text:span><text:span text:style-name="T11">/*</text:span><text:span text:style-name="T10">&lt;/url-pattern&gt;</text:span></text:p>
          <text:p text:style-name="P18"><text:span text:style-name="T10">&lt;/filter-mapping&gt;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5cm" svg:height="10.002cm" svg:x="3.492cm" svg:y="2.001cm" draw:page-number="15" presentation:class="page"/>
          <draw:frame presentation:style-name="pr9" draw:text-style-name="P6" draw:layer="layout" svg:width="14.904cm" svg:height="12.001cm" svg:x="2.708cm" svg:y="12.668cm" presentation:class="notes">
            <draw:text-box>
              <text:p text:style-name="P6">the Spring bean called springSecurityFilterChain is the FilterChainProxy that was mentionned in the previous slide</text:p>
            </draw:text-box>
          </draw:frame>
        </presentation:notes>
      </draw:page>
      <draw:page draw:name="Configuration for ApplicationContext" draw:style-name="dp1" draw:master-page-name="Default">
        <office:forms form:automatic-focus="false" form:apply-design-mode="false"/>
        <draw:frame presentation:style-name="pr4" draw:text-style-name="P2" draw:layer="layout" svg:width="17.476cm" svg:height="3.003cm" svg:x="0.957cm" svg:y="0.225cm" presentation:class="title" presentation:user-transformed="true">
          <draw:text-box>
            <text:p text:style-name="P7"><text:span text:style-name="T4">Configuration in the <text:s/>Ap</text:span><text:span text:style-name="T9">plication Context</text:span></text:p>
          </draw:text-box>
        </draw:frame>
        <draw:frame presentation:style-name="pr11" draw:text-style-name="P9" draw:layer="layout" svg:width="21.855cm" svg:height="11.012cm" svg:x="1.692cm" svg:y="4.232cm" presentation:class="outline" presentation:user-transformed="true">
          <draw:text-box>
            <text:list text:style-name="L4">
              <text:list-item>
                <text:p text:style-name="P8">Spring configuration</text:p>
              </text:list-item>
            </text:list>
            <text:list text:style-name="L4">
              <text:list-item>
                <text:p text:style-name="P8">Using Spring Security's "Security" namespace</text:p>
              </text:list-item>
            </text:list>
          </draw:text-box>
        </draw:frame>
        <draw:custom-shape draw:name="Text Box 5" draw:style-name="gr15" draw:text-style-name="P21" draw:layer="layout" svg:width="23.707cm" svg:height="10.215cm" svg:x="1cm" svg:y="7.5cm">
          <text:p text:style-name="P19"><text:span text:style-name="T12">&lt;beans</text:span><text:span text:style-name="T13"> ...&gt; </text:span></text:p>
          <text:p text:style-name="P20"><text:span text:style-name="T12"><text:s text:c="2"/></text:span><text:span text:style-name="T12">&lt;security:</text:span><text:span text:style-name="T14">http </text:span><text:span text:style-name="T15">auto-config</text:span><text:span text:style-name="T16">=</text:span><text:span text:style-name="T13">"true"</text:span><text:span text:style-name="T12">&gt;</text:span></text:p>
          <text:p text:style-name="P20"><text:span text:style-name="T12"/></text:p>
          <text:p text:style-name="P20"><text:span text:style-name="T16"><text:s text:c="6"/></text:span><text:span text:style-name="T12">&lt;security:</text:span><text:span text:style-name="T14">intercept-url </text:span><text:span text:style-name="T15">pattern</text:span><text:span text:style-name="T16">=</text:span><text:span text:style-name="T13">"/accounts/edit*" </text:span><text:span text:style-name="T17"><text:tab/></text:span></text:p>
          <text:p text:style-name="P20"><text:span text:style-name="T17"><text:tab/></text:span><text:span text:style-name="T17"><text:tab/></text:span><text:span text:style-name="T17"><text:tab/></text:span><text:span text:style-name="T18">access</text:span><text:span text:style-name="T19">=</text:span><text:span text:style-name="T17">"ROLE_USER, ROLE_ADMIN" </text:span><text:span text:style-name="T20">/&gt;</text:span></text:p>
          <text:p text:style-name="P20"><text:span text:style-name="T12"><text:s text:c="6"/></text:span></text:p>
          <text:p text:style-name="P20"><text:span text:style-name="T19"><text:s text:c="6"/></text:span><text:span text:style-name="T12">&lt;security:</text:span><text:span text:style-name="T14">intercept-url </text:span><text:span text:style-name="T15">pattern</text:span><text:span text:style-name="T16">=</text:span><text:span text:style-name="T13">"/accounts/*" </text:span><text:span text:style-name="T15">access</text:span><text:span text:style-name="T16">=</text:span><text:span text:style-name="T13">"ROLE_USER" </text:span><text:span text:style-name="T12">/&gt;</text:span></text:p>
          <text:p text:style-name="P20"><text:span text:style-name="T16"><text:s text:c="2"/></text:span><text:span text:style-name="T16"><text:tab/></text:span></text:p>
          <text:p text:style-name="P20"><text:span text:style-name="T19"><text:s text:c="6"/></text:span><text:span text:style-name="T12">&lt;security:</text:span><text:span text:style-name="T14">intercept-url </text:span><text:span text:style-name="T15">pattern</text:span><text:span text:style-name="T16">=</text:span><text:span text:style-name="T13">"/**" </text:span></text:p>
          <text:p text:style-name="P20"><text:span text:style-name="T13"><text:tab/></text:span><text:span text:style-name="T13"><text:tab/></text:span><text:span text:style-name="T13"><text:tab/></text:span><text:span text:style-name="T15">access</text:span><text:span text:style-name="T16">=</text:span><text:span text:style-name="T13">"IS_AUTHENTICATED_ANONYMOUSLY" </text:span><text:span text:style-name="T12">/&gt;</text:span></text:p>
          <text:p text:style-name="P20"><text:span text:style-name="T16"/></text:p>
          <text:p text:style-name="P20"><text:span text:style-name="T16"><text:s text:c="2"/></text:span><text:span text:style-name="T19"><text:s text:c="4"/></text:span><text:span text:style-name="T12">&lt;security:</text:span><text:span text:style-name="T14">form-login </text:span><text:span text:style-name="T15">login-page</text:span><text:span text:style-name="T16">=</text:span><text:span text:style-name="T13">"/login.jsp"</text:span><text:span text:style-name="T12">/&gt;</text:span></text:p>
          <text:p text:style-name="P20"><text:span text:style-name="T12"><text:s text:c="2"/></text:span><text:span text:style-name="T12">&lt;/security:</text:span><text:span text:style-name="T14">http</text:span><text:span text:style-name="T12">&gt;</text:span></text:p>
          <text:p text:style-name="P20"><text:span text:style-name="T12">&lt;/beans&gt;</text:span></text:p>
          <draw:enhanced-geometry svg:viewBox="0 0 21600 21600" draw:type="mso-spt202" draw:enhanced-path="M 0 0 L 21600 0 21600 21600 0 21600 0 0 Z N"/>
        </draw:custom-shape>
        <draw:g>
          <draw:custom-shape draw:name="Text Box 7" draw:style-name="gr16" draw:text-style-name="P22" draw:layer="layout" svg:width="9.807cm" svg:height="0.972cm" svg:x="10.393cm" svg:y="17.328cm">
            <text:p text:style-name="P18"><text:span text:style-name="T21">Match all URLs (ANT-style path)</text:span></text:p>
            <draw:enhanced-geometry svg:viewBox="0 0 21600 21600" draw:type="mso-spt202" draw:enhanced-path="M 0 0 L 21600 0 21600 21600 0 21600 0 0 Z N"/>
          </draw:custom-shape>
          <draw:line draw:name="Line 12" draw:style-name="gr17" draw:text-style-name="P14" draw:layer="layout" svg:x1="16.502cm" svg:y1="17.345cm" svg:x2="11.7cm" svg:y2="14.02cm">
            <text:p text:style-name="P6"/>
          </draw:line>
        </draw:g>
        <draw:custom-shape draw:name="Text Box 7" draw:style-name="gr16" draw:text-style-name="P22" draw:layer="layout" svg:width="9.807cm" svg:height="0.972cm" svg:x="11.694cm" svg:y="7.128cm">
          <text:p text:style-name="P18"><text:span text:style-name="T21">Provides default configuration</text:span></text:p>
          <draw:enhanced-geometry svg:viewBox="0 0 21600 21600" draw:type="mso-spt202" draw:enhanced-path="M 0 0 L 21600 0 21600 21600 0 21600 0 0 Z N"/>
        </draw:custom-shape>
        <draw:line draw:name="Line 12" draw:style-name="gr17" draw:text-style-name="P14" draw:layer="layout" svg:x1="11.702cm" svg:y1="7.525cm" svg:x2="8.5cm" svg:y2="8.4cm">
          <text:p text:style-name="P6"/>
        </draw:line>
        <presentation:notes draw:style-name="dp2">
          <draw:page-thumbnail draw:style-name="gr2" draw:layer="layout" svg:width="13.335cm" svg:height="10.002cm" svg:x="3.492cm" svg:y="2.001cm" draw:page-number="16" presentation:class="page"/>
          <draw:frame presentation:style-name="pr12" draw:text-style-name="P6" draw:layer="layout" svg:width="14.904cm" svg:height="12.001cm" svg:x="2.708cm" svg:y="12.668cm" presentation:class="notes">
            <draw:text-box>
              <text:p text:style-name="P6">The auto-config attribute, as we have used it above, is just a shorthand syntax for:</text:p>
              <text:p text:style-name="P6">&lt;http&gt;</text:p>
              <text:p text:style-name="P6">&lt;intercept-url pattern="/**" access="ROLE_USER" /&gt;</text:p>
              <text:p text:style-name="P6">&lt;form-login /&gt;</text:p>
              <text:p text:style-name="P6">&lt;anonymous /&gt;</text:p>
              <text:p text:style-name="P6">&lt;http-basic /&gt;</text:p>
              <text:p text:style-name="P6">&lt;logout /&gt;</text:p>
              <text:p text:style-name="P6">&lt;remember-me /&gt;</text:p>
              <text:p text:style-name="P6">&lt;/http&gt;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3" draw:text-style-name="P6" draw:layer="layout" svg:width="17.476cm" svg:height="2.719cm" svg:x="0.957cm" svg:y="0.242cm" presentation:class="title">
          <draw:text-box>
            <text:p text:style-name="P6">intercept-url</text:p>
          </draw:text-box>
        </draw:frame>
        <draw:frame presentation:style-name="pr14" draw:text-style-name="P23" draw:layer="layout" svg:width="21.855cm" svg:height="10.969cm" svg:x="1.745cm" svg:y="4.657cm" presentation:class="outline">
          <draw:text-box>
            <text:list text:style-name="L4">
              <text:list-item>
                <text:p text:style-name="P23">intercept-urls are evaluated in the order listed</text:p>
              </text:list-item>
            </text:list>
            <text:list text:style-name="L4">
              <text:list-item>
                <text:list>
                  <text:list-item>
                    <text:p text:style-name="P24">The first match will be use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4">specific matches should be put on top</text:p>
                  </text:list-item>
                </text:list>
              </text:list-item>
            </text:list>
          </draw:text-box>
        </draw:frame>
        <draw:custom-shape draw:name="Text Box 5" draw:style-name="gr18" draw:text-style-name="P25" draw:layer="layout" svg:width="21.999cm" svg:height="5.949cm" svg:x="1.601cm" svg:y="8.501cm">
          <text:p text:style-name="P20"><text:span text:style-name="T19"><text:s text:c="5"/></text:span><text:span text:style-name="T20">&lt;security:</text:span><text:span text:style-name="T22">intercept-url </text:span><text:span text:style-name="T18">pattern</text:span><text:span text:style-name="T19">=</text:span><text:span text:style-name="T17">"/accounts/edit*" </text:span><text:span text:style-name="T17"><text:tab/></text:span></text:p>
          <text:p text:style-name="P20"><text:span text:style-name="T17"><text:tab/></text:span><text:span text:style-name="T17"><text:tab/></text:span><text:span text:style-name="T17"><text:tab/></text:span><text:span text:style-name="T18">access</text:span><text:span text:style-name="T19">=</text:span><text:span text:style-name="T17">"ROLE_USER, ROLE_ADMIN" </text:span><text:span text:style-name="T20">/&gt;</text:span></text:p>
          <text:p text:style-name="P20"><text:span text:style-name="T20"><text:s text:c="6"/></text:span></text:p>
          <text:p text:style-name="P20"><text:span text:style-name="T19"><text:s text:c="6"/></text:span><text:span text:style-name="T20">&lt;security:</text:span><text:span text:style-name="T22">intercept-url </text:span><text:span text:style-name="T18">pattern</text:span><text:span text:style-name="T19">=</text:span><text:span text:style-name="T17">"/accounts/*" </text:span><text:span text:style-name="T18">access</text:span><text:span text:style-name="T19">=</text:span><text:span text:style-name="T17">"ROLE_USER" </text:span><text:span text:style-name="T20">/&gt;</text:span></text:p>
          <text:p text:style-name="P20"><text:span text:style-name="T19"><text:s text:c="2"/></text:span><text:span text:style-name="T19"><text:tab/></text:span></text:p>
          <text:p text:style-name="P20"><text:span text:style-name="T19"><text:s text:c="6"/></text:span><text:span text:style-name="T20">&lt;security:</text:span><text:span text:style-name="T22">intercept-url </text:span><text:span text:style-name="T18">pattern</text:span><text:span text:style-name="T19">=</text:span><text:span text:style-name="T17">"/**" </text:span></text:p>
          <text:p text:style-name="P20"><text:span text:style-name="T17"><text:tab/></text:span><text:span text:style-name="T17"><text:tab/></text:span><text:span text:style-name="T18">access</text:span><text:span text:style-name="T19">=</text:span><text:span text:style-name="T17">"IS_AUTHENTICATED_ANONYMOUSLY" </text:span><text:span text:style-name="T20">/&gt;</text:span></text:p>
          <text:p text:style-name="P20"><text:span text:style-name="T19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5cm" svg:height="10.002cm" svg:x="3.492cm" svg:y="2.001cm" draw:page-number="17" presentation:class="page"/>
          <draw:frame presentation:style-name="pr15" draw:text-style-name="P6" draw:layer="layout" svg:width="14.904cm" svg:height="11.75cm" svg:x="2.708cm" svg:y="12.668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High-Level Security Overview</text:p>
              </text:list-item>
            </text:list>
            <text:list text:style-name="L4">
              <text:list-item>
                <text:p text:style-name="P8">Motivations of Spring Security</text:p>
              </text:list-item>
            </text:list>
            <text:list text:style-name="L4">
              <text:list-item>
                <text:p text:style-name="P8">Spring Security in a Web Environment</text:p>
              </text:list-item>
            </text:list>
            <text:list text:style-name="L4">
              <text:list-item>
                <text:p text:style-name="P8"><text:span text:style-name="T3">Configuring Web Authentication</text:span></text:p>
              </text:list-item>
            </text:list>
            <text:list text:style-name="L4">
              <text:list-item>
                <text:p text:style-name="P8">Using Spring Security's Tag Libraries</text:p>
              </text:list-item>
            </text:list>
            <text:list text:style-name="L4">
              <text:list-item>
                <text:p text:style-name="P8">Method security</text:p>
              </text:list-item>
            </text:list>
            <text:list text:style-name="L4">
              <text:list-item>
                <text:p text:style-name="P8">Advanced security: working with filters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8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An Example Login Page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An Example Login Page</text:p>
          </draw:text-box>
        </draw:frame>
        <draw:custom-shape draw:name="Text Box 3" draw:style-name="gr15" draw:text-style-name="P5" draw:layer="layout" svg:width="24.13cm" svg:height="5.77cm" svg:x="0.635cm" svg:y="7.02cm">
          <text:p text:style-name="P18"><text:span text:style-name="T10">&lt;form </text:span><text:span text:style-name="T23">action</text:span><text:span text:style-name="T11">=“</text:span><text:span text:style-name="T10">&lt;c:url </text:span><text:span text:style-name="T23">value</text:span><text:span text:style-name="T11">=</text:span><text:span text:style-name="T24">’j_spring_security_check’</text:span><text:span text:style-name="T10">/&gt;</text:span><text:span text:style-name="T11">”</text:span><text:span text:style-name="T10"> </text:span><text:span text:style-name="T23">method</text:span><text:span text:style-name="T11">=</text:span><text:span text:style-name="T24">“POST”</text:span><text:span text:style-name="T10">&gt;</text:span></text:p>
          <text:p text:style-name="P18"><text:span text:style-name="T10"><text:s text:c="3"/></text:span><text:span text:style-name="T10">&lt;input </text:span><text:span text:style-name="T23">type</text:span><text:span text:style-name="T11">=</text:span><text:span text:style-name="T24">“text” </text:span><text:span text:style-name="T23">name</text:span><text:span text:style-name="T11">=</text:span><text:span text:style-name="T24">“j_username”</text:span><text:span text:style-name="T10">/&gt;</text:span></text:p>
          <text:p text:style-name="P18"><text:span text:style-name="T10"><text:s text:c="3"/></text:span><text:span text:style-name="T10">&lt;br/&gt;</text:span></text:p>
          <text:p text:style-name="P18"><text:span text:style-name="T10"><text:s text:c="3"/></text:span><text:span text:style-name="T10">&lt;input </text:span><text:span text:style-name="T23">type</text:span><text:span text:style-name="T11">=</text:span><text:span text:style-name="T24">“password” </text:span><text:span text:style-name="T23">name</text:span><text:span text:style-name="T11">=</text:span><text:span text:style-name="T24">“j_password”</text:span><text:span text:style-name="T10">/&gt;</text:span></text:p>
          <text:p text:style-name="P18"><text:span text:style-name="T10"><text:s text:c="3"/></text:span><text:span text:style-name="T10">&lt;br/&gt;</text:span></text:p>
          <text:p text:style-name="P18"><text:span text:style-name="T10"><text:s text:c="3"/></text:span><text:span text:style-name="T10">&lt;input </text:span><text:span text:style-name="T23">type</text:span><text:span text:style-name="T11">=</text:span><text:span text:style-name="T24">“submit” </text:span><text:span text:style-name="T23">name</text:span><text:span text:style-name="T11">=</text:span><text:span text:style-name="T24">“submit”</text:span><text:span text:style-name="T10"> </text:span><text:span text:style-name="T23">value</text:span><text:span text:style-name="T11">=</text:span><text:span text:style-name="T24">“LOGIN”</text:span><text:span text:style-name="T10">/&gt;</text:span></text:p>
          <text:p text:style-name="P18"><text:span text:style-name="T10">&lt;/form&gt;</text:span></text:p>
          <draw:enhanced-geometry svg:viewBox="0 0 21600 21600" draw:type="mso-spt202" draw:enhanced-path="M 0 0 L 21600 0 21600 21600 0 21600 0 0 Z N"/>
        </draw:custom-shape>
        <draw:g draw:name="Group 4" draw:id="id11">
          <draw:line draw:name="Line 5" draw:style-name="gr19" draw:text-style-name="P14" draw:layer="layout" svg:x1="18.549cm" svg:y1="8.323cm" svg:x2="14.527cm" svg:y2="8.323cm">
            <text:p text:style-name="P6"/>
          </draw:line>
          <draw:custom-shape draw:name="Text Box 6" draw:style-name="gr20" draw:text-style-name="P5" draw:layer="layout" svg:width="5.926cm" svg:height="3.105cm" svg:x="18.549cm" svg:y="7.952cm">
            <text:p text:style-name="P18"><text:span text:style-name="T21">The expected keys for generation of an authentication request token</text:span></text:p>
            <draw:enhanced-geometry svg:viewBox="0 0 21600 21600" draw:type="mso-spt202" draw:enhanced-path="M 0 0 L 21600 0 21600 21600 0 21600 0 0 Z N"/>
          </draw:custom-shape>
          <draw:line draw:name="Line 7" draw:style-name="gr21" draw:text-style-name="P14" draw:layer="layout" svg:x1="18.549cm" svg:y1="9.804cm" svg:x2="16.009cm" svg:y2="9.804cm">
            <text:p text:style-name="P6"/>
          </draw:line>
        </draw:g>
        <draw:g draw:name="Group 8" draw:id="id10">
          <draw:custom-shape draw:name="Text Box 9" draw:style-name="gr20" draw:text-style-name="P5" draw:layer="layout" svg:width="7.408cm" svg:height="1.683cm" svg:x="8.89cm" svg:y="3.933cm">
            <text:p text:style-name="P18"><text:span text:style-name="T21">URL that indicates an authentication request</text:span></text:p>
            <draw:enhanced-geometry svg:viewBox="0 0 21600 21600" draw:type="mso-spt202" draw:enhanced-path="M 0 0 L 21600 0 21600 21600 0 21600 0 0 Z N"/>
          </draw:custom-shape>
          <draw:line draw:name="Line 10" draw:style-name="gr22" draw:text-style-name="P14" draw:layer="layout" svg:x1="12.065cm" svg:y1="5.741cm" svg:x2="12.065cm" svg:y2="7.222cm">
            <text:p text:style-name="P6"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2cm" svg:x="3.492cm" svg:y="2.001cm" draw:page-number="19" presentation:class="page"/>
          <draw:frame presentation:style-name="pr9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4">Configure Authentication</text:span>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4">DAO Authentication provider is default</text:span></text:p>
              </text:list-item>
            </text:list>
            <text:list text:style-name="L4">
              <text:list-item>
                <text:p text:style-name="P8"><text:span text:style-name="T4">Plug-in specific UserDetailsService implementation to provide credentials and authoritie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Built-in: JDBC, in-memor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Custom</text:span></text:p>
                  </text:list-item>
                </text:list>
              </text:list-item>
            </text:list>
          </draw:text-box>
        </draw:frame>
        <draw:custom-shape draw:name="Text Box 4" draw:style-name="gr23" draw:text-style-name="P27" draw:layer="layout" svg:width="22.86cm" svg:height="2.622cm" svg:x="1.64cm" svg:y="12cm">
          <text:p text:style-name="P26"><text:span text:style-name="T25">&lt;</text:span><text:span text:style-name="T26">security:authentication-provider</text:span><text:span text:style-name="T25">&gt;</text:span></text:p>
          <text:p text:style-name="P26"><text:span text:style-name="T27"><text:tab/></text:span><text:span text:style-name="T27">... Configure specific UserDetailsService</text:span></text:p>
          <text:p text:style-name="P26"><text:span text:style-name="T25">&lt;/</text:span><text:span text:style-name="T26">security:authentication-provider</text:span><text:span text:style-name="T25">&gt;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5cm" svg:height="10.002cm" svg:x="3.492cm" svg:y="2.001cm" draw:page-number="20" presentation:class="page"/>
          <draw:frame presentation:style-name="pr9" draw:text-style-name="P28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The JDBC UserDetailsService" draw:style-name="dp1" draw:master-page-name="Default">
        <office:forms form:automatic-focus="false" form:apply-design-mode="false"/>
        <draw:frame presentation:style-name="pr4" draw:text-style-name="P2" draw:layer="layout" svg:width="17.476cm" svg:height="2.897cm" svg:x="0.957cm" svg:y="0.225cm" presentation:class="title" presentation:user-transformed="true">
          <draw:text-box>
            <text:p text:style-name="P7"><text:span text:style-name="T4">The JDBC </text:span><text:span text:style-name="T9">UserDetailsService (1/2)</text:span>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29"><text:span text:style-name="T4">Queries RDBMS for users and their authorities</text:span></text:p>
              </text:list-item>
            </text:list>
            <text:list text:style-name="L4">
              <text:list-item>
                <text:p text:style-name="P8"><text:span text:style-name="T4">Provides default querie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4">SELECT username, password, enabled FROM users WHERE username = ?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4">SELECT username, authority FROM authorities WHERE username = 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21" presentation:class="page"/>
          <draw:frame presentation:style-name="pr9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4" draw:text-style-name="P2" draw:layer="layout" svg:width="17.476cm" svg:height="2.897cm" svg:x="0.957cm" svg:y="0.225cm" presentation:class="title" presentation:user-transformed="true">
          <draw:text-box>
            <text:p text:style-name="P7"><text:span text:style-name="T4">The JDBC </text:span><text:span text:style-name="T9">UserDetailsService (2/2)</text:span>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4">Configuration:</text:span></text:p>
              </text:list-item>
            </text:list>
          </draw:text-box>
        </draw:frame>
        <draw:custom-shape draw:name="Text Box 4" draw:style-name="gr24" draw:text-style-name="P27" draw:layer="layout" svg:width="22.86cm" svg:height="3.409cm" svg:x="1.719cm" svg:y="6.351cm">
          <text:p text:style-name="P26"><text:span text:style-name="T25">&lt;</text:span><text:span text:style-name="T26">security:authentication-provider</text:span><text:span text:style-name="T25">&gt;</text:span></text:p>
          <text:p text:style-name="P26"><text:span text:style-name="T27"><text:s/></text:span></text:p>
          <text:p text:style-name="P26"><text:span text:style-name="T25"><text:s text:c="4"/></text:span><text:span text:style-name="T28">&lt;</text:span><text:span text:style-name="T29">security:jdbc-user-service </text:span><text:span text:style-name="T30">data-source-ref</text:span><text:span text:style-name="T31">=</text:span><text:span text:style-name="T32">"myDatasource" </text:span><text:span text:style-name="T28">/&gt;</text:span></text:p>
          <text:p text:style-name="P26"><text:span text:style-name="T25">&lt;/</text:span><text:span text:style-name="T26">security:authentication-provider</text:span><text:span text:style-name="T25">&gt;</text:span></text:p>
          <draw:enhanced-geometry svg:viewBox="0 0 21600 21600" draw:type="mso-spt202" draw:enhanced-path="M 0 0 L 21600 0 21600 21600 0 21600 0 0 Z N"/>
        </draw:custom-shape>
        <draw:custom-shape draw:name="Text Box 9" draw:style-name="gr25" draw:text-style-name="P22" draw:layer="layout" svg:width="11.5cm" svg:height="2.394cm" svg:x="5.5cm" svg:y="11.906cm">
          <text:p text:style-name="P18"><text:span text:style-name="T21">possibility to customize queries using attributes such as </text:span></text:p>
          <text:p text:style-name="P18"><text:span text:style-name="T21">authorities-by-username-query</text:span></text:p>
          <draw:enhanced-geometry svg:viewBox="0 0 21600 21600" draw:type="mso-spt202" draw:enhanced-path="M 0 0 L 21600 0 21600 21600 0 21600 0 0 Z N"/>
        </draw:custom-shape>
        <draw:line draw:name="Line 10" draw:style-name="gr22" draw:text-style-name="P14" draw:layer="layout" svg:x1="10.5cm" svg:y1="11.8cm" svg:x2="9.5cm" svg:y2="8.8cm">
          <text:p text:style-name="P6"/>
        </draw:line>
        <presentation:notes draw:style-name="dp2">
          <draw:page-thumbnail draw:style-name="gr2" draw:layer="layout" svg:width="13.335cm" svg:height="10.002cm" svg:x="3.492cm" svg:y="2.001cm" draw:page-number="22" presentation:class="page"/>
          <draw:frame presentation:style-name="pr12" draw:text-style-name="P28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The In-Memory UserDetailsService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33">The In-Memory </text:span><text:span text:style-name="T34">UserDetailsService</text:span>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Useful for development and testing</text:p>
              </text:list-item>
            </text:list>
          </draw:text-box>
        </draw:frame>
        <draw:custom-shape draw:name="Text Box 4" draw:style-name="gr15" draw:text-style-name="P30" draw:id="id12" draw:layer="layout" svg:width="22.86cm" svg:height="3.409cm" svg:x="1.693cm" svg:y="6.35cm">
          <text:p text:style-name="P26"><text:span text:style-name="T25">&lt;</text:span><text:span text:style-name="T26">security:authentication-provider</text:span><text:span text:style-name="T25">&gt;</text:span></text:p>
          <text:p text:style-name="P26"><text:span text:style-name="T27"><text:s/></text:span></text:p>
          <text:p text:style-name="P26"><text:span text:style-name="T25"><text:s text:c="4"/></text:span><text:span text:style-name="T25">&lt;</text:span><text:span text:style-name="T26">security:user-service </text:span><text:span text:style-name="T35">properties</text:span><text:span text:style-name="T27">=</text:span><text:span text:style-name="T36">"/WEB-INF/users.properties" </text:span><text:span text:style-name="T25">/&gt;</text:span></text:p>
          <text:p text:style-name="P26"><text:span text:style-name="T25">&lt;/</text:span><text:span text:style-name="T26">security:authentication-provider</text:span><text:span text:style-name="T25">&gt;</text:span></text:p>
          <draw:enhanced-geometry svg:viewBox="0 0 21600 21600" draw:type="mso-spt202" draw:enhanced-path="M 0 0 L 21600 0 21600 21600 0 21600 0 0 Z N"/>
        </draw:custom-shape>
        <draw:g>
          <draw:custom-shape draw:name="Rectangle 7" draw:style-name="gr26" draw:text-style-name="P5" draw:layer="layout" svg:width="12.277cm" svg:height="4.656cm" svg:x="11.853cm" svg:y="11.007cm">
            <text:p text:style-name="P7"><text:span text:style-name="T4">admin=</text:span><text:span text:style-name="T37">secret,ROLE_ADMIN</text:span></text:p>
            <text:p text:style-name="P7"><text:span text:style-name="T4">testuser1=</text:span><text:span text:style-name="T37">pass,ROLE_MEMBER</text:span></text:p>
            <text:p text:style-name="P7"><text:span text:style-name="T4">testuser2=</text:span><text:span text:style-name="T37">pass,ROLE_MEMBER</text:span></text:p>
            <text:p text:style-name="P7"><text:span text:style-name="T4">guest=</text:span><text:span text:style-name="T37">guest,ROLE_GUEST</text:span></text:p>
            <draw:enhanced-geometry svg:viewBox="0 0 21600 21600" draw:type="rectangle" draw:enhanced-path="M 0 0 L 21600 0 21600 21600 0 21600 0 0 Z N"/>
          </draw:custom-shape>
          <draw:line draw:name="Line 8" draw:style-name="gr27" draw:text-style-name="P14" draw:layer="layout" svg:x1="16.5cm" svg:y1="9cm" svg:x2="16.51cm" svg:y2="11.007cm">
            <text:p text:style-name="P6"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2cm" svg:x="3.492cm" svg:y="2.001cm" draw:page-number="23" presentation:class="page"/>
          <draw:frame presentation:style-name="pr9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Other Authentication Options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Other Authentication Options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4">Implement a custom </text:span><text:span text:style-name="T9">UserDetailsServic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4">Delegate to an existing User repository or DAO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4">LDAP</text:span></text:p>
              </text:list-item>
            </text:list>
            <text:list text:style-name="L4">
              <text:list-item>
                <text:p text:style-name="P8"><text:span text:style-name="T4">X.509 Certificates</text:span></text:p>
              </text:list-item>
            </text:list>
            <text:list text:style-name="L4">
              <text:list-item>
                <text:p text:style-name="P8"><text:span text:style-name="T4">JAAS Login Module</text:span></text:p>
              </text:list-item>
            </text:list>
            <text:list text:style-name="L4">
              <text:list-item>
                <text:p text:style-name="P8"><text:span text:style-name="T4">Single-Sign-On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4">SiteMind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4">JA-SIG Central Authentication Service</text:span></text:p>
                  </text:list-item>
                </text:list>
              </text:list-item>
            </text:list>
          </draw:text-box>
        </draw:frame>
        <draw:custom-shape draw:name="Rectangle 4" draw:style-name="gr28" draw:text-style-name="P5" draw:id="id13" draw:layer="layout" svg:width="22.436cm" svg:height="1.905cm" svg:x="1.482cm" svg:y="15.028cm">
          <text:p text:style-name="P17"><text:span text:style-name="T38">Authorization is not affected by changes to Authentication!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2cm" svg:x="3.492cm" svg:y="2.001cm" draw:page-number="24" presentation:class="page"/>
          <draw:frame presentation:style-name="pr9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High-Level Security Overview</text:p>
              </text:list-item>
            </text:list>
            <text:list text:style-name="L4">
              <text:list-item>
                <text:p text:style-name="P8">Motivations of Spring Security</text:p>
              </text:list-item>
            </text:list>
            <text:list text:style-name="L4">
              <text:list-item>
                <text:p text:style-name="P8">Spring Security in a Web Environment</text:p>
              </text:list-item>
            </text:list>
            <text:list text:style-name="L4">
              <text:list-item>
                <text:p text:style-name="P8">Configuring Web Authentication</text:p>
              </text:list-item>
            </text:list>
            <text:list text:style-name="L4">
              <text:list-item>
                <text:p text:style-name="P8"><text:span text:style-name="T3">Using Spring Security's Tag Libraries</text:span></text:p>
              </text:list-item>
            </text:list>
            <text:list text:style-name="L4">
              <text:list-item>
                <text:p text:style-name="P8"><text:span text:style-name="T39">Method security</text:span></text:p>
              </text:list-item>
            </text:list>
            <text:list text:style-name="L4">
              <text:list-item>
                <text:p text:style-name="P8"><text:span text:style-name="T39">Advanced security: working with filters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5"/>
          <draw:frame presentation:style-name="pr7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6" draw:text-style-name="P6" draw:layer="layout" svg:width="17.476cm" svg:height="2.97cm" svg:x="0.957cm" svg:y="0.117cm" presentation:class="title">
          <draw:text-box>
            <text:p text:style-name="P6">Tag library declaration</text:p>
          </draw:text-box>
        </draw:frame>
        <draw:frame presentation:style-name="pr14" draw:text-style-name="P23" draw:layer="layout" svg:width="21.855cm" svg:height="10.969cm" svg:x="1.745cm" svg:y="4.657cm" presentation:class="outline">
          <draw:text-box>
            <text:list text:style-name="L4">
              <text:list-item>
                <text:p text:style-name="P23">The Spring Security tag library can be declared as follows</text:p>
              </text:list-item>
            </text:list>
          </draw:text-box>
        </draw:frame>
        <draw:custom-shape draw:name="Text Box 4" draw:style-name="gr29" draw:text-style-name="P22" draw:layer="layout" svg:width="22.225cm" svg:height="1.835cm" svg:x="1.906cm" svg:y="7.139cm">
          <text:p text:style-name="P18"><text:span text:style-name="T40">&lt;%@ </text:span><text:span text:style-name="T29">taglib </text:span><text:span text:style-name="T30">prefix</text:span><text:span text:style-name="T31">=</text:span><text:span text:style-name="T32">"security" </text:span></text:p>
          <text:p text:style-name="P18"><text:span text:style-name="T32"><text:tab/></text:span><text:span text:style-name="T30">uri</text:span><text:span text:style-name="T31">=</text:span><text:span text:style-name="T32">"http://www.springframework.org/security/tags" </text:span><text:span text:style-name="T40">%&gt;</text:span></text:p>
          <draw:enhanced-geometry svg:viewBox="0 0 21600 21600" draw:type="mso-spt202" draw:enhanced-path="M 0 0 L 21600 0 21600 21600 0 21600 0 0 Z N"/>
        </draw:custom-shape>
        <draw:g draw:name="Group 10">
          <draw:custom-shape draw:name="Text Box 8" draw:style-name="gr30" draw:text-style-name="P22" draw:layer="layout" svg:width="11cm" svg:height="1.683cm" svg:x="6cm" svg:y="10.482cm">
            <text:p text:style-name="P18"><text:span text:style-name="T41">available since Spring Security 2.0</text:span></text:p>
            <draw:enhanced-geometry svg:viewBox="0 0 21600 21600" draw:type="mso-spt202" draw:enhanced-path="M 0 0 L 21600 0 21600 21600 0 21600 0 0 Z N"/>
          </draw:custom-shape>
          <draw:line draw:name="Line 9" draw:style-name="gr31" draw:text-style-name="P14" draw:layer="layout" svg:x1="10.583cm" svg:y1="10.482cm" svg:x2="10.583cm" svg:y2="9cm">
            <text:p text:style-name="P6"/>
          </draw:line>
        </draw:g>
        <presentation:notes draw:style-name="dp2">
          <draw:page-thumbnail draw:style-name="gr2" draw:layer="layout" svg:width="13.335cm" svg:height="10.002cm" svg:x="3.492cm" svg:y="2.001cm" draw:page-number="26" presentation:class="page"/>
          <draw:frame presentation:style-name="pr15" draw:text-style-name="P6" draw:layer="layout" svg:width="14.904cm" svg:height="11.75cm" svg:x="2.708cm" svg:y="12.668cm" presentation:class="notes" presentation:placeholder="true">
            <draw:text-box/>
          </draw:frame>
        </presentation:notes>
      </draw:page>
      <draw:page draw:name="Spring Security’s Tag Library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Spring Security’s Tag Library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id="id14" text:style-name="P8">Display properties of the Authentication object</text:p>
              </text:list-item>
            </text:list>
            <text:list text:style-name="L4">
              <text:list-item>
                <text:p text:style-name="P29"/>
              </text:list-item>
            </text:list>
            <text:list text:style-name="L4">
              <text:list-item>
                <text:p text:style-name="P29"/>
              </text:list-item>
            </text:list>
            <text:list text:style-name="L4">
              <text:list-item>
                <text:p text:id="id16" text:style-name="P8">Hide sections of output based on ROLE</text:p>
              </text:list-item>
            </text:list>
          </draw:text-box>
        </draw:frame>
        <draw:custom-shape draw:name="Text Box 4" draw:style-name="gr15" draw:text-style-name="P5" draw:id="id15" draw:layer="layout" svg:width="22.225cm" svg:height="1.835cm" svg:x="1.905cm" svg:y="6.138cm">
          <text:p text:style-name="P18"><text:span text:style-name="T11">You are logged in as: </text:span></text:p>
          <text:p text:style-name="P18"><text:span text:style-name="T10">&lt;security:authentication </text:span><text:span text:style-name="T23">property</text:span><text:span text:style-name="T11">=</text:span><text:span text:style-name="T24">“principal.username”</text:span><text:span text:style-name="T10">/&gt;</text:span></text:p>
          <draw:enhanced-geometry svg:viewBox="0 0 21600 21600" draw:type="mso-spt202" draw:enhanced-path="M 0 0 L 21600 0 21600 21600 0 21600 0 0 Z N"/>
        </draw:custom-shape>
        <draw:custom-shape draw:name="Text Box 5" draw:style-name="gr15" draw:text-style-name="P5" draw:id="id17" draw:layer="layout" svg:width="22.225cm" svg:height="3.409cm" svg:x="1.905cm" svg:y="9.737cm">
          <text:p text:style-name="P18"><text:span text:style-name="T10">&lt;security:authorize </text:span><text:span text:style-name="T23">ifAnyGranted</text:span><text:span text:style-name="T11">=</text:span><text:span text:style-name="T24">“ROLE_ADMIN”</text:span><text:span text:style-name="T10">&gt;</text:span></text:p>
          <text:p text:style-name="P18"><text:span text:style-name="T11"><text:s text:c="4"/></text:span><text:span text:style-name="T11">TOP-SECRET INFORMATION</text:span></text:p>
          <text:p text:style-name="P18"><text:span text:style-name="T11"><text:s text:c="4"/></text:span><text:span text:style-name="T11">Click </text:span><text:span text:style-name="T10">&lt;a href=</text:span><text:span text:style-name="T24">“/admin/deleteAll”</text:span><text:span text:style-name="T10">&gt;</text:span><text:span text:style-name="T11">HERE</text:span><text:span text:style-name="T10">&lt;/a&gt;</text:span><text:span text:style-name="T11"> to delete all records.</text:span><text:span text:style-name="T10"> </text:span></text:p>
          <text:p text:style-name="P18"><text:span text:style-name="T10">&lt;/security:authorize&gt;</text:span></text:p>
          <draw:enhanced-geometry svg:viewBox="0 0 21600 21600" draw:type="mso-spt202" draw:enhanced-path="M 0 0 L 21600 0 21600 21600 0 21600 0 0 Z N"/>
        </draw:custom-shape>
        <draw:g draw:name="Group 10" draw:id="id18">
          <draw:custom-shape draw:name="Text Box 8" draw:style-name="gr20" draw:text-style-name="P5" draw:layer="layout" svg:width="10.16cm" svg:height="1.683cm" svg:x="4.445cm" svg:y="13.97cm">
            <text:p text:style-name="P18"><text:span text:style-name="T41">This URL </text:span><text:span text:style-name="T42">should</text:span><text:span text:style-name="T41"> be protected by the intercept-url tag also!</text:span></text:p>
            <draw:enhanced-geometry svg:viewBox="0 0 21600 21600" draw:type="mso-spt202" draw:enhanced-path="M 0 0 L 21600 0 21600 21600 0 21600 0 0 Z N"/>
          </draw:custom-shape>
          <draw:line draw:name="Line 9" draw:style-name="gr31" draw:text-style-name="P14" draw:layer="layout" svg:x1="8.678cm" svg:y1="13.97cm" svg:x2="8.678cm" svg:y2="12.488cm">
            <text:p text:style-name="P6"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2cm" svg:x="3.492cm" svg:y="2.001cm" draw:page-number="27" presentation:class="page"/>
          <draw:frame presentation:style-name="pr9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High-Level Security Overview</text:p>
              </text:list-item>
            </text:list>
            <text:list text:style-name="L4">
              <text:list-item>
                <text:p text:style-name="P8">Motivations of Spring Security</text:p>
              </text:list-item>
            </text:list>
            <text:list text:style-name="L4">
              <text:list-item>
                <text:p text:style-name="P8">Spring Security in a Web Environment</text:p>
              </text:list-item>
            </text:list>
            <text:list text:style-name="L4">
              <text:list-item>
                <text:p text:style-name="P8">Configuring Web Authentication</text:p>
              </text:list-item>
            </text:list>
            <text:list text:style-name="L4">
              <text:list-item>
                <text:p text:style-name="P8"><text:span text:style-name="T39">Using Spring Security's Tag Libraries</text:span></text:p>
              </text:list-item>
            </text:list>
            <text:list text:style-name="L4">
              <text:list-item>
                <text:p text:style-name="P8"><text:span text:style-name="T3">Method security</text:span></text:p>
              </text:list-item>
            </text:list>
            <text:list text:style-name="L4">
              <text:list-item>
                <text:p text:style-name="P8"><text:span text:style-name="T39">Advanced security: working with filters</text:span></text:p>
              </text:list-item>
            </text:list>
          </draw:text-box>
        </draw:frame>
        <presentation:notes draw:style-name="dp2">
          <draw:custom-shape draw:name="Rectangle 7" draw:style-name="gr1" draw:text-style-name="P31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8"/>
          <draw:frame presentation:style-name="pr7" draw:text-style-name="P28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Method security</text:p>
          </draw:text-box>
        </draw:frame>
        <draw:frame presentation:style-name="pr5" draw:text-style-name="P32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39">Spring Security 2.0 uses AOP for security at the method level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9">xml configuration with the Spring Security namespac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39">annotations based on Spring annotations or JSR-250 annotations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31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9"/>
          <draw:frame presentation:style-name="pr7" draw:text-style-name="P28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Method security with <text:line-break/>xml config</text:p>
          </draw:text-box>
        </draw:frame>
        <draw:frame presentation:style-name="pr17" draw:text-style-name="P9" draw:layer="layout" svg:width="21.59cm" svg:height="13.124cm" svg:x="1.905cm" svg:y="3.809cm" presentation:class="outline" presentation:user-transformed="true">
          <draw:text-box>
            <text:list text:style-name="L4">
              <text:list-item>
                <text:p text:style-name="P8">Allows to apply security to many beans with only a simple declaration</text:p>
              </text:list-item>
            </text:list>
          </draw:text-box>
        </draw:frame>
        <draw:custom-shape draw:name="Text Box 4" draw:style-name="gr32" draw:text-style-name="P27" draw:layer="layout" svg:width="20.67cm" svg:height="5.154cm" svg:x="1.83cm" svg:y="6.7cm">
          <text:p text:style-name="P26"><text:span text:style-name="T25">&lt;</text:span><text:span text:style-name="T26">security:global-method-security</text:span><text:span text:style-name="T25">&gt;</text:span></text:p>
          <text:p text:style-name="P26"><text:span text:style-name="T25"><text:s text:c="2"/></text:span><text:span text:style-name="T25">&lt;</text:span><text:span text:style-name="T26">security:protect-pointcut</text:span></text:p>
          <text:p text:style-name="P26"><text:span text:style-name="T35"><text:s text:c="4"/></text:span><text:span text:style-name="T35">expression</text:span><text:span text:style-name="T27">=</text:span><text:span text:style-name="T36">"execution(* com.springsource..*Service.*(..))"</text:span></text:p>
          <text:p text:style-name="P26"><text:span text:style-name="T35"><text:tab/></text:span><text:span text:style-name="T35">access</text:span><text:span text:style-name="T27">=</text:span><text:span text:style-name="T36">"ROLE_USER" </text:span><text:span text:style-name="T25">/&gt;</text:span></text:p>
          <text:p text:style-name="P26"><text:span text:style-name="T25">&lt;/</text:span><text:span text:style-name="T26">security:global-method-security</text:span><text:span text:style-name="T25">&gt;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5cm" svg:height="10.002cm" svg:x="3.492cm" svg:y="2.001cm" draw:page-number="30" presentation:class="page"/>
          <draw:frame presentation:style-name="pr12" draw:text-style-name="P28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Method security with Spring annotations</text:p>
          </draw:text-box>
        </draw:frame>
        <draw:frame presentation:style-name="pr18" draw:text-style-name="P33" draw:layer="layout" svg:width="21.59cm" svg:height="1.284cm" svg:x="1.905cm" svg:y="3.809cm" presentation:class="outline" presentation:user-transformed="true">
          <draw:text-box>
            <text:list text:style-name="L4">
              <text:list-item>
                <text:p text:style-name="P8">Spring Security annotations should be enabled</text:p>
              </text:list-item>
            </text:list>
          </draw:text-box>
        </draw:frame>
        <draw:custom-shape draw:name="Text Box 4" draw:style-name="gr33" draw:text-style-name="P27" draw:layer="layout" svg:width="21.67cm" svg:height="1.835cm" svg:x="1.83cm" svg:y="5.7cm">
          <text:p text:style-name="P6"><text:span text:style-name="T25">&lt;</text:span><text:span text:style-name="T26">security:global-method-security </text:span><text:span text:style-name="T30">secured-annotations</text:span><text:span text:style-name="T31">=</text:span><text:span text:style-name="T32">"enabled"</text:span><text:span text:style-name="T26"> /</text:span><text:span text:style-name="T25">&gt;</text:span></text:p>
          <text:p text:style-name="P26"><text:span text:style-name="T25"><text:s text:c="2"/></text:span></text:p>
          <draw:enhanced-geometry svg:viewBox="0 0 21600 21600" draw:type="mso-spt202" draw:enhanced-path="M 0 0 L 21600 0 21600 21600 0 21600 0 0 Z N"/>
        </draw:custom-shape>
        <draw:frame presentation:style-name="pr18" draw:text-style-name="P33" draw:layer="layout" svg:width="21.59cm" svg:height="1.284cm" svg:x="1.905cm" svg:y="7.809cm" presentation:class="outline" presentation:user-transformed="true">
          <draw:text-box>
            <text:list text:style-name="L4">
              <text:list-item>
                <text:p text:style-name="P8">on the Java level:</text:p>
              </text:list-item>
            </text:list>
          </draw:text-box>
        </draw:frame>
        <draw:custom-shape draw:name="Text Box 4" draw:style-name="gr29" draw:text-style-name="P27" draw:layer="layout" svg:width="21.67cm" svg:height="6.557cm" svg:x="1.83cm" svg:y="9.101cm">
          <text:p text:style-name="P26"><text:span text:style-name="T43">import</text:span><text:span text:style-name="T44"> org.springframework.security.annotation.Secured;</text:span></text:p>
          <text:p text:style-name="P26"><text:span text:style-name="T45"/></text:p>
          <text:p text:style-name="P26"><text:span text:style-name="T45">public</text:span><text:span text:style-name="T27"> </text:span><text:span text:style-name="T45">class</text:span><text:span text:style-name="T27"> ItemManager {</text:span></text:p>
          <text:p text:style-name="P26"><text:span text:style-name="T27"><text:s text:c="3"/></text:span><text:span text:style-name="T46">@</text:span><text:span text:style-name="T27">Secured( {</text:span><text:span text:style-name="T36">"ROLE_MEMBER"</text:span><text:span text:style-name="T27">} )</text:span></text:p>
          <text:p text:style-name="P26"><text:span text:style-name="T27"><text:s text:c="3"/></text:span><text:span text:style-name="T45">public</text:span><text:span text:style-name="T27"> Item findItem(long itemNumber) {</text:span></text:p>
          <text:p text:style-name="P26"><text:span text:style-name="T27"><text:s text:c="6"/></text:span><text:span text:style-name="T27">...</text:span></text:p>
          <text:p text:style-name="P26"><text:span text:style-name="T25"><text:s text:c="3"/></text:span><text:span text:style-name="T25">}</text:span></text:p>
          <text:p text:style-name="P26"><text:span text:style-name="T25">}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5cm" svg:height="10.002cm" svg:x="3.492cm" svg:y="2.001cm" draw:page-number="31" presentation:class="page"/>
          <draw:frame presentation:style-name="pr12" draw:text-style-name="P28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Method security with JSR 250 annotations</text:p>
          </draw:text-box>
        </draw:frame>
        <draw:frame presentation:style-name="pr18" draw:text-style-name="P33" draw:layer="layout" svg:width="21.59cm" svg:height="1.284cm" svg:x="1.905cm" svg:y="3.809cm" presentation:class="outline" presentation:user-transformed="true">
          <draw:text-box>
            <text:list text:style-name="L4">
              <text:list-item>
                <text:p text:style-name="P8">JSR-250 annotations should be enabled</text:p>
              </text:list-item>
            </text:list>
          </draw:text-box>
        </draw:frame>
        <draw:custom-shape draw:name="Text Box 4" draw:style-name="gr29" draw:text-style-name="P27" draw:layer="layout" svg:width="21.67cm" svg:height="1.835cm" svg:x="1.83cm" svg:y="5.7cm">
          <text:p text:style-name="P6"><text:span text:style-name="T25">&lt;</text:span><text:span text:style-name="T26">security:global-method-security </text:span><text:span text:style-name="T30">jsr250-annotations</text:span><text:span text:style-name="T31">=</text:span><text:span text:style-name="T32">"enabled"</text:span><text:span text:style-name="T26"> /</text:span><text:span text:style-name="T25">&gt;</text:span></text:p>
          <text:p text:style-name="P26"><text:span text:style-name="T25"><text:s text:c="2"/></text:span></text:p>
          <draw:enhanced-geometry svg:viewBox="0 0 21600 21600" draw:type="mso-spt202" draw:enhanced-path="M 0 0 L 21600 0 21600 21600 0 21600 0 0 Z N"/>
        </draw:custom-shape>
        <draw:frame presentation:style-name="pr18" draw:text-style-name="P33" draw:layer="layout" svg:width="21.59cm" svg:height="1.284cm" svg:x="1.905cm" svg:y="7.809cm" presentation:class="outline" presentation:user-transformed="true">
          <draw:text-box>
            <text:list text:style-name="L4">
              <text:list-item>
                <text:p text:style-name="P8">on the Java level:</text:p>
              </text:list-item>
            </text:list>
          </draw:text-box>
        </draw:frame>
        <draw:custom-shape draw:name="Text Box 4" draw:style-name="gr34" draw:text-style-name="P34" draw:layer="layout" svg:width="21.67cm" svg:height="6.557cm" svg:x="1.83cm" svg:y="9.101cm">
          <text:p text:style-name="P26"><text:span text:style-name="T43">import</text:span><text:span text:style-name="T44"> javax.annotation.security.RolesAllowed;</text:span></text:p>
          <text:p text:style-name="P26"><text:span text:style-name="T45"/></text:p>
          <text:p text:style-name="P26"><text:span text:style-name="T45">public</text:span><text:span text:style-name="T27"> </text:span><text:span text:style-name="T45">class</text:span><text:span text:style-name="T27"> ItemManager {</text:span></text:p>
          <text:p text:style-name="P26"><text:span text:style-name="T27"><text:s text:c="3"/></text:span><text:span text:style-name="T46">@</text:span><text:span text:style-name="T27">RolesAllowed( {</text:span><text:span text:style-name="T36">"ROLE_MEMBER"</text:span><text:span text:style-name="T27">} )</text:span></text:p>
          <text:p text:style-name="P26"><text:span text:style-name="T27"><text:s text:c="3"/></text:span><text:span text:style-name="T45">public</text:span><text:span text:style-name="T27"> Item findItem(long itemNumber) {</text:span></text:p>
          <text:p text:style-name="P26"><text:span text:style-name="T27"><text:s text:c="6"/></text:span><text:span text:style-name="T27">...</text:span></text:p>
          <text:p text:style-name="P26"><text:span text:style-name="T25"><text:s text:c="3"/></text:span><text:span text:style-name="T25">}</text:span></text:p>
          <text:p text:style-name="P26"><text:span text:style-name="T25">}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5cm" svg:height="10.002cm" svg:x="3.492cm" svg:y="2.001cm" draw:page-number="32" presentation:class="page"/>
          <draw:frame presentation:style-name="pr12" draw:text-style-name="P28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High-Level Security Overview</text:p>
              </text:list-item>
            </text:list>
            <text:list text:style-name="L4">
              <text:list-item>
                <text:p text:style-name="P8">Motivations of Spring Security</text:p>
              </text:list-item>
            </text:list>
            <text:list text:style-name="L4">
              <text:list-item>
                <text:p text:style-name="P8">Spring Security in a Web Environment</text:p>
              </text:list-item>
            </text:list>
            <text:list text:style-name="L4">
              <text:list-item>
                <text:p text:style-name="P8">Configuring Web Authentication</text:p>
              </text:list-item>
            </text:list>
            <text:list text:style-name="L4">
              <text:list-item>
                <text:p text:style-name="P8"><text:span text:style-name="T39">Using Spring Security's Tag Libraries</text:span></text:p>
              </text:list-item>
            </text:list>
            <text:list text:style-name="L4">
              <text:list-item>
                <text:p text:style-name="P8"><text:span text:style-name="T39">Method security</text:span></text:p>
              </text:list-item>
            </text:list>
            <text:list text:style-name="L4">
              <text:list-item>
                <text:p text:style-name="P8"><text:span text:style-name="T3">Advanced security: working with filters</text:span></text:p>
              </text:list-item>
            </text:list>
          </draw:text-box>
        </draw:frame>
        <presentation:notes draw:style-name="dp2">
          <draw:custom-shape draw:name="Rectangle 7" draw:style-name="gr1" draw:text-style-name="P31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3"/>
          <draw:frame presentation:style-name="pr7" draw:text-style-name="P28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Spring Security in a Web Environment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47">Spring Security in a Web Environment</text:span>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4">
              <text:list-item>
                <text:p text:style-name="P8"><text:span text:style-name="T4">springSecurityFilterChain is declared in web.xml</text:span></text:p>
              </text:list-item>
            </text:list>
            <text:list text:style-name="L4">
              <text:list-item>
                <text:p text:style-name="P8"><text:span text:style-name="T4">This single proxy filter delegates to a chain of Spring-managed filter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4">Drive authentic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4">Enforce authoriz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4">Manage logou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4">Maintain </text:span><text:span text:style-name="T9">SecurityContext</text:span><text:span text:style-name="T4"> in </text:span><text:span text:style-name="T9">HttpSess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48">and m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34" presentation:class="page"/>
          <draw:frame presentation:style-name="pr9" draw:text-style-name="P28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Web Security Filter Configuration" draw:style-name="dp1" draw:master-page-name="Default">
        <office:forms form:automatic-focus="false" form:apply-design-mode="false"/>
        <draw:custom-shape draw:name="AutoShape 2" draw:style-name="gr35" draw:text-style-name="P5" draw:layer="layout" svg:width="18.626cm" svg:height="7.832cm" svg:x="4.657cm" svg:y="8.678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Web Security Filter Configuration</text:p>
          </draw:text-box>
        </draw:frame>
        <draw:custom-shape draw:name="Text Box 4" draw:style-name="gr36" draw:text-style-name="P36" draw:layer="layout" svg:width="2.8cm" svg:height="2.149cm" svg:x="0.498cm" svg:y="5.922cm">
          <text:p text:style-name="P35"><text:span text:style-name="T49">Web</text:span></text:p>
          <text:p text:style-name="P35"><text:span text:style-name="T49">User</text:span></text:p>
          <draw:enhanced-geometry svg:viewBox="0 0 21600 21600" draw:type="mso-spt202" draw:enhanced-path="M 0 0 L 21600 0 21600 21600 0 21600 0 0 Z N"/>
        </draw:custom-shape>
        <draw:polyline draw:name="Line 5" draw:style-name="gr37" draw:text-style-name="P14" draw:id="id21" draw:layer="layout" svg:width="0cm" svg:height="1.137cm" svg:x="9.313cm" svg:y="11.218cm" svg:viewBox="0 0 0 1138" draw:points="0,0 0,1138">
          <text:p text:style-name="P6"/>
        </draw:polyline>
        <draw:polyline draw:name="Line 6" draw:style-name="gr38" draw:text-style-name="P14" draw:id="id22" draw:layer="layout" svg:width="1cm" svg:height="0cm" svg:x="9.582cm" svg:y="12.938cm" svg:viewBox="0 0 1001 0" draw:points="0,0 1001,0">
          <text:p text:style-name="P6"/>
        </draw:polyline>
        <draw:polyline draw:name="Line 7" draw:style-name="gr39" draw:text-style-name="P14" draw:id="id23" draw:layer="layout" svg:width="1cm" svg:height="0cm" svg:x="13.547cm" svg:y="12.947cm" svg:viewBox="0 0 1001 0" draw:points="0,0 1001,0">
          <text:p text:style-name="P6"/>
        </draw:polyline>
        <draw:polyline draw:name="Line 8" draw:style-name="gr40" draw:text-style-name="P14" draw:id="id24" draw:layer="layout" svg:width="1cm" svg:height="0cm" svg:x="17.568cm" svg:y="12.947cm" svg:viewBox="0 0 1001 0" draw:points="0,0 1001,0">
          <text:p text:style-name="P6"/>
        </draw:polyline>
        <draw:polyline draw:name="Line 9" draw:style-name="gr41" draw:text-style-name="P14" draw:id="id25" draw:layer="layout" svg:width="0cm" svg:height="1.058cm" svg:x="19.05cm" svg:y="11.217cm" svg:viewBox="0 0 0 1059" draw:points="0,1059 0,0">
          <text:p text:style-name="P6"/>
        </draw:polyline>
        <draw:polyline draw:name="Line 10" draw:style-name="gr42" draw:text-style-name="P14" draw:id="id27" draw:layer="layout" svg:width="1.401cm" svg:height="0cm" svg:x="15.099cm" svg:y="6.923cm" svg:viewBox="0 0 1402 0" draw:points="0,0 1402,0">
          <text:p text:style-name="P6"/>
        </draw:polyline>
        <draw:polyline draw:name="Line 11" draw:style-name="gr43" draw:text-style-name="P14" draw:id="id28" draw:layer="layout" svg:width="1.392cm" svg:height="0cm" svg:x="15.107cm" svg:y="7.408cm" svg:viewBox="0 0 1393 0" draw:points="1393,0 0,0">
          <text:p text:style-name="P6"/>
        </draw:polyline>
        <draw:polyline draw:name="Line 12" draw:style-name="gr44" draw:text-style-name="P14" draw:id="id30" draw:layer="layout" svg:width="0cm" svg:height="1.058cm" svg:x="19.685cm" svg:y="11.218cm" svg:viewBox="0 0 0 1059" draw:points="0,0 0,1059">
          <text:p text:style-name="P6"/>
        </draw:polyline>
        <draw:polyline draw:name="Line 13" draw:style-name="gr45" draw:text-style-name="P14" draw:id="id31" draw:layer="layout" svg:width="0.996cm" svg:height="0cm" svg:x="17.567cm" svg:y="13.547cm" svg:viewBox="0 0 997 0" draw:points="997,0 0,0">
          <text:p text:style-name="P6"/>
        </draw:polyline>
        <draw:polyline draw:name="Line 14" draw:style-name="gr46" draw:text-style-name="P14" draw:id="id32" draw:layer="layout" svg:width="0.995cm" svg:height="0cm" svg:x="13.547cm" svg:y="13.547cm" svg:viewBox="0 0 996 0" draw:points="996,0 0,0">
          <text:p text:style-name="P6"/>
        </draw:polyline>
        <draw:polyline draw:name="Line 15" draw:style-name="gr47" draw:text-style-name="P14" draw:id="id33" draw:layer="layout" svg:width="0.996cm" svg:height="0cm" svg:x="9.537cm" svg:y="13.538cm" svg:viewBox="0 0 997 0" draw:points="997,0 0,0">
          <text:p text:style-name="P6"/>
        </draw:polyline>
        <draw:polyline draw:name="Line 16" draw:style-name="gr48" draw:text-style-name="P14" draw:id="id34" draw:layer="layout" svg:width="0cm" svg:height="1.058cm" svg:x="8.678cm" svg:y="11.217cm" svg:viewBox="0 0 0 1059" draw:points="0,1059 0,0">
          <text:p text:style-name="P6"/>
        </draw:polyline>
        <draw:custom-shape draw:name="Rectangle 17" draw:style-name="gr49" draw:text-style-name="P37" draw:layer="layout" svg:width="6.138cm" svg:height="1.27cm" svg:x="16.51cm" svg:y="6.562cm">
          <text:p text:style-name="P17"><text:span text:style-name="T50">Servlet</text:span></text:p>
          <draw:enhanced-geometry svg:viewBox="0 0 21600 21600" draw:type="rectangle" draw:enhanced-path="M 0 0 L 21600 0 21600 21600 0 21600 0 0 Z N"/>
        </draw:custom-shape>
        <draw:custom-shape draw:name="AutoShape 18" draw:style-name="gr50" draw:text-style-name="P5" draw:layer="layout" svg:width="20.32cm" svg:height="12.488cm" svg:x="3.81cm" svg:y="4.445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name="Line 19" draw:style-name="gr51" draw:text-style-name="P14" draw:id="id20" draw:layer="layout" svg:width="0cm" svg:height="2.199cm" svg:x="10.301cm" svg:y="7.726cm" svg:viewBox="0 0 0 2200" draw:points="0,0 0,2200">
          <text:p text:style-name="P6"/>
        </draw:polyline>
        <draw:polyline draw:name="Line 20" draw:style-name="gr52" draw:text-style-name="P14" draw:id="id26" draw:layer="layout" svg:width="0cm" svg:height="2.199cm" svg:x="13.899cm" svg:y="7.726cm" svg:viewBox="0 0 0 2200" draw:points="0,2200 0,0">
          <text:p text:style-name="P6"/>
        </draw:polyline>
        <draw:polyline draw:name="Line 21" draw:style-name="gr53" draw:text-style-name="P14" draw:id="id29" draw:layer="layout" svg:width="0cm" svg:height="2.199cm" svg:x="14.393cm" svg:y="7.726cm" svg:viewBox="0 0 0 2200" draw:points="0,0 0,2200">
          <text:p text:style-name="P6"/>
        </draw:polyline>
        <draw:polyline draw:name="Line 22" draw:style-name="gr54" draw:text-style-name="P14" draw:id="id35" draw:layer="layout" svg:width="0cm" svg:height="2.199cm" svg:x="9.737cm" svg:y="7.726cm" svg:viewBox="0 0 0 2200" draw:points="0,2200 0,0">
          <text:p text:style-name="P6"/>
        </draw:polyline>
        <draw:custom-shape draw:name="Text Box 23" draw:style-name="gr55" draw:text-style-name="P38" draw:layer="layout" svg:width="7.038cm" svg:height="1.205cm" svg:x="10.548cm" svg:y="4.436cm">
          <text:p text:style-name="P18"><text:span text:style-name="T50">Servlet Container</text:span></text:p>
          <draw:enhanced-geometry svg:viewBox="0 0 21600 21600" draw:type="mso-spt202" draw:enhanced-path="M 0 0 L 21600 0 21600 21600 0 21600 0 0 Z N"/>
        </draw:custom-shape>
        <draw:custom-shape draw:name="Text Box 24" draw:style-name="gr56" draw:text-style-name="P38" draw:layer="layout" svg:width="10.23cm" svg:height="1.205cm" svg:x="9.227cm" svg:y="15.24cm">
          <text:p text:style-name="P18"><text:span text:style-name="T51">Spring ApplicationContext</text:span></text:p>
          <draw:enhanced-geometry svg:viewBox="0 0 21600 21600" draw:type="mso-spt202" draw:enhanced-path="M 0 0 L 21600 0 21600 21600 0 21600 0 0 Z N"/>
        </draw:custom-shape>
        <draw:custom-shape draw:name="Rectangle 25" draw:style-name="gr57" draw:text-style-name="P37" draw:layer="layout" svg:width="2.964cm" svg:height="2.328cm" svg:x="10.583cm" svg:y="12.277cm">
          <text:p text:style-name="P17"><text:span text:style-name="T52">Filter</text:span></text:p>
          <text:p text:style-name="P17"><text:span text:style-name="T52">2</text:span></text:p>
          <draw:enhanced-geometry svg:viewBox="0 0 21600 21600" draw:type="rectangle" draw:enhanced-path="M 0 0 L 21600 0 21600 21600 0 21600 0 0 Z N"/>
        </draw:custom-shape>
        <draw:custom-shape draw:name="Rectangle 26" draw:style-name="gr57" draw:text-style-name="P37" draw:layer="layout" svg:width="2.963cm" svg:height="2.328cm" svg:x="14.605cm" svg:y="12.277cm">
          <text:p text:style-name="P17"><text:span text:style-name="T52"/></text:p>
          <text:p text:style-name="P17"><text:span text:style-name="T52">…</text:span></text:p>
          <draw:enhanced-geometry svg:viewBox="0 0 21600 21600" draw:type="rectangle" draw:enhanced-path="M 0 0 L 21600 0 21600 21600 0 21600 0 0 Z N"/>
        </draw:custom-shape>
        <draw:custom-shape draw:name="Rectangle 27" draw:style-name="gr57" draw:text-style-name="P37" draw:layer="layout" svg:width="2.963cm" svg:height="2.328cm" svg:x="18.627cm" svg:y="12.277cm">
          <text:p text:style-name="P17"><text:span text:style-name="T52">Filter</text:span></text:p>
          <text:p text:style-name="P17"><text:span text:style-name="T52">N</text:span></text:p>
          <draw:enhanced-geometry svg:viewBox="0 0 21600 21600" draw:type="rectangle" draw:enhanced-path="M 0 0 L 21600 0 21600 21600 0 21600 0 0 Z N"/>
        </draw:custom-shape>
        <draw:polyline draw:name="Line 28" draw:style-name="gr58" draw:text-style-name="P14" draw:id="id19" draw:layer="layout" svg:width="3.201cm" svg:height="0cm" svg:x="3.298cm" svg:y="6.923cm" svg:viewBox="0 0 3202 0" draw:points="0,0 3202,0">
          <text:p text:style-name="P6"/>
        </draw:polyline>
        <draw:polyline draw:name="Line 29" draw:style-name="gr59" draw:text-style-name="P14" draw:id="id36" draw:layer="layout" svg:width="3.201cm" svg:height="0cm" svg:x="3.298cm" svg:y="7.408cm" svg:viewBox="0 0 3202 0" draw:points="3202,0 0,0">
          <text:p text:style-name="P6"/>
        </draw:polyline>
        <draw:custom-shape draw:name="Text Box 30" draw:style-name="gr60" draw:text-style-name="P36" draw:layer="layout" svg:width="8.599cm" svg:height="1.205cm" svg:x="6.5cm" svg:y="6.526cm">
          <text:p text:style-name="P35"><text:span text:style-name="T53">DelegatingFilterProxy</text:span></text:p>
          <draw:enhanced-geometry svg:viewBox="0 0 21600 21600" draw:type="mso-spt202" draw:enhanced-path="M 0 0 L 21600 0 21600 21600 0 21600 0 0 Z N"/>
        </draw:custom-shape>
        <draw:custom-shape draw:name="Text Box 31" draw:style-name="gr60" draw:text-style-name="P36" draw:layer="layout" svg:width="11.853cm" svg:height="1.205cm" svg:x="8.255cm" svg:y="9.926cm">
          <text:p text:style-name="P35"><text:span text:style-name="T54">springSecurityFilterChain</text:span></text:p>
          <draw:enhanced-geometry svg:viewBox="0 0 21600 21600" draw:type="mso-spt202" draw:enhanced-path="M 0 0 L 21600 0 21600 21600 0 21600 0 0 Z N"/>
        </draw:custom-shape>
        <draw:custom-shape draw:name="Rectangle 32" draw:style-name="gr57" draw:text-style-name="P37" draw:layer="layout" svg:width="2.963cm" svg:height="2.328cm" svg:x="6.575cm" svg:y="12.277cm">
          <text:p text:style-name="P17"><text:span text:style-name="T52">Filter</text:span></text:p>
          <text:p text:style-name="P17"><text:span text:style-name="T52">1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smil:repeatCount="1" presentation:node-type="on-click" presentation:preset-class="entrance" presentation:preset-id="ooo-entrance-dissolve-in">
                  <anim:set smil:begin="0s" smil:dur="0.001s" smil:fill="hold" smil:targetElement="id19" smil:attributeName="visibility" smil:to="visible"/>
                  <anim:transitionFilter smil:dur="0.5s" smil:targetElement="id19" smil:type="dissolve"/>
                </anim:par>
              </anim:par>
              <anim:par smil:begin="0.5s" smil:fill="hold">
                <anim:par smil:begin="0s" smil:fill="hold" smil:repeatCount="1" presentation:node-type="after-previous" presentation:preset-class="entrance" presentation:preset-id="ooo-entrance-dissolve-in">
                  <anim:set smil:begin="0s" smil:dur="0.001s" smil:fill="hold" smil:targetElement="id20" smil:attributeName="visibility" smil:to="visible"/>
                  <anim:transitionFilter smil:dur="0.5s" smil:targetElement="id20" smil:type="dissolve"/>
                </anim:par>
              </anim:par>
              <anim:par smil:begin="1s" smil:fill="hold">
                <anim:par smil:begin="0s" smil:fill="hold" smil:repeatCount="1" presentation:node-type="after-previous" presentation:preset-class="entrance" presentation:preset-id="ooo-entrance-dissolve-in">
                  <anim:set smil:begin="0s" smil:dur="0.001s" smil:fill="hold" smil:targetElement="id21" smil:attributeName="visibility" smil:to="visible"/>
                  <anim:transitionFilter smil:dur="0.5s" smil:targetElement="id21" smil:type="dissolve"/>
                </anim:par>
              </anim:par>
              <anim:par smil:begin="1.5s" smil:fill="hold">
                <anim:par smil:begin="0s" smil:fill="hold" smil:repeatCount="1" presentation:node-type="after-previous" presentation:preset-class="entrance" presentation:preset-id="ooo-entrance-dissolve-in">
                  <anim:set smil:begin="0s" smil:dur="0.001s" smil:fill="hold" smil:targetElement="id22" smil:attributeName="visibility" smil:to="visible"/>
                  <anim:transitionFilter smil:dur="0.5s" smil:targetElement="id22" smil:type="dissolve"/>
                </anim:par>
              </anim:par>
              <anim:par smil:begin="2s" smil:fill="hold">
                <anim:par smil:begin="0s" smil:fill="hold" smil:repeatCount="1" presentation:node-type="after-previous" presentation:preset-class="entrance" presentation:preset-id="ooo-entrance-dissolve-in">
                  <anim:set smil:begin="0s" smil:dur="0.001s" smil:fill="hold" smil:targetElement="id23" smil:attributeName="visibility" smil:to="visible"/>
                  <anim:transitionFilter smil:dur="0.5s" smil:targetElement="id23" smil:type="dissolve"/>
                </anim:par>
              </anim:par>
              <anim:par smil:begin="2.5s" smil:fill="hold">
                <anim:par smil:begin="0s" smil:fill="hold" smil:repeatCount="1" presentation:node-type="after-previous" presentation:preset-class="entrance" presentation:preset-id="ooo-entrance-dissolve-in">
                  <anim:set smil:begin="0s" smil:dur="0.001s" smil:fill="hold" smil:targetElement="id24" smil:attributeName="visibility" smil:to="visible"/>
                  <anim:transitionFilter smil:dur="0.5s" smil:targetElement="id24" smil:type="dissolve"/>
                </anim:par>
              </anim:par>
              <anim:par smil:begin="3s" smil:fill="hold">
                <anim:par smil:begin="0s" smil:fill="hold" smil:repeatCount="1" presentation:node-type="after-previous" presentation:preset-class="entrance" presentation:preset-id="ooo-entrance-dissolve-in">
                  <anim:set smil:begin="0s" smil:dur="0.001s" smil:fill="hold" smil:targetElement="id25" smil:attributeName="visibility" smil:to="visible"/>
                  <anim:transitionFilter smil:dur="0.5s" smil:targetElement="id25" smil:type="dissolve"/>
                </anim:par>
              </anim:par>
              <anim:par smil:begin="3.5s" smil:fill="hold">
                <anim:par smil:begin="0s" smil:fill="hold" smil:repeatCount="1" presentation:node-type="after-previous" presentation:preset-class="entrance" presentation:preset-id="ooo-entrance-dissolve-in">
                  <anim:set smil:begin="0s" smil:dur="0.001s" smil:fill="hold" smil:targetElement="id26" smil:attributeName="visibility" smil:to="visible"/>
                  <anim:transitionFilter smil:dur="0.5s" smil:targetElement="id26" smil:type="dissolve"/>
                </anim:par>
              </anim:par>
              <anim:par smil:begin="4s" smil:fill="hold">
                <anim:par smil:begin="0s" smil:fill="hold" smil:repeatCount="1" presentation:node-type="after-previous" presentation:preset-class="entrance" presentation:preset-id="ooo-entrance-dissolve-in">
                  <anim:set smil:begin="0s" smil:dur="0.001s" smil:fill="hold" smil:targetElement="id27" smil:attributeName="visibility" smil:to="visible"/>
                  <anim:transitionFilter smil:dur="0.5s" smil:targetElement="id27" smil:type="dissolve"/>
                </anim:par>
              </anim:par>
            </anim:par>
            <anim:par smil:begin="next" smil:fill="hold">
              <anim:par smil:begin="0s" smil:fill="hold">
                <anim:par smil:begin="0s" smil:fill="hold" smil:repeatCount="1" presentation:node-type="on-click" presentation:preset-class="entrance" presentation:preset-id="ooo-entrance-dissolve-in">
                  <anim:set smil:begin="0s" smil:dur="0.001s" smil:fill="hold" smil:targetElement="id28" smil:attributeName="visibility" smil:to="visible"/>
                  <anim:transitionFilter smil:dur="0.5s" smil:targetElement="id28" smil:type="dissolve"/>
                </anim:par>
              </anim:par>
              <anim:par smil:begin="0.5s" smil:fill="hold">
                <anim:par smil:begin="0s" smil:fill="hold" smil:repeatCount="1" presentation:node-type="after-previous" presentation:preset-class="entrance" presentation:preset-id="ooo-entrance-dissolve-in">
                  <anim:set smil:begin="0s" smil:dur="0.001s" smil:fill="hold" smil:targetElement="id29" smil:attributeName="visibility" smil:to="visible"/>
                  <anim:transitionFilter smil:dur="0.5s" smil:targetElement="id29" smil:type="dissolve"/>
                </anim:par>
              </anim:par>
              <anim:par smil:begin="1s" smil:fill="hold">
                <anim:par smil:begin="0s" smil:fill="hold" smil:repeatCount="1" presentation:node-type="after-previous" presentation:preset-class="entrance" presentation:preset-id="ooo-entrance-dissolve-in">
                  <anim:set smil:begin="0s" smil:dur="0.001s" smil:fill="hold" smil:targetElement="id30" smil:attributeName="visibility" smil:to="visible"/>
                  <anim:transitionFilter smil:dur="0.5s" smil:targetElement="id30" smil:type="dissolve"/>
                </anim:par>
              </anim:par>
              <anim:par smil:begin="1.5s" smil:fill="hold">
                <anim:par smil:begin="0s" smil:fill="hold" smil:repeatCount="1" presentation:node-type="after-previous" presentation:preset-class="entrance" presentation:preset-id="ooo-entrance-dissolve-in">
                  <anim:set smil:begin="0s" smil:dur="0.001s" smil:fill="hold" smil:targetElement="id31" smil:attributeName="visibility" smil:to="visible"/>
                  <anim:transitionFilter smil:dur="0.5s" smil:targetElement="id31" smil:type="dissolve"/>
                </anim:par>
              </anim:par>
              <anim:par smil:begin="2s" smil:fill="hold">
                <anim:par smil:begin="0s" smil:fill="hold" smil:repeatCount="1" presentation:node-type="after-previous" presentation:preset-class="entrance" presentation:preset-id="ooo-entrance-dissolve-in">
                  <anim:set smil:begin="0s" smil:dur="0.001s" smil:fill="hold" smil:targetElement="id32" smil:attributeName="visibility" smil:to="visible"/>
                  <anim:transitionFilter smil:dur="0.5s" smil:targetElement="id32" smil:type="dissolve"/>
                </anim:par>
              </anim:par>
              <anim:par smil:begin="2.5s" smil:fill="hold">
                <anim:par smil:begin="0s" smil:fill="hold" smil:repeatCount="1" presentation:node-type="after-previous" presentation:preset-class="entrance" presentation:preset-id="ooo-entrance-dissolve-in">
                  <anim:set smil:begin="0s" smil:dur="0.001s" smil:fill="hold" smil:targetElement="id33" smil:attributeName="visibility" smil:to="visible"/>
                  <anim:transitionFilter smil:dur="0.5s" smil:targetElement="id33" smil:type="dissolve"/>
                </anim:par>
              </anim:par>
              <anim:par smil:begin="3s" smil:fill="hold">
                <anim:par smil:begin="0s" smil:fill="hold" smil:repeatCount="1" presentation:node-type="after-previous" presentation:preset-class="entrance" presentation:preset-id="ooo-entrance-dissolve-in">
                  <anim:set smil:begin="0s" smil:dur="0.001s" smil:fill="hold" smil:targetElement="id34" smil:attributeName="visibility" smil:to="visible"/>
                  <anim:transitionFilter smil:dur="0.5s" smil:targetElement="id34" smil:type="dissolve"/>
                </anim:par>
              </anim:par>
              <anim:par smil:begin="3.5s" smil:fill="hold">
                <anim:par smil:begin="0s" smil:fill="hold" smil:repeatCount="1" presentation:node-type="after-previous" presentation:preset-class="entrance" presentation:preset-id="ooo-entrance-dissolve-in">
                  <anim:set smil:begin="0s" smil:dur="0.001s" smil:fill="hold" smil:targetElement="id35" smil:attributeName="visibility" smil:to="visible"/>
                  <anim:transitionFilter smil:dur="0.5s" smil:targetElement="id35" smil:type="dissolve"/>
                </anim:par>
              </anim:par>
              <anim:par smil:begin="4s" smil:fill="hold">
                <anim:par smil:begin="0s" smil:fill="hold" smil:repeatCount="1" presentation:node-type="after-previous" presentation:preset-class="entrance" presentation:preset-id="ooo-entrance-dissolve-in">
                  <anim:set smil:begin="0s" smil:dur="0.001s" smil:fill="hold" smil:targetElement="id36" smil:attributeName="visibility" smil:to="visible"/>
                  <anim:transitionFilter smil:dur="0.5s" smil:targetElement="id36" smil:type="dissolve"/>
                </anim:par>
              </anim:par>
            </anim:par>
          </anim:seq>
        </anim:par>
        <presentation:notes draw:style-name="dp2">
          <draw:custom-shape draw:name="Rectangle 7" draw:style-name="gr1" draw:text-style-name="P31" draw:layer="layout" svg:width="8.806cm" svg:height="1.332cm" svg:x="11.513cm" svg:y="25.337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5"/>
          <draw:frame presentation:style-name="pr7" draw:text-style-name="P28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4">The Filter chain</text:span></text:p>
          </draw:text-box>
        </draw:frame>
        <draw:frame presentation:style-name="pr11" draw:text-style-name="P9" draw:layer="layout" svg:width="21.855cm" svg:height="11.012cm" svg:x="1.692cm" svg:y="4.232cm" presentation:class="outline" presentation:user-transformed="true">
          <draw:text-box>
            <text:list text:style-name="L4">
              <text:list-item>
                <text:p text:style-name="P8">With ACEGI Security 1.x</text:p>
              </text:list-item>
            </text:list>
            <text:list text:style-name="L4">
              <text:list-item>
                <text:list>
                  <text:list-item>
                    <text:p text:style-name="P12">Filters were manually configured as individual &lt;bean&gt; elemen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Led to verbose and error-prone XML</text:p>
                  </text:list-item>
                </text:list>
              </text:list-item>
            </text:list>
            <text:list text:style-name="L4">
              <text:list-item>
                <text:p text:style-name="P8">Since Spring Security 2.0</text:p>
              </text:list-item>
            </text:list>
            <text:list text:style-name="L4">
              <text:list-item>
                <text:list>
                  <text:list-item>
                    <text:p text:style-name="P12">Filters are initialized with correct values by defaul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Manual configuration is not required <text:span text:style-name="T3">unless you want to customize Spring Security's behavio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It is still important to understand how they work underne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5cm" svg:height="10.002cm" svg:x="3.492cm" svg:y="2.001cm" draw:page-number="36" presentation:class="page"/>
          <draw:frame presentation:style-name="pr12" draw:text-style-name="P28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Access Unsecured Resource Prior to Login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47">Access Unsecured Resource Prior to Login</text:span></text:p>
          </draw:text-box>
        </draw:frame>
        <draw:custom-shape draw:name="Text Box 5" draw:style-name="gr61" draw:text-style-name="P39" draw:layer="layout" svg:width="9.313cm" svg:height="1.205cm" svg:x="8.255cm" svg:y="3.942cm">
          <text:p text:style-name="P15"><text:span text:style-name="T50">Web Browser</text:span></text:p>
          <draw:enhanced-geometry svg:viewBox="0 0 21600 21600" draw:type="mso-spt202" draw:enhanced-path="M 0 0 L 21600 0 21600 21600 0 21600 0 0 Z N"/>
        </draw:custom-shape>
        <draw:custom-shape draw:name="Rectangle 7" draw:style-name="gr6" draw:text-style-name="P37" draw:layer="layout" svg:width="9.313cm" svg:height="1.059cm" svg:x="8.255cm" svg:y="16.298cm">
          <text:p text:style-name="P17"><text:span text:style-name="T51">UnsecuredResource</text:span></text:p>
          <draw:enhanced-geometry svg:viewBox="0 0 21600 21600" draw:type="rectangle" draw:enhanced-path="M 0 0 L 21600 0 21600 21600 0 21600 0 0 Z N"/>
        </draw:custom-shape>
        <draw:custom-shape draw:name="Rectangle 43" draw:style-name="gr12" draw:text-style-name="P37" draw:layer="layout" svg:width="11.43cm" svg:height="1.059cm" svg:x="6.985cm" svg:y="14.393cm">
          <text:p text:style-name="P17"><text:span text:style-name="T55">FilterSecurityInterceptor</text:span></text:p>
          <draw:enhanced-geometry svg:viewBox="0 0 21600 21600" draw:type="rectangle" draw:enhanced-path="M 0 0 L 21600 0 21600 21600 0 21600 0 0 Z N"/>
        </draw:custom-shape>
        <draw:custom-shape draw:name="Rectangle 44" draw:style-name="gr12" draw:text-style-name="P37" draw:layer="layout" svg:width="11.43cm" svg:height="1.059cm" svg:x="6.985cm" svg:y="12.488cm">
          <text:p text:style-name="P17"><text:span text:style-name="T55">ExceptionTranslationFilter</text:span></text:p>
          <draw:enhanced-geometry svg:viewBox="0 0 21600 21600" draw:type="rectangle" draw:enhanced-path="M 0 0 L 21600 0 21600 21600 0 21600 0 0 Z N"/>
        </draw:custom-shape>
        <draw:custom-shape draw:name="Rectangle 45" draw:style-name="gr12" draw:text-style-name="P37" draw:layer="layout" svg:width="11.43cm" svg:height="1.059cm" svg:x="6.985cm" svg:y="10.583cm">
          <text:p text:style-name="P17"><text:span text:style-name="T55">AuthenticationProcessingFilter</text:span></text:p>
          <draw:enhanced-geometry svg:viewBox="0 0 21600 21600" draw:type="rectangle" draw:enhanced-path="M 0 0 L 21600 0 21600 21600 0 21600 0 0 Z N"/>
        </draw:custom-shape>
        <draw:custom-shape draw:name="Rectangle 46" draw:style-name="gr12" draw:text-style-name="P37" draw:layer="layout" svg:width="11.43cm" svg:height="1.059cm" svg:x="6.985cm" svg:y="6.773cm">
          <text:p text:style-name="P17"><text:span text:style-name="T55">HttpSessionContextIntegrationFilter</text:span></text:p>
          <draw:enhanced-geometry svg:viewBox="0 0 21600 21600" draw:type="rectangle" draw:enhanced-path="M 0 0 L 21600 0 21600 21600 0 21600 0 0 Z N"/>
        </draw:custom-shape>
        <draw:custom-shape draw:name="Rectangle 47" draw:style-name="gr12" draw:text-style-name="P37" draw:layer="layout" svg:width="11.43cm" svg:height="1.059cm" svg:x="6.985cm" svg:y="8.678cm">
          <text:p text:style-name="P17"><text:span text:style-name="T55">LogoutFilter</text:span></text:p>
          <draw:enhanced-geometry svg:viewBox="0 0 21600 21600" draw:type="rectangle" draw:enhanced-path="M 0 0 L 21600 0 21600 21600 0 21600 0 0 Z N"/>
        </draw:custom-shape>
        <draw:polyline draw:name="Line 48" draw:style-name="gr62" draw:text-style-name="P14" draw:id="id37" draw:layer="layout" svg:width="0cm" svg:height="1.48cm" svg:x="11.642cm" svg:y="5.292cm" svg:viewBox="0 0 0 1481" draw:points="0,0 0,1481">
          <text:p text:style-name="P6"/>
        </draw:polyline>
        <draw:polyline draw:name="Line 53" draw:style-name="gr63" draw:text-style-name="P14" draw:id="id39" draw:layer="layout" svg:width="0cm" svg:height="0.845cm" svg:x="11.642cm" svg:y="7.832cm" svg:viewBox="0 0 0 846" draw:points="0,0 0,846">
          <text:p text:style-name="P6"/>
        </draw:polyline>
        <draw:polyline draw:name="Line 54" draw:style-name="gr64" draw:text-style-name="P14" draw:id="id41" draw:layer="layout" svg:width="0cm" svg:height="0.845cm" svg:x="11.642cm" svg:y="9.737cm" svg:viewBox="0 0 0 846" draw:points="0,0 0,846">
          <text:p text:style-name="P6"/>
        </draw:polyline>
        <draw:polyline draw:name="Line 55" draw:style-name="gr65" draw:text-style-name="P14" draw:id="id43" draw:layer="layout" svg:width="0cm" svg:height="0.845cm" svg:x="11.642cm" svg:y="11.642cm" svg:viewBox="0 0 0 846" draw:points="0,0 0,846">
          <text:p text:style-name="P6"/>
        </draw:polyline>
        <draw:polyline draw:name="Line 56" draw:style-name="gr66" draw:text-style-name="P14" draw:id="id45" draw:layer="layout" svg:width="0cm" svg:height="0.845cm" svg:x="11.642cm" svg:y="13.547cm" svg:viewBox="0 0 0 846" draw:points="0,0 0,846">
          <text:p text:style-name="P6"/>
        </draw:polyline>
        <draw:polyline draw:name="Line 57" draw:style-name="gr67" draw:text-style-name="P14" draw:id="id47" draw:layer="layout" svg:width="0cm" svg:height="0.845cm" svg:x="11.642cm" svg:y="15.452cm" svg:viewBox="0 0 0 846" draw:points="0,0 0,846">
          <text:p text:style-name="P6"/>
        </draw:polyline>
        <draw:polyline draw:name="Line 61" draw:style-name="gr68" draw:text-style-name="P14" draw:id="id48" draw:layer="layout" svg:width="0cm" svg:height="0.845cm" svg:x="13.758cm" svg:y="15.452cm" svg:viewBox="0 0 0 846" draw:points="0,846 0,0">
          <text:p text:style-name="P6"/>
        </draw:polyline>
        <draw:polyline draw:name="Line 62" draw:style-name="gr69" draw:text-style-name="P14" draw:id="id50" draw:layer="layout" svg:width="0cm" svg:height="0.845cm" svg:x="13.758cm" svg:y="13.547cm" svg:viewBox="0 0 0 846" draw:points="0,846 0,0">
          <text:p text:style-name="P6"/>
        </draw:polyline>
        <draw:polyline draw:name="Line 63" draw:style-name="gr70" draw:text-style-name="P14" draw:id="id52" draw:layer="layout" svg:width="0cm" svg:height="0.845cm" svg:x="13.758cm" svg:y="11.642cm" svg:viewBox="0 0 0 846" draw:points="0,846 0,0">
          <text:p text:style-name="P6"/>
        </draw:polyline>
        <draw:polyline draw:name="Line 64" draw:style-name="gr71" draw:text-style-name="P14" draw:id="id54" draw:layer="layout" svg:width="0cm" svg:height="0.845cm" svg:x="13.758cm" svg:y="9.737cm" svg:viewBox="0 0 0 846" draw:points="0,846 0,0">
          <text:p text:style-name="P6"/>
        </draw:polyline>
        <draw:polyline draw:name="Line 65" draw:style-name="gr72" draw:text-style-name="P14" draw:id="id56" draw:layer="layout" svg:width="0cm" svg:height="0.845cm" svg:x="13.758cm" svg:y="7.832cm" svg:viewBox="0 0 0 846" draw:points="0,846 0,0">
          <text:p text:style-name="P6"/>
        </draw:polyline>
        <draw:polyline draw:name="Line 66" draw:style-name="gr73" draw:text-style-name="P14" draw:id="id58" draw:layer="layout" svg:width="0cm" svg:height="1.48cm" svg:x="13.758cm" svg:y="5.291cm" svg:viewBox="0 0 0 1481" draw:points="0,1481 0,0">
          <text:p text:style-name="P6"/>
        </draw:polyline>
        <draw:g draw:name="Group 92" draw:id="id38">
          <draw:custom-shape draw:name="Text Box 52" draw:style-name="gr74" draw:text-style-name="P22" draw:layer="layout" svg:width="5.927cm" svg:height="2.142cm" svg:x="0.423cm" svg:y="5.503cm">
            <text:p text:style-name="P18"><text:span text:style-name="T56">No context in session </text:span><text:span text:style-name="T57">Establishes empty security context</text:span></text:p>
            <draw:enhanced-geometry svg:viewBox="0 0 21600 21600" draw:type="mso-spt202" draw:enhanced-path="M 0 0 L 21600 0 21600 21600 0 21600 0 0 Z N"/>
          </draw:custom-shape>
          <draw:line draw:name="Line 72" draw:style-name="gr75" draw:text-style-name="P14" draw:layer="layout" svg:x1="6.35cm" svg:y1="7.197cm" svg:x2="6.985cm" svg:y2="7.197cm">
            <text:p text:style-name="P6"/>
          </draw:line>
        </draw:g>
        <draw:g draw:name="Group 83" draw:id="id40">
          <draw:custom-shape draw:name="Text Box 51" draw:style-name="gr76" draw:text-style-name="P22" draw:layer="layout" svg:width="5.927cm" svg:height="1.515cm" svg:x="0.423cm" svg:y="8.211cm">
            <text:p text:style-name="P18"><text:span text:style-name="T56">Not a logout request does nothing</text:span></text:p>
            <draw:enhanced-geometry svg:viewBox="0 0 21600 21600" draw:type="mso-spt202" draw:enhanced-path="M 0 0 L 21600 0 21600 21600 0 21600 0 0 Z N"/>
          </draw:custom-shape>
          <draw:line draw:name="Line 73" draw:style-name="gr75" draw:text-style-name="P14" draw:layer="layout" svg:x1="6.35cm" svg:y1="9.102cm" svg:x2="6.985cm" svg:y2="9.102cm">
            <text:p text:style-name="P6"/>
          </draw:line>
        </draw:g>
        <draw:g draw:name="Group 84" draw:id="id42">
          <draw:custom-shape draw:name="Text Box 58" draw:style-name="gr76" draw:text-style-name="P22" draw:layer="layout" svg:width="5.927cm" svg:height="1.515cm" svg:x="0.423cm" svg:y="10.116cm">
            <text:p text:style-name="P18"><text:span text:style-name="T56">Not an authentication request does nothing</text:span></text:p>
            <draw:enhanced-geometry svg:viewBox="0 0 21600 21600" draw:type="mso-spt202" draw:enhanced-path="M 0 0 L 21600 0 21600 21600 0 21600 0 0 Z N"/>
          </draw:custom-shape>
          <draw:line draw:name="Line 74" draw:style-name="gr75" draw:text-style-name="P14" draw:layer="layout" svg:x1="6.35cm" svg:y1="11.007cm" svg:x2="6.985cm" svg:y2="11.007cm">
            <text:p text:style-name="P6"/>
          </draw:line>
        </draw:g>
        <draw:g draw:name="Group 85" draw:id="id44">
          <draw:custom-shape draw:name="Text Box 59" draw:style-name="gr76" draw:text-style-name="P22" draw:layer="layout" svg:width="5.927cm" svg:height="1.515cm" svg:x="0.423cm" svg:y="12.021cm">
            <text:p text:style-name="P18"><text:span text:style-name="T56">Does nothing on request side</text:span></text:p>
            <draw:enhanced-geometry svg:viewBox="0 0 21600 21600" draw:type="mso-spt202" draw:enhanced-path="M 0 0 L 21600 0 21600 21600 0 21600 0 0 Z N"/>
          </draw:custom-shape>
          <draw:line draw:name="Line 75" draw:style-name="gr75" draw:text-style-name="P14" draw:layer="layout" svg:x1="6.35cm" svg:y1="12.912cm" svg:x2="6.985cm" svg:y2="12.912cm">
            <text:p text:style-name="P6"/>
          </draw:line>
        </draw:g>
        <draw:g draw:name="Group 86" draw:id="id46">
          <draw:custom-shape draw:name="Text Box 60" draw:style-name="gr74" draw:text-style-name="P22" draw:layer="layout" svg:width="5.927cm" svg:height="2.142cm" svg:x="0.423cm" svg:y="13.97cm">
            <text:p text:style-name="P18"><text:span text:style-name="T56">Resource has no security attributes does nothing</text:span></text:p>
            <draw:enhanced-geometry svg:viewBox="0 0 21600 21600" draw:type="mso-spt202" draw:enhanced-path="M 0 0 L 21600 0 21600 21600 0 21600 0 0 Z N"/>
          </draw:custom-shape>
          <draw:line draw:name="Line 76" draw:style-name="gr75" draw:text-style-name="P14" draw:layer="layout" svg:x1="6.35cm" svg:y1="14.817cm" svg:x2="6.985cm" svg:y2="14.817cm">
            <text:p text:style-name="P6"/>
          </draw:line>
        </draw:g>
        <draw:g draw:name="Group 87" draw:id="id49">
          <draw:custom-shape draw:name="Text Box 67" draw:style-name="gr74" draw:text-style-name="P22" draw:layer="layout" svg:width="5.927cm" svg:height="2.142cm" svg:x="19.05cm" svg:y="14.393cm">
            <text:p text:style-name="P18"><text:span text:style-name="T56">Resource has no security attributes does nothing</text:span></text:p>
            <draw:enhanced-geometry svg:viewBox="0 0 21600 21600" draw:type="mso-spt202" draw:enhanced-path="M 0 0 L 21600 0 21600 21600 0 21600 0 0 Z N"/>
          </draw:custom-shape>
          <draw:line draw:name="Line 77" draw:style-name="gr75" draw:text-style-name="P14" draw:layer="layout" svg:x1="18.415cm" svg:y1="15.028cm" svg:x2="19.05cm" svg:y2="15.028cm">
            <text:p text:style-name="P6"/>
          </draw:line>
        </draw:g>
        <draw:g draw:name="Group 88" draw:id="id51">
          <draw:custom-shape draw:name="Text Box 68" draw:style-name="gr76" draw:text-style-name="P22" draw:layer="layout" svg:width="5.927cm" svg:height="1.515cm" svg:x="19.05cm" svg:y="12.488cm">
            <text:p text:style-name="P18"><text:span text:style-name="T56">No exceptions thrown does nothing</text:span></text:p>
            <draw:enhanced-geometry svg:viewBox="0 0 21600 21600" draw:type="mso-spt202" draw:enhanced-path="M 0 0 L 21600 0 21600 21600 0 21600 0 0 Z N"/>
          </draw:custom-shape>
          <draw:line draw:name="Line 78" draw:style-name="gr75" draw:text-style-name="P14" draw:layer="layout" svg:x1="18.415cm" svg:y1="13.123cm" svg:x2="19.05cm" svg:y2="13.123cm">
            <text:p text:style-name="P6"/>
          </draw:line>
        </draw:g>
        <draw:g draw:name="Group 89" draw:id="id53">
          <draw:custom-shape draw:name="Text Box 69" draw:style-name="gr76" draw:text-style-name="P22" draw:layer="layout" svg:width="5.927cm" svg:height="1.515cm" svg:x="19.05cm" svg:y="10.583cm">
            <text:p text:style-name="P18"><text:span text:style-name="T56">Does nothing on response side</text:span></text:p>
            <draw:enhanced-geometry svg:viewBox="0 0 21600 21600" draw:type="mso-spt202" draw:enhanced-path="M 0 0 L 21600 0 21600 21600 0 21600 0 0 Z N"/>
          </draw:custom-shape>
          <draw:line draw:name="Line 79" draw:style-name="gr75" draw:text-style-name="P14" draw:layer="layout" svg:x1="18.415cm" svg:y1="11.007cm" svg:x2="19.05cm" svg:y2="11.007cm">
            <text:p text:style-name="P6"/>
          </draw:line>
        </draw:g>
        <draw:g draw:name="Group 90" draw:id="id55">
          <draw:custom-shape draw:name="Text Box 70" draw:style-name="gr76" draw:text-style-name="P22" draw:layer="layout" svg:width="5.927cm" svg:height="1.515cm" svg:x="19.05cm" svg:y="8.511cm">
            <text:p text:style-name="P18"><text:span text:style-name="T56">Does nothing on response side</text:span></text:p>
            <draw:enhanced-geometry svg:viewBox="0 0 21600 21600" draw:type="mso-spt202" draw:enhanced-path="M 0 0 L 21600 0 21600 21600 0 21600 0 0 Z N"/>
          </draw:custom-shape>
          <draw:line draw:name="Line 80" draw:style-name="gr75" draw:text-style-name="P14" draw:layer="layout" svg:x1="18.415cm" svg:y1="9.102cm" svg:x2="19.05cm" svg:y2="9.102cm">
            <text:p text:style-name="P6"/>
          </draw:line>
        </draw:g>
        <draw:g draw:name="Group 91" draw:id="id57">
          <draw:custom-shape draw:name="Text Box 71" draw:style-name="gr77" draw:text-style-name="P22" draw:layer="layout" svg:width="5.927cm" svg:height="2.769cm" svg:x="19.05cm" svg:y="5.248cm">
            <text:p text:style-name="P18"><text:span text:style-name="T56">Context did not change so no need to store in session </text:span><text:span text:style-name="T57">Clears context</text:span></text:p>
            <draw:enhanced-geometry svg:viewBox="0 0 21600 21600" draw:type="mso-spt202" draw:enhanced-path="M 0 0 L 21600 0 21600 21600 0 21600 0 0 Z N"/>
          </draw:custom-shape>
          <draw:line draw:name="Line 81" draw:style-name="gr75" draw:text-style-name="P14" draw:layer="layout" svg:x1="18.415cm" svg:y1="7.197cm" svg:x2="19.05cm" svg:y2="7.197cm">
            <text:p text:style-name="P6"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2cm" svg:x="3.492cm" svg:y="2.001cm" draw:page-number="37" presentation:class="page"/>
          <draw:frame presentation:style-name="pr9" draw:text-style-name="P28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Access Secured Resource Prior to Login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47">Access Secured Resource Prior to Login</text:span></text:p>
          </draw:text-box>
        </draw:frame>
        <draw:custom-shape draw:name="Text Box 3" draw:style-name="gr61" draw:text-style-name="P39" draw:layer="layout" svg:width="9.313cm" svg:height="1.205cm" svg:x="8.255cm" svg:y="3.942cm">
          <text:p text:style-name="P15"><text:span text:style-name="T50">Web Browser</text:span></text:p>
          <draw:enhanced-geometry svg:viewBox="0 0 21600 21600" draw:type="mso-spt202" draw:enhanced-path="M 0 0 L 21600 0 21600 21600 0 21600 0 0 Z N"/>
        </draw:custom-shape>
        <draw:custom-shape draw:name="Rectangle 4" draw:style-name="gr6" draw:text-style-name="P37" draw:layer="layout" svg:width="9.313cm" svg:height="1.059cm" svg:x="8.255cm" svg:y="16.298cm">
          <text:p text:style-name="P17"><text:span text:style-name="T51">SecuredResource</text:span></text:p>
          <draw:enhanced-geometry svg:viewBox="0 0 21600 21600" draw:type="rectangle" draw:enhanced-path="M 0 0 L 21600 0 21600 21600 0 21600 0 0 Z N"/>
        </draw:custom-shape>
        <draw:custom-shape draw:name="Rectangle 5" draw:style-name="gr12" draw:text-style-name="P37" draw:layer="layout" svg:width="11.43cm" svg:height="1.059cm" svg:x="6.985cm" svg:y="14.393cm">
          <text:p text:style-name="P17"><text:span text:style-name="T55">FilterSecurityInterceptor</text:span></text:p>
          <draw:enhanced-geometry svg:viewBox="0 0 21600 21600" draw:type="rectangle" draw:enhanced-path="M 0 0 L 21600 0 21600 21600 0 21600 0 0 Z N"/>
        </draw:custom-shape>
        <draw:custom-shape draw:name="Rectangle 6" draw:style-name="gr12" draw:text-style-name="P37" draw:layer="layout" svg:width="11.43cm" svg:height="1.059cm" svg:x="6.985cm" svg:y="12.488cm">
          <text:p text:style-name="P17"><text:span text:style-name="T55">ExceptionTranslationFilter</text:span></text:p>
          <draw:enhanced-geometry svg:viewBox="0 0 21600 21600" draw:type="rectangle" draw:enhanced-path="M 0 0 L 21600 0 21600 21600 0 21600 0 0 Z N"/>
        </draw:custom-shape>
        <draw:custom-shape draw:name="Rectangle 7" draw:style-name="gr12" draw:text-style-name="P37" draw:layer="layout" svg:width="11.43cm" svg:height="1.059cm" svg:x="6.985cm" svg:y="10.583cm">
          <text:p text:style-name="P17"><text:span text:style-name="T55">AuthenticationProcessingFilter</text:span></text:p>
          <draw:enhanced-geometry svg:viewBox="0 0 21600 21600" draw:type="rectangle" draw:enhanced-path="M 0 0 L 21600 0 21600 21600 0 21600 0 0 Z N"/>
        </draw:custom-shape>
        <draw:custom-shape draw:name="Rectangle 8" draw:style-name="gr12" draw:text-style-name="P37" draw:layer="layout" svg:width="11.43cm" svg:height="1.059cm" svg:x="6.985cm" svg:y="6.773cm">
          <text:p text:style-name="P17"><text:span text:style-name="T55">HttpSessionContextIntegrationFilter</text:span></text:p>
          <draw:enhanced-geometry svg:viewBox="0 0 21600 21600" draw:type="rectangle" draw:enhanced-path="M 0 0 L 21600 0 21600 21600 0 21600 0 0 Z N"/>
        </draw:custom-shape>
        <draw:custom-shape draw:name="Rectangle 9" draw:style-name="gr12" draw:text-style-name="P37" draw:layer="layout" svg:width="11.43cm" svg:height="1.059cm" svg:x="6.985cm" svg:y="8.678cm">
          <text:p text:style-name="P17"><text:span text:style-name="T55">LogoutFilter</text:span></text:p>
          <draw:enhanced-geometry svg:viewBox="0 0 21600 21600" draw:type="rectangle" draw:enhanced-path="M 0 0 L 21600 0 21600 21600 0 21600 0 0 Z N"/>
        </draw:custom-shape>
        <draw:polyline draw:name="Line 10" draw:style-name="gr78" draw:text-style-name="P14" draw:id="id59" draw:layer="layout" svg:width="0cm" svg:height="1.48cm" svg:x="11.642cm" svg:y="5.292cm" svg:viewBox="0 0 0 1481" draw:points="0,0 0,1481">
          <text:p text:style-name="P6"/>
        </draw:polyline>
        <draw:polyline draw:name="Line 11" draw:style-name="gr79" draw:text-style-name="P14" draw:id="id61" draw:layer="layout" svg:width="0cm" svg:height="0.845cm" svg:x="11.642cm" svg:y="7.832cm" svg:viewBox="0 0 0 846" draw:points="0,0 0,846">
          <text:p text:style-name="P6"/>
        </draw:polyline>
        <draw:polyline draw:name="Line 12" draw:style-name="gr80" draw:text-style-name="P14" draw:id="id63" draw:layer="layout" svg:width="0cm" svg:height="0.845cm" svg:x="11.642cm" svg:y="9.737cm" svg:viewBox="0 0 0 846" draw:points="0,0 0,846">
          <text:p text:style-name="P6"/>
        </draw:polyline>
        <draw:polyline draw:name="Line 13" draw:style-name="gr81" draw:text-style-name="P14" draw:id="id65" draw:layer="layout" svg:width="0cm" svg:height="0.845cm" svg:x="11.642cm" svg:y="11.642cm" svg:viewBox="0 0 0 846" draw:points="0,0 0,846">
          <text:p text:style-name="P6"/>
        </draw:polyline>
        <draw:polyline draw:name="Line 14" draw:style-name="gr82" draw:text-style-name="P14" draw:id="id67" draw:layer="layout" svg:width="0cm" svg:height="0.845cm" svg:x="11.642cm" svg:y="13.547cm" svg:viewBox="0 0 0 846" draw:points="0,0 0,846">
          <text:p text:style-name="P6"/>
        </draw:polyline>
        <draw:polyline draw:name="Line 15" draw:style-name="gr83" draw:text-style-name="P14" draw:id="id70" draw:layer="layout" svg:width="0cm" svg:height="0.845cm" svg:x="13.758cm" svg:y="13.547cm" svg:viewBox="0 0 0 846" draw:points="0,846 0,0">
          <text:p text:style-name="P6"/>
        </draw:polyline>
        <draw:polyline draw:name="Line 16" draw:style-name="gr84" draw:text-style-name="P14" draw:id="id72" draw:layer="layout" svg:width="0cm" svg:height="3.809cm" svg:x="21.167cm" svg:y="6.138cm" svg:viewBox="0 0 0 3810" draw:points="0,3810 0,0">
          <text:p text:style-name="P6"/>
        </draw:polyline>
        <draw:g draw:name="Group 17" draw:id="id60">
          <draw:custom-shape draw:name="Text Box 18" draw:style-name="gr74" draw:text-style-name="P22" draw:layer="layout" svg:width="5.927cm" svg:height="2.142cm" svg:x="0.423cm" svg:y="6.138cm">
            <text:p text:style-name="P18"><text:span text:style-name="T56">No context in session </text:span><text:span text:style-name="T57">Establishes empty security context</text:span></text:p>
            <draw:enhanced-geometry svg:viewBox="0 0 21600 21600" draw:type="mso-spt202" draw:enhanced-path="M 0 0 L 21600 0 21600 21600 0 21600 0 0 Z N"/>
          </draw:custom-shape>
          <draw:line draw:name="Line 19" draw:style-name="gr75" draw:text-style-name="P14" draw:layer="layout" svg:x1="6.35cm" svg:y1="7.197cm" svg:x2="6.985cm" svg:y2="7.197cm">
            <text:p text:style-name="P6"/>
          </draw:line>
        </draw:g>
        <draw:g draw:name="Group 37" draw:id="id62">
          <draw:custom-shape draw:name="Text Box 21" draw:style-name="gr85" draw:text-style-name="P22" draw:layer="layout" svg:width="5.927cm" svg:height="0.888cm" svg:x="0.423cm" svg:y="8.89cm">
            <text:p text:style-name="P18"><text:span text:style-name="T56">Does nothing</text:span></text:p>
            <draw:enhanced-geometry svg:viewBox="0 0 21600 21600" draw:type="mso-spt202" draw:enhanced-path="M 0 0 L 21600 0 21600 21600 0 21600 0 0 Z N"/>
          </draw:custom-shape>
          <draw:line draw:name="Line 22" draw:style-name="gr75" draw:text-style-name="P14" draw:layer="layout" svg:x1="6.35cm" svg:y1="9.313cm" svg:x2="6.985cm" svg:y2="9.313cm">
            <text:p text:style-name="P6"/>
          </draw:line>
        </draw:g>
        <draw:g draw:name="Group 39" draw:id="id64">
          <draw:custom-shape draw:name="Text Box 24" draw:style-name="gr85" draw:text-style-name="P22" draw:layer="layout" svg:width="5.927cm" svg:height="0.888cm" svg:x="0.423cm" svg:y="10.672cm">
            <text:p text:style-name="P18"><text:span text:style-name="T56">Does nothing</text:span></text:p>
            <draw:enhanced-geometry svg:viewBox="0 0 21600 21600" draw:type="mso-spt202" draw:enhanced-path="M 0 0 L 21600 0 21600 21600 0 21600 0 0 Z N"/>
          </draw:custom-shape>
          <draw:line draw:name="Line 25" draw:style-name="gr75" draw:text-style-name="P14" draw:layer="layout" svg:x1="6.35cm" svg:y1="11.219cm" svg:x2="6.985cm" svg:y2="11.219cm">
            <text:p text:style-name="P6"/>
          </draw:line>
        </draw:g>
        <draw:g draw:name="Group 38" draw:id="id66">
          <draw:custom-shape draw:name="Text Box 27" draw:style-name="gr85" draw:text-style-name="P22" draw:layer="layout" svg:width="5.927cm" svg:height="0.888cm" svg:x="0.423cm" svg:y="12.365cm">
            <text:p text:style-name="P18"><text:span text:style-name="T56">Does nothing</text:span></text:p>
            <draw:enhanced-geometry svg:viewBox="0 0 21600 21600" draw:type="mso-spt202" draw:enhanced-path="M 0 0 L 21600 0 21600 21600 0 21600 0 0 Z N"/>
          </draw:custom-shape>
          <draw:line draw:name="Line 28" draw:style-name="gr75" draw:text-style-name="P14" draw:layer="layout" svg:x1="6.35cm" svg:y1="12.912cm" svg:x2="6.985cm" svg:y2="12.912cm">
            <text:p text:style-name="P6"/>
          </draw:line>
        </draw:g>
        <draw:g draw:name="Group 29" draw:id="id68">
          <draw:custom-shape draw:name="Text Box 30" draw:style-name="gr77" draw:text-style-name="P22" draw:layer="layout" svg:width="5.927cm" svg:height="2.769cm" svg:x="0.423cm" svg:y="13.97cm">
            <text:p text:style-name="P18"><text:span text:style-name="T56">Resource is secured </text:span><text:span text:style-name="T58">THROWS NOT AUTHENTICATED EXCEPTION</text:span></text:p>
            <draw:enhanced-geometry svg:viewBox="0 0 21600 21600" draw:type="mso-spt202" draw:enhanced-path="M 0 0 L 21600 0 21600 21600 0 21600 0 0 Z N"/>
          </draw:custom-shape>
          <draw:line draw:name="Line 31" draw:style-name="gr75" draw:text-style-name="P14" draw:layer="layout" svg:x1="6.35cm" svg:y1="14.817cm" svg:x2="6.985cm" svg:y2="14.817cm">
            <text:p text:style-name="P6"/>
          </draw:line>
        </draw:g>
        <draw:g draw:name="Group 32" draw:id="id71">
          <draw:custom-shape draw:name="Text Box 33" draw:style-name="gr86" draw:text-style-name="P22" draw:layer="layout" svg:width="5.927cm" svg:height="5.277cm" svg:x="19.05cm" svg:y="9.948cm">
            <text:list text:style-name="L6">
              <text:list-item>
                <text:p text:style-name="P18"><text:span text:style-name="T56">Authentication exception! </text:span></text:p>
              </text:list-item>
            </text:list>
            <text:list text:style-name="L7">
              <text:list-item>
                <text:p text:style-name="P40"><text:span text:style-name="T57"><text:s/></text:span><text:span text:style-name="T57">Saves current request in session</text:span></text:p>
              </text:list-item>
            </text:list>
            <text:list text:style-name="L7">
              <text:list-item>
                <text:p text:style-name="P40"><text:span text:style-name="T57">Clears context </text:span></text:p>
              </text:list-item>
            </text:list>
            <text:list text:style-name="L7">
              <text:list-item>
                <text:p text:style-name="P40"><text:span text:style-name="T57">Redirects to authentication entry point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line draw:name="Line 34" draw:style-name="gr75" draw:text-style-name="P14" draw:layer="layout" svg:x1="18.415cm" svg:y1="13.123cm" svg:x2="19.05cm" svg:y2="13.123cm">
            <text:p text:style-name="P6"/>
          </draw:line>
        </draw:g>
        <draw:custom-shape draw:name="Text Box 35" draw:style-name="gr87" draw:text-style-name="P38" draw:id="id69" draw:layer="layout" svg:width="2.229cm" svg:height="3.728cm" svg:x="6.99cm" svg:y="14.433cm">
          <text:p text:style-name="P18"><text:span text:style-name="T59">x</text:span></text:p>
          <draw:enhanced-geometry svg:viewBox="0 0 21600 21600" draw:type="mso-spt202" draw:enhanced-path="M 0 0 L 21600 0 21600 21600 0 21600 0 0 Z N"/>
        </draw:custom-shape>
        <draw:custom-shape draw:name="Rectangle 36" draw:style-name="gr14" draw:text-style-name="P37" draw:id="id73" draw:layer="layout" svg:width="5.926cm" svg:height="1.693cm" svg:x="16.722cm" svg:y="4.445cm">
          <text:p text:style-name="P17"><text:span text:style-name="T60">Login Form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2cm" svg:x="3.492cm" svg:y="2.001cm" draw:page-number="38" presentation:class="page"/>
          <draw:frame presentation:style-name="pr9" draw:text-style-name="P28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Submit Login Request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Submit Login Request</text:p>
          </draw:text-box>
        </draw:frame>
        <draw:custom-shape draw:name="Text Box 3" draw:style-name="gr61" draw:text-style-name="P39" draw:layer="layout" svg:width="9.313cm" svg:height="1.205cm" svg:x="8.255cm" svg:y="3.942cm">
          <text:p text:style-name="P15"><text:span text:style-name="T50">Web Browser</text:span></text:p>
          <draw:enhanced-geometry svg:viewBox="0 0 21600 21600" draw:type="mso-spt202" draw:enhanced-path="M 0 0 L 21600 0 21600 21600 0 21600 0 0 Z N"/>
        </draw:custom-shape>
        <draw:custom-shape draw:name="Rectangle 4" draw:style-name="gr6" draw:text-style-name="P37" draw:layer="layout" svg:width="9.313cm" svg:height="1.059cm" svg:x="8.255cm" svg:y="16.298cm">
          <text:p text:style-name="P17"><text:span text:style-name="T51">SecuredResource</text:span></text:p>
          <draw:enhanced-geometry svg:viewBox="0 0 21600 21600" draw:type="rectangle" draw:enhanced-path="M 0 0 L 21600 0 21600 21600 0 21600 0 0 Z N"/>
        </draw:custom-shape>
        <draw:custom-shape draw:name="Rectangle 5" draw:style-name="gr12" draw:text-style-name="P37" draw:layer="layout" svg:width="11.43cm" svg:height="1.059cm" svg:x="6.985cm" svg:y="14.393cm">
          <text:p text:style-name="P17"><text:span text:style-name="T55">FilterSecurityInterceptor</text:span></text:p>
          <draw:enhanced-geometry svg:viewBox="0 0 21600 21600" draw:type="rectangle" draw:enhanced-path="M 0 0 L 21600 0 21600 21600 0 21600 0 0 Z N"/>
        </draw:custom-shape>
        <draw:custom-shape draw:name="Rectangle 6" draw:style-name="gr12" draw:text-style-name="P37" draw:layer="layout" svg:width="11.43cm" svg:height="1.059cm" svg:x="6.985cm" svg:y="12.488cm">
          <text:p text:style-name="P17"><text:span text:style-name="T55">ExceptionTranslationFilter</text:span></text:p>
          <draw:enhanced-geometry svg:viewBox="0 0 21600 21600" draw:type="rectangle" draw:enhanced-path="M 0 0 L 21600 0 21600 21600 0 21600 0 0 Z N"/>
        </draw:custom-shape>
        <draw:custom-shape draw:name="Rectangle 7" draw:style-name="gr12" draw:text-style-name="P37" draw:layer="layout" svg:width="11.43cm" svg:height="1.059cm" svg:x="6.985cm" svg:y="10.583cm">
          <text:p text:style-name="P17"><text:span text:style-name="T55">AuthenticationProcessingFilter</text:span></text:p>
          <draw:enhanced-geometry svg:viewBox="0 0 21600 21600" draw:type="rectangle" draw:enhanced-path="M 0 0 L 21600 0 21600 21600 0 21600 0 0 Z N"/>
        </draw:custom-shape>
        <draw:custom-shape draw:name="Rectangle 8" draw:style-name="gr12" draw:text-style-name="P37" draw:layer="layout" svg:width="11.43cm" svg:height="1.059cm" svg:x="6.985cm" svg:y="6.773cm">
          <text:p text:style-name="P17"><text:span text:style-name="T55">HttpSessionContextIntegrationFilter</text:span></text:p>
          <draw:enhanced-geometry svg:viewBox="0 0 21600 21600" draw:type="rectangle" draw:enhanced-path="M 0 0 L 21600 0 21600 21600 0 21600 0 0 Z N"/>
        </draw:custom-shape>
        <draw:custom-shape draw:name="Rectangle 9" draw:style-name="gr12" draw:text-style-name="P37" draw:layer="layout" svg:width="11.43cm" svg:height="1.059cm" svg:x="6.985cm" svg:y="8.678cm">
          <text:p text:style-name="P17"><text:span text:style-name="T55">LogoutFilter</text:span></text:p>
          <draw:enhanced-geometry svg:viewBox="0 0 21600 21600" draw:type="rectangle" draw:enhanced-path="M 0 0 L 21600 0 21600 21600 0 21600 0 0 Z N"/>
        </draw:custom-shape>
        <draw:polyline draw:name="Line 10" draw:style-name="gr88" draw:text-style-name="P14" draw:id="id74" draw:layer="layout" svg:width="0cm" svg:height="1.48cm" svg:x="11.642cm" svg:y="5.292cm" svg:viewBox="0 0 0 1481" draw:points="0,0 0,1481">
          <text:p text:style-name="P6"/>
        </draw:polyline>
        <draw:polyline draw:name="Line 11" draw:style-name="gr89" draw:text-style-name="P14" draw:id="id76" draw:layer="layout" svg:width="0cm" svg:height="0.845cm" svg:x="11.642cm" svg:y="7.832cm" svg:viewBox="0 0 0 846" draw:points="0,0 0,846">
          <text:p text:style-name="P6"/>
        </draw:polyline>
        <draw:polyline draw:name="Line 12" draw:style-name="gr90" draw:text-style-name="P14" draw:id="id78" draw:layer="layout" svg:width="0cm" svg:height="0.845cm" svg:x="11.642cm" svg:y="9.737cm" svg:viewBox="0 0 0 846" draw:points="0,0 0,846">
          <text:p text:style-name="P6"/>
        </draw:polyline>
        <draw:g draw:name="Group 17" draw:id="id75">
          <draw:custom-shape draw:name="Text Box 18" draw:style-name="gr74" draw:text-style-name="P22" draw:layer="layout" svg:width="5.927cm" svg:height="2.142cm" svg:x="0.423cm" svg:y="6.138cm">
            <text:p text:style-name="P18"><text:span text:style-name="T56">No context in session </text:span><text:span text:style-name="T57">Establishes empty security context</text:span></text:p>
            <draw:enhanced-geometry svg:viewBox="0 0 21600 21600" draw:type="mso-spt202" draw:enhanced-path="M 0 0 L 21600 0 21600 21600 0 21600 0 0 Z N"/>
          </draw:custom-shape>
          <draw:line draw:name="Line 19" draw:style-name="gr75" draw:text-style-name="P14" draw:layer="layout" svg:x1="6.35cm" svg:y1="7.197cm" svg:x2="6.985cm" svg:y2="7.197cm">
            <text:p text:style-name="P6"/>
          </draw:line>
        </draw:g>
        <draw:g draw:name="Group 20" draw:id="id77">
          <draw:custom-shape draw:name="Text Box 21" draw:style-name="gr85" draw:text-style-name="P22" draw:layer="layout" svg:width="5.927cm" svg:height="0.888cm" svg:x="0.423cm" svg:y="8.89cm">
            <text:p text:style-name="P18"><text:span text:style-name="T56">Does nothing</text:span></text:p>
            <draw:enhanced-geometry svg:viewBox="0 0 21600 21600" draw:type="mso-spt202" draw:enhanced-path="M 0 0 L 21600 0 21600 21600 0 21600 0 0 Z N"/>
          </draw:custom-shape>
          <draw:line draw:name="Line 22" draw:style-name="gr75" draw:text-style-name="P14" draw:layer="layout" svg:x1="6.35cm" svg:y1="9.313cm" svg:x2="6.985cm" svg:y2="9.313cm">
            <text:p text:style-name="P6"/>
          </draw:line>
        </draw:g>
        <draw:g draw:name="Group 23" draw:id="id79">
          <draw:custom-shape draw:name="Text Box 24" draw:style-name="gr91" draw:text-style-name="P22" draw:layer="layout" svg:width="5.927cm" svg:height="5.904cm" svg:x="0.423cm" svg:y="10.372cm">
            <text:list text:style-name="L6">
              <text:list-item>
                <text:p text:style-name="P18"><text:span text:style-name="T61">Creates request and delegates to the Authentication</text:span></text:p>
              </text:list-item>
            </text:list>
            <text:list text:style-name="L6">
              <text:list-item>
                <text:p text:style-name="P18"><text:span text:style-name="T61">Manager</text:span></text:p>
              </text:list-item>
            </text:list>
            <text:list text:style-name="L7">
              <text:list-item>
                <text:p text:style-name="P40"><text:span text:style-name="T62">SUCCESS</text:span></text:p>
              </text:list-item>
            </text:list>
            <text:list text:style-name="L7">
              <text:list-item>
                <text:p text:style-name="P18"><text:span text:style-name="T63">populates context</text:span></text:p>
              </text:list-item>
            </text:list>
            <text:list text:style-name="L7">
              <text:list-item>
                <text:p text:style-name="P18"><text:span text:style-name="T63">redirects to target url</text:span></text:p>
              </text:list-item>
            </text:list>
            <text:list text:style-name="L8">
              <text:list-item>
                <text:p text:style-name="P40"><text:span text:style-name="T64">FAILURE</text:span><text:span text:style-name="T65"> </text:span></text:p>
              </text:list-item>
            </text:list>
            <text:list text:style-name="L8">
              <text:list-item>
                <text:p text:style-name="P18"><text:span text:style-name="T65">redirects to failure url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line draw:name="Line 25" draw:style-name="gr75" draw:text-style-name="P14" draw:layer="layout" svg:x1="6.35cm" svg:y1="10.919cm" svg:x2="6.985cm" svg:y2="10.919cm">
            <text:p text:style-name="P6"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2cm" svg:x="3.492cm" svg:y="2.001cm" draw:page-number="39" presentation:class="page"/>
          <draw:frame presentation:style-name="pr9" draw:text-style-name="P28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Access Resource With Required Role" draw:style-name="dp1" draw:master-page-name="Default">
        <office:forms form:automatic-focus="false" form:apply-design-mode="false"/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Access Resource With Required Role</text:p>
          </draw:text-box>
        </draw:frame>
        <draw:custom-shape draw:name="Text Box 3" draw:style-name="gr61" draw:text-style-name="P39" draw:layer="layout" svg:width="9.313cm" svg:height="1.205cm" svg:x="8.255cm" svg:y="3.942cm">
          <text:p text:style-name="P15"><text:span text:style-name="T50">Web Browser</text:span></text:p>
          <draw:enhanced-geometry svg:viewBox="0 0 21600 21600" draw:type="mso-spt202" draw:enhanced-path="M 0 0 L 21600 0 21600 21600 0 21600 0 0 Z N"/>
        </draw:custom-shape>
        <draw:custom-shape draw:name="Rectangle 4" draw:style-name="gr6" draw:text-style-name="P37" draw:layer="layout" svg:width="9.313cm" svg:height="1.059cm" svg:x="8.255cm" svg:y="16.298cm">
          <text:p text:style-name="P17"><text:span text:style-name="T51">SecuredResource</text:span></text:p>
          <draw:enhanced-geometry svg:viewBox="0 0 21600 21600" draw:type="rectangle" draw:enhanced-path="M 0 0 L 21600 0 21600 21600 0 21600 0 0 Z N"/>
        </draw:custom-shape>
        <draw:custom-shape draw:name="Rectangle 5" draw:style-name="gr12" draw:text-style-name="P37" draw:layer="layout" svg:width="11.43cm" svg:height="1.059cm" svg:x="6.985cm" svg:y="14.393cm">
          <text:p text:style-name="P17"><text:span text:style-name="T55">FilterSecurityInterceptor</text:span></text:p>
          <draw:enhanced-geometry svg:viewBox="0 0 21600 21600" draw:type="rectangle" draw:enhanced-path="M 0 0 L 21600 0 21600 21600 0 21600 0 0 Z N"/>
        </draw:custom-shape>
        <draw:custom-shape draw:name="Rectangle 6" draw:style-name="gr12" draw:text-style-name="P37" draw:layer="layout" svg:width="11.43cm" svg:height="1.059cm" svg:x="6.985cm" svg:y="12.488cm">
          <text:p text:style-name="P17"><text:span text:style-name="T55">ExceptionTranslationFilter</text:span></text:p>
          <draw:enhanced-geometry svg:viewBox="0 0 21600 21600" draw:type="rectangle" draw:enhanced-path="M 0 0 L 21600 0 21600 21600 0 21600 0 0 Z N"/>
        </draw:custom-shape>
        <draw:custom-shape draw:name="Rectangle 7" draw:style-name="gr12" draw:text-style-name="P37" draw:layer="layout" svg:width="11.43cm" svg:height="1.059cm" svg:x="6.985cm" svg:y="10.583cm">
          <text:p text:style-name="P17"><text:span text:style-name="T55">AuthenticationProcessingFilter</text:span></text:p>
          <draw:enhanced-geometry svg:viewBox="0 0 21600 21600" draw:type="rectangle" draw:enhanced-path="M 0 0 L 21600 0 21600 21600 0 21600 0 0 Z N"/>
        </draw:custom-shape>
        <draw:custom-shape draw:name="Rectangle 8" draw:style-name="gr12" draw:text-style-name="P37" draw:layer="layout" svg:width="11.43cm" svg:height="1.059cm" svg:x="6.985cm" svg:y="6.773cm">
          <text:p text:style-name="P17"><text:span text:style-name="T55">HttpSessionContextIntegrationFilter</text:span></text:p>
          <draw:enhanced-geometry svg:viewBox="0 0 21600 21600" draw:type="rectangle" draw:enhanced-path="M 0 0 L 21600 0 21600 21600 0 21600 0 0 Z N"/>
        </draw:custom-shape>
        <draw:custom-shape draw:name="Rectangle 9" draw:style-name="gr12" draw:text-style-name="P37" draw:layer="layout" svg:width="11.43cm" svg:height="1.059cm" svg:x="6.985cm" svg:y="8.678cm">
          <text:p text:style-name="P17"><text:span text:style-name="T55">LogoutFilter</text:span></text:p>
          <draw:enhanced-geometry svg:viewBox="0 0 21600 21600" draw:type="rectangle" draw:enhanced-path="M 0 0 L 21600 0 21600 21600 0 21600 0 0 Z N"/>
        </draw:custom-shape>
        <draw:polyline draw:name="Line 10" draw:style-name="gr92" draw:text-style-name="P14" draw:id="id80" draw:layer="layout" svg:width="0cm" svg:height="1.48cm" svg:x="11.642cm" svg:y="5.292cm" svg:viewBox="0 0 0 1481" draw:points="0,0 0,1481">
          <text:p text:style-name="P6"/>
        </draw:polyline>
        <draw:polyline draw:name="Line 11" draw:style-name="gr93" draw:text-style-name="P14" draw:id="id82" draw:layer="layout" svg:width="0cm" svg:height="0.845cm" svg:x="11.642cm" svg:y="7.832cm" svg:viewBox="0 0 0 846" draw:points="0,0 0,846">
          <text:p text:style-name="P6"/>
        </draw:polyline>
        <draw:polyline draw:name="Line 12" draw:style-name="gr94" draw:text-style-name="P14" draw:id="id84" draw:layer="layout" svg:width="0cm" svg:height="0.845cm" svg:x="11.642cm" svg:y="9.737cm" svg:viewBox="0 0 0 846" draw:points="0,0 0,846">
          <text:p text:style-name="P6"/>
        </draw:polyline>
        <draw:polyline draw:name="Line 13" draw:style-name="gr95" draw:text-style-name="P14" draw:id="id86" draw:layer="layout" svg:width="0cm" svg:height="0.845cm" svg:x="11.642cm" svg:y="11.642cm" svg:viewBox="0 0 0 846" draw:points="0,0 0,846">
          <text:p text:style-name="P6"/>
        </draw:polyline>
        <draw:polyline draw:name="Line 14" draw:style-name="gr96" draw:text-style-name="P14" draw:id="id88" draw:layer="layout" svg:width="0cm" svg:height="0.845cm" svg:x="11.642cm" svg:y="13.547cm" svg:viewBox="0 0 0 846" draw:points="0,0 0,846">
          <text:p text:style-name="P6"/>
        </draw:polyline>
        <draw:polyline draw:name="Line 15" draw:style-name="gr97" draw:text-style-name="P14" draw:id="id94" draw:layer="layout" svg:width="0cm" svg:height="0.845cm" svg:x="13.758cm" svg:y="13.547cm" svg:viewBox="0 0 0 846" draw:points="0,846 0,0">
          <text:p text:style-name="P6"/>
        </draw:polyline>
        <draw:g draw:name="Group 17" draw:id="id81">
          <draw:custom-shape draw:name="Text Box 18" draw:style-name="gr74" draw:text-style-name="P22" draw:layer="layout" svg:width="5.927cm" svg:height="2.142cm" svg:x="0.423cm" svg:y="6.138cm">
            <text:p text:style-name="P18"><text:span text:style-name="T57">Finds context in session and sets for current thread</text:span></text:p>
            <draw:enhanced-geometry svg:viewBox="0 0 21600 21600" draw:type="mso-spt202" draw:enhanced-path="M 0 0 L 21600 0 21600 21600 0 21600 0 0 Z N"/>
          </draw:custom-shape>
          <draw:line draw:name="Line 19" draw:style-name="gr75" draw:text-style-name="P14" draw:layer="layout" svg:x1="6.35cm" svg:y1="7.197cm" svg:x2="6.985cm" svg:y2="7.197cm">
            <text:p text:style-name="P6"/>
          </draw:line>
        </draw:g>
        <draw:g draw:name="Group 20" draw:id="id83">
          <draw:custom-shape draw:name="Text Box 21" draw:style-name="gr85" draw:text-style-name="P22" draw:layer="layout" svg:width="5.927cm" svg:height="0.888cm" svg:x="0.423cm" svg:y="8.978cm">
            <text:p text:style-name="P18"><text:span text:style-name="T56">Does nothing</text:span></text:p>
            <draw:enhanced-geometry svg:viewBox="0 0 21600 21600" draw:type="mso-spt202" draw:enhanced-path="M 0 0 L 21600 0 21600 21600 0 21600 0 0 Z N"/>
          </draw:custom-shape>
          <draw:line draw:name="Line 22" draw:style-name="gr75" draw:text-style-name="P14" draw:layer="layout" svg:x1="6.35cm" svg:y1="9.401cm" svg:x2="6.985cm" svg:y2="9.401cm">
            <text:p text:style-name="P6"/>
          </draw:line>
        </draw:g>
        <draw:g draw:name="Group 23" draw:id="id85">
          <draw:custom-shape draw:name="Text Box 24" draw:style-name="gr85" draw:text-style-name="P22" draw:layer="layout" svg:width="5.927cm" svg:height="0.888cm" svg:x="0.423cm" svg:y="10.672cm">
            <text:p text:style-name="P18"><text:span text:style-name="T56">Does nothing</text:span></text:p>
            <draw:enhanced-geometry svg:viewBox="0 0 21600 21600" draw:type="mso-spt202" draw:enhanced-path="M 0 0 L 21600 0 21600 21600 0 21600 0 0 Z N"/>
          </draw:custom-shape>
          <draw:line draw:name="Line 25" draw:style-name="gr75" draw:text-style-name="P14" draw:layer="layout" svg:x1="6.35cm" svg:y1="11.219cm" svg:x2="6.985cm" svg:y2="11.219cm">
            <text:p text:style-name="P6"/>
          </draw:line>
        </draw:g>
        <draw:g draw:name="Group 26" draw:id="id87">
          <draw:custom-shape draw:name="Text Box 27" draw:style-name="gr85" draw:text-style-name="P22" draw:layer="layout" svg:width="5.927cm" svg:height="0.888cm" svg:x="0.423cm" svg:y="12.365cm">
            <text:p text:style-name="P18"><text:span text:style-name="T56">Does nothing</text:span></text:p>
            <draw:enhanced-geometry svg:viewBox="0 0 21600 21600" draw:type="mso-spt202" draw:enhanced-path="M 0 0 L 21600 0 21600 21600 0 21600 0 0 Z N"/>
          </draw:custom-shape>
          <draw:line draw:name="Line 28" draw:style-name="gr75" draw:text-style-name="P14" draw:layer="layout" svg:x1="6.35cm" svg:y1="12.912cm" svg:x2="6.985cm" svg:y2="12.912cm">
            <text:p text:style-name="P6"/>
          </draw:line>
        </draw:g>
        <draw:g draw:name="Group 29" draw:id="id89">
          <draw:custom-shape draw:name="Text Box 30" draw:style-name="gr77" draw:text-style-name="P22" draw:layer="layout" svg:width="5.927cm" svg:height="2.769cm" svg:x="0.423cm" svg:y="13.97cm">
            <text:p text:style-name="P18"><text:span text:style-name="T56">Consults attributes, obtains context, and delegates to access decision manager </text:span></text:p>
            <draw:enhanced-geometry svg:viewBox="0 0 21600 21600" draw:type="mso-spt202" draw:enhanced-path="M 0 0 L 21600 0 21600 21600 0 21600 0 0 Z N"/>
          </draw:custom-shape>
          <draw:line draw:name="Line 31" draw:style-name="gr75" draw:text-style-name="P14" draw:layer="layout" svg:x1="6.35cm" svg:y1="14.817cm" svg:x2="6.985cm" svg:y2="14.817cm">
            <text:p text:style-name="P6"/>
          </draw:line>
        </draw:g>
        <draw:g draw:name="Group 58" draw:id="id95">
          <draw:custom-shape draw:name="Text Box 33" draw:style-name="gr85" draw:text-style-name="P22" draw:layer="layout" svg:width="5.927cm" svg:height="0.888cm" svg:x="19.05cm" svg:y="12.577cm">
            <text:p text:style-name="P18"><text:span text:style-name="T56">Does nothing</text:span></text:p>
            <draw:enhanced-geometry svg:viewBox="0 0 21600 21600" draw:type="mso-spt202" draw:enhanced-path="M 0 0 L 21600 0 21600 21600 0 21600 0 0 Z N"/>
          </draw:custom-shape>
          <draw:line draw:name="Line 34" draw:style-name="gr75" draw:text-style-name="P14" draw:layer="layout" svg:x1="18.415cm" svg:y1="13.123cm" svg:x2="19.05cm" svg:y2="13.123cm">
            <text:p text:style-name="P6"/>
          </draw:line>
        </draw:g>
        <draw:polyline draw:name="Line 37" draw:style-name="gr98" draw:text-style-name="P14" draw:id="id91" draw:layer="layout" svg:width="0cm" svg:height="0.845cm" svg:x="11.642cm" svg:y="15.452cm" svg:viewBox="0 0 0 846" draw:points="0,0 0,846">
          <text:p text:style-name="P6"/>
        </draw:polyline>
        <draw:g draw:name="Group 45" draw:id="id99">
          <draw:custom-shape draw:name="Text Box 42" draw:style-name="gr85" draw:text-style-name="P22" draw:layer="layout" svg:width="5.927cm" svg:height="0.888cm" svg:x="19.05cm" svg:y="8.678cm">
            <text:p text:style-name="P18"><text:span text:style-name="T56">Does nothing</text:span></text:p>
            <draw:enhanced-geometry svg:viewBox="0 0 21600 21600" draw:type="mso-spt202" draw:enhanced-path="M 0 0 L 21600 0 21600 21600 0 21600 0 0 Z N"/>
          </draw:custom-shape>
          <draw:line draw:name="Line 43" draw:style-name="gr75" draw:text-style-name="P14" draw:layer="layout" svg:x1="18.415cm" svg:y1="9.102cm" svg:x2="19.05cm" svg:y2="9.102cm">
            <text:p text:style-name="P6"/>
          </draw:line>
        </draw:g>
        <draw:g draw:name="Group 46" draw:id="id101">
          <draw:custom-shape draw:name="Text Box 39" draw:style-name="gr76" draw:text-style-name="P22" draw:layer="layout" svg:width="5.927cm" svg:height="1.515cm" svg:x="19.05cm" svg:y="6.394cm">
            <text:p text:style-name="P18"><text:span text:style-name="T57">Stores context back into session</text:span></text:p>
            <draw:enhanced-geometry svg:viewBox="0 0 21600 21600" draw:type="mso-spt202" draw:enhanced-path="M 0 0 L 21600 0 21600 21600 0 21600 0 0 Z N"/>
          </draw:custom-shape>
          <draw:line draw:name="Line 44" draw:style-name="gr75" draw:text-style-name="P14" draw:layer="layout" svg:x1="18.415cm" svg:y1="7.408cm" svg:x2="19.05cm" svg:y2="7.408cm">
            <text:p text:style-name="P6"/>
          </draw:line>
        </draw:g>
        <draw:g draw:name="Group 47" draw:id="id97">
          <draw:custom-shape draw:name="Text Box 48" draw:style-name="gr85" draw:text-style-name="P22" draw:layer="layout" svg:width="5.927cm" svg:height="0.888cm" svg:x="19.05cm" svg:y="10.795cm">
            <text:p text:style-name="P18"><text:span text:style-name="T56">Does nothing</text:span></text:p>
            <draw:enhanced-geometry svg:viewBox="0 0 21600 21600" draw:type="mso-spt202" draw:enhanced-path="M 0 0 L 21600 0 21600 21600 0 21600 0 0 Z N"/>
          </draw:custom-shape>
          <draw:line draw:name="Line 49" draw:style-name="gr75" draw:text-style-name="P14" draw:layer="layout" svg:x1="18.415cm" svg:y1="11.219cm" svg:x2="19.05cm" svg:y2="11.219cm">
            <text:p text:style-name="P6"/>
          </draw:line>
        </draw:g>
        <draw:g draw:name="Group 52" draw:id="id90">
          <draw:line draw:name="Line 50" draw:style-name="gr99" draw:text-style-name="P14" draw:layer="layout" svg:x1="5.503cm" svg:y1="16.51cm" svg:x2="5.927cm" svg:y2="16.933cm">
            <text:p text:style-name="P6"/>
          </draw:line>
          <draw:line draw:name="Line 51" draw:style-name="gr99" draw:text-style-name="P14" draw:layer="layout" svg:x1="5.927cm" svg:y1="16.933cm" svg:x2="6.562cm" svg:y2="15.663cm">
            <text:p text:style-name="P6"/>
          </draw:line>
        </draw:g>
        <draw:polyline draw:name="Line 53" draw:style-name="gr100" draw:text-style-name="P14" draw:id="id92" draw:layer="layout" svg:width="0cm" svg:height="0.845cm" svg:x="13.758cm" svg:y="15.452cm" svg:viewBox="0 0 0 846" draw:points="0,846 0,0">
          <text:p text:style-name="P6"/>
        </draw:polyline>
        <draw:g draw:name="Group 54" draw:id="id93">
          <draw:custom-shape draw:name="Text Box 55" draw:style-name="gr85" draw:text-style-name="P22" draw:layer="layout" svg:width="5.927cm" svg:height="0.888cm" svg:x="19.05cm" svg:y="14.482cm">
            <text:p text:style-name="P18"><text:span text:style-name="T56">Does nothing</text:span></text:p>
            <draw:enhanced-geometry svg:viewBox="0 0 21600 21600" draw:type="mso-spt202" draw:enhanced-path="M 0 0 L 21600 0 21600 21600 0 21600 0 0 Z N"/>
          </draw:custom-shape>
          <draw:line draw:name="Line 56" draw:style-name="gr75" draw:text-style-name="P14" draw:layer="layout" svg:x1="18.415cm" svg:y1="14.906cm" svg:x2="19.05cm" svg:y2="14.906cm">
            <text:p text:style-name="P6"/>
          </draw:line>
        </draw:g>
        <draw:polyline draw:name="Line 57" draw:style-name="gr101" draw:text-style-name="P14" draw:id="id96" draw:layer="layout" svg:width="0cm" svg:height="0.845cm" svg:x="13.758cm" svg:y="11.642cm" svg:viewBox="0 0 0 846" draw:points="0,846 0,0">
          <text:p text:style-name="P6"/>
        </draw:polyline>
        <draw:polyline draw:name="Line 59" draw:style-name="gr102" draw:text-style-name="P14" draw:id="id98" draw:layer="layout" svg:width="0cm" svg:height="0.845cm" svg:x="13.758cm" svg:y="9.737cm" svg:viewBox="0 0 0 846" draw:points="0,846 0,0">
          <text:p text:style-name="P6"/>
        </draw:polyline>
        <draw:polyline draw:name="Line 60" draw:style-name="gr103" draw:text-style-name="P14" draw:id="id100" draw:layer="layout" svg:width="0cm" svg:height="0.845cm" svg:x="13.758cm" svg:y="7.832cm" svg:viewBox="0 0 0 846" draw:points="0,846 0,0">
          <text:p text:style-name="P6"/>
        </draw:polyline>
        <draw:polyline draw:name="Line 61" draw:style-name="gr104" draw:text-style-name="P14" draw:id="id102" draw:layer="layout" svg:width="0cm" svg:height="1.48cm" svg:x="13.758cm" svg:y="5.291cm" svg:viewBox="0 0 0 1481" draw:points="0,1481 0,0">
          <text:p text:style-name="P6"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2cm" svg:x="3.492cm" svg:y="2.001cm" draw:page-number="40" presentation:class="page"/>
          <draw:frame presentation:style-name="pr9" draw:text-style-name="P28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Access Resource Without Required Role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47">Access Resource Without Required Role</text:span></text:p>
          </draw:text-box>
        </draw:frame>
        <draw:custom-shape draw:name="Text Box 3" draw:style-name="gr61" draw:text-style-name="P39" draw:layer="layout" svg:width="9.313cm" svg:height="1.205cm" svg:x="8.255cm" svg:y="3.942cm">
          <text:p text:style-name="P15"><text:span text:style-name="T50">Web Browser</text:span></text:p>
          <draw:enhanced-geometry svg:viewBox="0 0 21600 21600" draw:type="mso-spt202" draw:enhanced-path="M 0 0 L 21600 0 21600 21600 0 21600 0 0 Z N"/>
        </draw:custom-shape>
        <draw:custom-shape draw:name="Rectangle 4" draw:style-name="gr6" draw:text-style-name="P37" draw:layer="layout" svg:width="9.313cm" svg:height="1.059cm" svg:x="8.255cm" svg:y="16.298cm">
          <text:p text:style-name="P17"><text:span text:style-name="T51">SecuredResource</text:span></text:p>
          <draw:enhanced-geometry svg:viewBox="0 0 21600 21600" draw:type="rectangle" draw:enhanced-path="M 0 0 L 21600 0 21600 21600 0 21600 0 0 Z N"/>
        </draw:custom-shape>
        <draw:custom-shape draw:name="Rectangle 5" draw:style-name="gr12" draw:text-style-name="P37" draw:layer="layout" svg:width="11.43cm" svg:height="1.059cm" svg:x="6.985cm" svg:y="14.393cm">
          <text:p text:style-name="P17"><text:span text:style-name="T55">FilterSecurityInterceptor</text:span></text:p>
          <draw:enhanced-geometry svg:viewBox="0 0 21600 21600" draw:type="rectangle" draw:enhanced-path="M 0 0 L 21600 0 21600 21600 0 21600 0 0 Z N"/>
        </draw:custom-shape>
        <draw:custom-shape draw:name="Rectangle 6" draw:style-name="gr12" draw:text-style-name="P37" draw:layer="layout" svg:width="11.43cm" svg:height="1.059cm" svg:x="6.985cm" svg:y="12.488cm">
          <text:p text:style-name="P17"><text:span text:style-name="T55">ExceptionTranslationFilter</text:span></text:p>
          <draw:enhanced-geometry svg:viewBox="0 0 21600 21600" draw:type="rectangle" draw:enhanced-path="M 0 0 L 21600 0 21600 21600 0 21600 0 0 Z N"/>
        </draw:custom-shape>
        <draw:custom-shape draw:name="Rectangle 7" draw:style-name="gr12" draw:text-style-name="P37" draw:layer="layout" svg:width="11.43cm" svg:height="1.059cm" svg:x="6.985cm" svg:y="10.583cm">
          <text:p text:style-name="P17"><text:span text:style-name="T55">AuthenticationProcessingFilter</text:span></text:p>
          <draw:enhanced-geometry svg:viewBox="0 0 21600 21600" draw:type="rectangle" draw:enhanced-path="M 0 0 L 21600 0 21600 21600 0 21600 0 0 Z N"/>
        </draw:custom-shape>
        <draw:custom-shape draw:name="Rectangle 8" draw:style-name="gr12" draw:text-style-name="P37" draw:layer="layout" svg:width="11.43cm" svg:height="1.059cm" svg:x="6.985cm" svg:y="6.773cm">
          <text:p text:style-name="P17"><text:span text:style-name="T55">HttpSessionContextIntegrationFilter</text:span></text:p>
          <draw:enhanced-geometry svg:viewBox="0 0 21600 21600" draw:type="rectangle" draw:enhanced-path="M 0 0 L 21600 0 21600 21600 0 21600 0 0 Z N"/>
        </draw:custom-shape>
        <draw:custom-shape draw:name="Rectangle 9" draw:style-name="gr12" draw:text-style-name="P37" draw:layer="layout" svg:width="11.43cm" svg:height="1.059cm" svg:x="6.985cm" svg:y="8.678cm">
          <text:p text:style-name="P17"><text:span text:style-name="T55">LogoutFilter</text:span></text:p>
          <draw:enhanced-geometry svg:viewBox="0 0 21600 21600" draw:type="rectangle" draw:enhanced-path="M 0 0 L 21600 0 21600 21600 0 21600 0 0 Z N"/>
        </draw:custom-shape>
        <draw:polyline draw:name="Line 10" draw:style-name="gr105" draw:text-style-name="P14" draw:id="id103" draw:layer="layout" svg:width="0cm" svg:height="1.48cm" svg:x="11.642cm" svg:y="5.292cm" svg:viewBox="0 0 0 1481" draw:points="0,0 0,1481">
          <text:p text:style-name="P6"/>
        </draw:polyline>
        <draw:polyline draw:name="Line 11" draw:style-name="gr106" draw:text-style-name="P14" draw:id="id105" draw:layer="layout" svg:width="0cm" svg:height="0.845cm" svg:x="11.642cm" svg:y="7.832cm" svg:viewBox="0 0 0 846" draw:points="0,0 0,846">
          <text:p text:style-name="P6"/>
        </draw:polyline>
        <draw:polyline draw:name="Line 12" draw:style-name="gr107" draw:text-style-name="P14" draw:id="id107" draw:layer="layout" svg:width="0cm" svg:height="0.845cm" svg:x="11.642cm" svg:y="9.737cm" svg:viewBox="0 0 0 846" draw:points="0,0 0,846">
          <text:p text:style-name="P6"/>
        </draw:polyline>
        <draw:polyline draw:name="Line 13" draw:style-name="gr108" draw:text-style-name="P14" draw:id="id109" draw:layer="layout" svg:width="0cm" svg:height="0.845cm" svg:x="11.642cm" svg:y="11.642cm" svg:viewBox="0 0 0 846" draw:points="0,0 0,846">
          <text:p text:style-name="P6"/>
        </draw:polyline>
        <draw:polyline draw:name="Line 14" draw:style-name="gr109" draw:text-style-name="P14" draw:id="id111" draw:layer="layout" svg:width="0cm" svg:height="0.845cm" svg:x="11.642cm" svg:y="13.547cm" svg:viewBox="0 0 0 846" draw:points="0,0 0,846">
          <text:p text:style-name="P6"/>
        </draw:polyline>
        <draw:polyline draw:name="Line 15" draw:style-name="gr110" draw:text-style-name="P14" draw:id="id114" draw:layer="layout" svg:width="0cm" svg:height="0.845cm" svg:x="13.758cm" svg:y="13.547cm" svg:viewBox="0 0 0 846" draw:points="0,846 0,0">
          <text:p text:style-name="P6"/>
        </draw:polyline>
        <draw:g draw:name="Group 16" draw:id="id104">
          <draw:custom-shape draw:name="Text Box 17" draw:style-name="gr74" draw:text-style-name="P22" draw:layer="layout" svg:width="5.927cm" svg:height="2.142cm" svg:x="0.423cm" svg:y="6.138cm">
            <text:p text:style-name="P18"><text:span text:style-name="T57">Finds context in session and sets for current thread</text:span></text:p>
            <draw:enhanced-geometry svg:viewBox="0 0 21600 21600" draw:type="mso-spt202" draw:enhanced-path="M 0 0 L 21600 0 21600 21600 0 21600 0 0 Z N"/>
          </draw:custom-shape>
          <draw:line draw:name="Line 18" draw:style-name="gr75" draw:text-style-name="P14" draw:layer="layout" svg:x1="6.35cm" svg:y1="7.197cm" svg:x2="6.985cm" svg:y2="7.197cm">
            <text:p text:style-name="P6"/>
          </draw:line>
        </draw:g>
        <draw:g draw:name="Group 19" draw:id="id106">
          <draw:custom-shape draw:name="Text Box 20" draw:style-name="gr85" draw:text-style-name="P22" draw:layer="layout" svg:width="5.927cm" svg:height="0.888cm" svg:x="0.423cm" svg:y="8.978cm">
            <text:p text:style-name="P18"><text:span text:style-name="T56">Does nothing</text:span></text:p>
            <draw:enhanced-geometry svg:viewBox="0 0 21600 21600" draw:type="mso-spt202" draw:enhanced-path="M 0 0 L 21600 0 21600 21600 0 21600 0 0 Z N"/>
          </draw:custom-shape>
          <draw:line draw:name="Line 21" draw:style-name="gr75" draw:text-style-name="P14" draw:layer="layout" svg:x1="6.35cm" svg:y1="9.401cm" svg:x2="6.985cm" svg:y2="9.401cm">
            <text:p text:style-name="P6"/>
          </draw:line>
        </draw:g>
        <draw:g draw:name="Group 22" draw:id="id108">
          <draw:custom-shape draw:name="Text Box 23" draw:style-name="gr85" draw:text-style-name="P22" draw:layer="layout" svg:width="5.927cm" svg:height="0.888cm" svg:x="0.423cm" svg:y="10.583cm">
            <text:p text:style-name="P18"><text:span text:style-name="T56">Does nothing</text:span></text:p>
            <draw:enhanced-geometry svg:viewBox="0 0 21600 21600" draw:type="mso-spt202" draw:enhanced-path="M 0 0 L 21600 0 21600 21600 0 21600 0 0 Z N"/>
          </draw:custom-shape>
          <draw:line draw:name="Line 24" draw:style-name="gr75" draw:text-style-name="P14" draw:layer="layout" svg:x1="6.35cm" svg:y1="11.13cm" svg:x2="6.985cm" svg:y2="11.13cm">
            <text:p text:style-name="P6"/>
          </draw:line>
        </draw:g>
        <draw:g draw:name="Group 25" draw:id="id110">
          <draw:custom-shape draw:name="Text Box 26" draw:style-name="gr85" draw:text-style-name="P22" draw:layer="layout" svg:width="5.927cm" svg:height="0.888cm" svg:x="0.423cm" svg:y="12.277cm">
            <text:p text:style-name="P18"><text:span text:style-name="T56">Does nothing</text:span></text:p>
            <draw:enhanced-geometry svg:viewBox="0 0 21600 21600" draw:type="mso-spt202" draw:enhanced-path="M 0 0 L 21600 0 21600 21600 0 21600 0 0 Z N"/>
          </draw:custom-shape>
          <draw:line draw:name="Line 27" draw:style-name="gr75" draw:text-style-name="P14" draw:layer="layout" svg:x1="6.35cm" svg:y1="12.824cm" svg:x2="6.985cm" svg:y2="12.824cm">
            <text:p text:style-name="P6"/>
          </draw:line>
        </draw:g>
        <draw:g draw:name="Group 59" draw:id="id113">
          <draw:custom-shape draw:name="Text Box 57" draw:style-name="gr111" draw:text-style-name="P22" draw:layer="layout" svg:width="13.312cm" svg:height="1.048cm" svg:x="1.513cm" svg:y="17.313cm">
            <text:p text:style-name="P18"><text:span text:style-name="T66">Throws ACCESS DENIED EXCEPTION</text:span></text:p>
            <draw:enhanced-geometry svg:viewBox="0 0 21600 21600" draw:type="mso-spt202" draw:enhanced-path="M 0 0 L 21600 0 21600 21600 0 21600 0 0 Z N"/>
          </draw:custom-shape>
          <draw:custom-shape draw:name="Text Box 55" draw:style-name="gr112" draw:text-style-name="P22" draw:layer="layout" svg:width="2.073cm" svg:height="3.415cm" svg:x="7.712cm" svg:y="14.561cm">
            <text:p text:style-name="P18"><text:span text:style-name="T67">x</text:span></text:p>
            <draw:enhanced-geometry svg:viewBox="0 0 21600 21600" draw:type="mso-spt202" draw:enhanced-path="M 0 0 L 21600 0 21600 21600 0 21600 0 0 Z N"/>
          </draw:custom-shape>
          <draw:line draw:name="Line 58" draw:style-name="gr113" draw:text-style-name="P14" draw:layer="layout" svg:x1="4.445cm" svg:y1="16.51cm" svg:x2="4.445cm" svg:y2="17.357cm">
            <text:p text:style-name="P6"/>
          </draw:line>
        </draw:g>
        <draw:g draw:name="Group 65" draw:id="id112">
          <draw:custom-shape draw:name="Text Box 29" draw:style-name="gr77" draw:text-style-name="P22" draw:layer="layout" svg:width="5.927cm" svg:height="2.769cm" svg:x="0.423cm" svg:y="13.547cm">
            <text:p text:style-name="P18"><text:span text:style-name="T56">Consults attributes, obtains context, and delegates to access decision manager</text:span><text:span text:style-name="T68"> </text:span></text:p>
            <draw:enhanced-geometry svg:viewBox="0 0 21600 21600" draw:type="mso-spt202" draw:enhanced-path="M 0 0 L 21600 0 21600 21600 0 21600 0 0 Z N"/>
          </draw:custom-shape>
          <draw:line draw:name="Line 30" draw:style-name="gr75" draw:text-style-name="P14" draw:layer="layout" svg:x1="6.35cm" svg:y1="14.817cm" svg:x2="6.985cm" svg:y2="14.817cm">
            <text:p text:style-name="P6"/>
          </draw:line>
        </draw:g>
        <draw:polyline draw:name="Line 60" draw:style-name="gr114" draw:text-style-name="P14" draw:id="id116" draw:layer="layout" svg:width="0cm" svg:height="3.809cm" svg:x="21.167cm" svg:y="6.138cm" svg:viewBox="0 0 0 3810" draw:points="0,3810 0,0">
          <text:p text:style-name="P6"/>
        </draw:polyline>
        <draw:g draw:name="Group 61" draw:id="id115">
          <draw:custom-shape draw:name="Text Box 62" draw:style-name="gr115" draw:text-style-name="P22" draw:layer="layout" svg:width="5.927cm" svg:height="4.023cm" svg:x="19.05cm" svg:y="9.948cm">
            <text:list text:style-name="L6">
              <text:list-item>
                <text:p text:style-name="P18"><text:span text:style-name="T56">Access Denied Exception! </text:span></text:p>
              </text:list-item>
            </text:list>
            <text:list text:style-name="L7">
              <text:list-item>
                <text:p text:style-name="P40"><text:span text:style-name="T57"><text:s/></text:span><text:span text:style-name="T57">Puts exception in request scope</text:span></text:p>
              </text:list-item>
            </text:list>
            <text:list text:style-name="L7">
              <text:list-item>
                <text:p text:style-name="P40"><text:span text:style-name="T57"><text:s/></text:span><text:span text:style-name="T57">Forwards to the error page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line draw:name="Line 63" draw:style-name="gr75" draw:text-style-name="P14" draw:layer="layout" svg:x1="18.415cm" svg:y1="13.123cm" svg:x2="19.05cm" svg:y2="13.123cm">
            <text:p text:style-name="P6"/>
          </draw:line>
        </draw:g>
        <draw:custom-shape draw:name="Rectangle 64" draw:style-name="gr14" draw:text-style-name="P37" draw:id="id117" draw:layer="layout" svg:width="5.926cm" svg:height="1.693cm" svg:x="16.722cm" svg:y="4.445cm">
          <text:p text:style-name="P17"><text:span text:style-name="T60">Error Pag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2cm" svg:x="3.492cm" svg:y="2.001cm" draw:page-number="41" presentation:class="page"/>
          <draw:frame presentation:style-name="pr9" draw:text-style-name="P28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Submit Logout Request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Submit Logout Request</text:p>
          </draw:text-box>
        </draw:frame>
        <draw:custom-shape draw:name="Text Box 3" draw:style-name="gr61" draw:text-style-name="P39" draw:layer="layout" svg:width="9.313cm" svg:height="1.205cm" svg:x="8.255cm" svg:y="3.942cm">
          <text:p text:style-name="P15"><text:span text:style-name="T50">Web Browser</text:span></text:p>
          <draw:enhanced-geometry svg:viewBox="0 0 21600 21600" draw:type="mso-spt202" draw:enhanced-path="M 0 0 L 21600 0 21600 21600 0 21600 0 0 Z N"/>
        </draw:custom-shape>
        <draw:custom-shape draw:name="Rectangle 4" draw:style-name="gr6" draw:text-style-name="P37" draw:layer="layout" svg:width="9.313cm" svg:height="1.059cm" svg:x="8.255cm" svg:y="16.298cm">
          <text:p text:style-name="P17"><text:span text:style-name="T51">SecuredResource</text:span></text:p>
          <draw:enhanced-geometry svg:viewBox="0 0 21600 21600" draw:type="rectangle" draw:enhanced-path="M 0 0 L 21600 0 21600 21600 0 21600 0 0 Z N"/>
        </draw:custom-shape>
        <draw:custom-shape draw:name="Rectangle 5" draw:style-name="gr12" draw:text-style-name="P37" draw:layer="layout" svg:width="11.43cm" svg:height="1.059cm" svg:x="6.985cm" svg:y="14.393cm">
          <text:p text:style-name="P17"><text:span text:style-name="T55">FilterSecurityInterceptor</text:span></text:p>
          <draw:enhanced-geometry svg:viewBox="0 0 21600 21600" draw:type="rectangle" draw:enhanced-path="M 0 0 L 21600 0 21600 21600 0 21600 0 0 Z N"/>
        </draw:custom-shape>
        <draw:custom-shape draw:name="Rectangle 6" draw:style-name="gr12" draw:text-style-name="P37" draw:layer="layout" svg:width="11.43cm" svg:height="1.059cm" svg:x="6.985cm" svg:y="12.488cm">
          <text:p text:style-name="P17"><text:span text:style-name="T55">ExceptionTranslationFilter</text:span></text:p>
          <draw:enhanced-geometry svg:viewBox="0 0 21600 21600" draw:type="rectangle" draw:enhanced-path="M 0 0 L 21600 0 21600 21600 0 21600 0 0 Z N"/>
        </draw:custom-shape>
        <draw:custom-shape draw:name="Rectangle 7" draw:style-name="gr12" draw:text-style-name="P37" draw:layer="layout" svg:width="11.43cm" svg:height="1.059cm" svg:x="6.985cm" svg:y="10.583cm">
          <text:p text:style-name="P17"><text:span text:style-name="T55">AuthenticationProcessingFilter</text:span></text:p>
          <draw:enhanced-geometry svg:viewBox="0 0 21600 21600" draw:type="rectangle" draw:enhanced-path="M 0 0 L 21600 0 21600 21600 0 21600 0 0 Z N"/>
        </draw:custom-shape>
        <draw:custom-shape draw:name="Rectangle 8" draw:style-name="gr12" draw:text-style-name="P37" draw:layer="layout" svg:width="11.43cm" svg:height="1.059cm" svg:x="6.985cm" svg:y="6.773cm">
          <text:p text:style-name="P17"><text:span text:style-name="T55">HttpSessionContextIntegrationFilter</text:span></text:p>
          <draw:enhanced-geometry svg:viewBox="0 0 21600 21600" draw:type="rectangle" draw:enhanced-path="M 0 0 L 21600 0 21600 21600 0 21600 0 0 Z N"/>
        </draw:custom-shape>
        <draw:custom-shape draw:name="Rectangle 9" draw:style-name="gr12" draw:text-style-name="P37" draw:layer="layout" svg:width="11.43cm" svg:height="1.059cm" svg:x="6.985cm" svg:y="8.678cm">
          <text:p text:style-name="P17"><text:span text:style-name="T55">LogoutFilter</text:span></text:p>
          <draw:enhanced-geometry svg:viewBox="0 0 21600 21600" draw:type="rectangle" draw:enhanced-path="M 0 0 L 21600 0 21600 21600 0 21600 0 0 Z N"/>
        </draw:custom-shape>
        <draw:polyline draw:name="Line 10" draw:style-name="gr116" draw:text-style-name="P14" draw:id="id118" draw:layer="layout" svg:width="0cm" svg:height="1.48cm" svg:x="11.642cm" svg:y="5.292cm" svg:viewBox="0 0 0 1481" draw:points="0,0 0,1481">
          <text:p text:style-name="P6"/>
        </draw:polyline>
        <draw:polyline draw:name="Line 11" draw:style-name="gr117" draw:text-style-name="P14" draw:id="id120" draw:layer="layout" svg:width="0cm" svg:height="0.845cm" svg:x="11.642cm" svg:y="7.832cm" svg:viewBox="0 0 0 846" draw:points="0,0 0,846">
          <text:p text:style-name="P6"/>
        </draw:polyline>
        <draw:g draw:name="Group 13" draw:id="id119">
          <draw:custom-shape draw:name="Text Box 14" draw:style-name="gr74" draw:text-style-name="P22" draw:layer="layout" svg:width="5.927cm" svg:height="2.142cm" svg:x="0.423cm" svg:y="6.138cm">
            <text:p text:style-name="P18"><text:span text:style-name="T57">Finds context in session and sets for current thread</text:span></text:p>
            <draw:enhanced-geometry svg:viewBox="0 0 21600 21600" draw:type="mso-spt202" draw:enhanced-path="M 0 0 L 21600 0 21600 21600 0 21600 0 0 Z N"/>
          </draw:custom-shape>
          <draw:line draw:name="Line 15" draw:style-name="gr75" draw:text-style-name="P14" draw:layer="layout" svg:x1="6.35cm" svg:y1="7.197cm" svg:x2="6.985cm" svg:y2="7.197cm">
            <text:p text:style-name="P6"/>
          </draw:line>
        </draw:g>
        <draw:g draw:name="Group 16" draw:id="id121">
          <draw:custom-shape draw:name="Text Box 17" draw:style-name="gr118" draw:text-style-name="P41" draw:layer="layout" svg:width="5.927cm" svg:height="2.142cm" svg:x="0.423cm" svg:y="8.89cm">
            <text:list text:style-name="L7">
              <text:list-item>
                <text:p text:style-name="P40"><text:span text:style-name="T62"><text:s/></text:span><text:span text:style-name="T62">Clears context</text:span></text:p>
              </text:list-item>
            </text:list>
            <text:list text:style-name="L7">
              <text:list-item>
                <text:p text:style-name="P40"><text:span text:style-name="T62"><text:s/></text:span><text:span text:style-name="T62">Redirects to logout success url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line draw:name="Line 18" draw:style-name="gr75" draw:text-style-name="P14" draw:layer="layout" svg:x1="6.35cm" svg:y1="9.156cm" svg:x2="6.985cm" svg:y2="9.156cm">
            <text:p text:style-name="P6"/>
          </draw:line>
        </draw:g>
        <draw:custom-shape draw:name="Rectangle 22" draw:style-name="gr14" draw:text-style-name="P37" draw:id="id122" draw:layer="layout" svg:width="5.927cm" svg:height="1.694cm" svg:x="4.445cm" svg:y="4.233cm">
          <text:p text:style-name="P17"><text:span text:style-name="T60">Logout Succes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  <anim:par smil:begin="0s" smil:fill="hold">
                <anim:par smil:begin="0s" smil:fill="hold" presentation:node-type="after-previous" presentation:group-id="0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2cm" svg:x="3.492cm" svg:y="2.001cm" draw:page-number="42" presentation:class="page"/>
          <draw:frame presentation:style-name="pr9" draw:text-style-name="P28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The Filter Chain: Summary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he Filter Chain: Summary</text:p>
          </draw:text-box>
        </draw:frame>
        <draw:g draw:name="Group 45">
          <draw:custom-shape draw:style-name="gr119" draw:text-style-name="P5" draw:layer="layout" svg:width="1.27cm" svg:height="1.094cm" svg:x="1.905cm" svg:y="4.233cm">
            <text:p text:style-name="P42"><text:span text:style-name="T69">#</text:span></text:p>
            <draw:enhanced-geometry svg:viewBox="0 0 21600 21600" draw:type="rectangle" draw:enhanced-path="M 0 0 L 21600 0 21600 21600 0 21600 0 0 Z N"/>
          </draw:custom-shape>
          <draw:custom-shape draw:style-name="gr119" draw:text-style-name="P5" draw:layer="layout" svg:width="8.365cm" svg:height="1.094cm" svg:x="3.175cm" svg:y="4.233cm">
            <text:p text:style-name="P42"><text:span text:style-name="T69">Filter Name</text:span></text:p>
            <draw:enhanced-geometry svg:viewBox="0 0 21600 21600" draw:type="rectangle" draw:enhanced-path="M 0 0 L 21600 0 21600 21600 0 21600 0 0 Z N"/>
          </draw:custom-shape>
          <draw:custom-shape draw:style-name="gr119" draw:text-style-name="P5" draw:layer="layout" svg:width="11.955cm" svg:height="1.094cm" svg:x="11.54cm" svg:y="4.233cm">
            <text:p text:style-name="P42"><text:span text:style-name="T69">Main Purpose</text:span></text:p>
            <draw:enhanced-geometry svg:viewBox="0 0 21600 21600" draw:type="rectangle" draw:enhanced-path="M 0 0 L 21600 0 21600 21600 0 21600 0 0 Z N"/>
          </draw:custom-shape>
          <draw:custom-shape draw:style-name="gr119" draw:text-style-name="P5" draw:layer="layout" svg:width="1.27cm" svg:height="2.134cm" svg:x="1.905cm" svg:y="5.327cm">
            <text:p text:style-name="P42"><text:span text:style-name="T70">1</text:span></text:p>
            <draw:enhanced-geometry svg:viewBox="0 0 21600 21600" draw:type="rectangle" draw:enhanced-path="M 0 0 L 21600 0 21600 21600 0 21600 0 0 Z N"/>
          </draw:custom-shape>
          <draw:custom-shape draw:style-name="gr120" draw:text-style-name="P5" draw:layer="layout" svg:width="8.365cm" svg:height="2.134cm" svg:x="3.175cm" svg:y="5.327cm">
            <text:p text:style-name="P42"><text:span text:style-name="T71">HttpSessionContext</text:span></text:p>
            <text:p text:style-name="P42"><text:span text:style-name="T71">IntegrationFilter</text:span></text:p>
            <draw:enhanced-geometry svg:viewBox="0 0 21600 21600" draw:type="rectangle" draw:enhanced-path="M 0 0 L 21600 0 21600 21600 0 21600 0 0 Z N"/>
          </draw:custom-shape>
          <draw:custom-shape draw:style-name="gr119" draw:text-style-name="P5" draw:layer="layout" svg:width="11.955cm" svg:height="2.134cm" svg:x="11.54cm" svg:y="5.327cm">
            <text:p text:style-name="P42"><text:span text:style-name="T71">Establishes SecurityContext and maintains between HTTP requests</text:span></text:p>
            <draw:enhanced-geometry svg:viewBox="0 0 21600 21600" draw:type="rectangle" draw:enhanced-path="M 0 0 L 21600 0 21600 21600 0 21600 0 0 Z N"/>
          </draw:custom-shape>
          <draw:custom-shape draw:style-name="gr119" draw:text-style-name="P5" draw:layer="layout" svg:width="1.27cm" svg:height="1.963cm" svg:x="1.905cm" svg:y="7.461cm">
            <text:p text:style-name="P42"><text:span text:style-name="T70">2</text:span></text:p>
            <draw:enhanced-geometry svg:viewBox="0 0 21600 21600" draw:type="rectangle" draw:enhanced-path="M 0 0 L 21600 0 21600 21600 0 21600 0 0 Z N"/>
          </draw:custom-shape>
          <draw:custom-shape draw:style-name="gr120" draw:text-style-name="P5" draw:layer="layout" svg:width="8.365cm" svg:height="1.963cm" svg:x="3.175cm" svg:y="7.461cm">
            <text:p text:style-name="P42"><text:span text:style-name="T71">LogoutFilter</text:span></text:p>
            <draw:enhanced-geometry svg:viewBox="0 0 21600 21600" draw:type="rectangle" draw:enhanced-path="M 0 0 L 21600 0 21600 21600 0 21600 0 0 Z N"/>
          </draw:custom-shape>
          <draw:custom-shape draw:style-name="gr119" draw:text-style-name="P5" draw:layer="layout" svg:width="11.955cm" svg:height="1.963cm" svg:x="11.54cm" svg:y="7.461cm">
            <text:p text:style-name="P42"><text:span text:style-name="T71">Clears SecurityContextHolder when logout requested</text:span></text:p>
            <draw:enhanced-geometry svg:viewBox="0 0 21600 21600" draw:type="rectangle" draw:enhanced-path="M 0 0 L 21600 0 21600 21600 0 21600 0 0 Z N"/>
          </draw:custom-shape>
          <draw:custom-shape draw:style-name="gr119" draw:text-style-name="P5" draw:layer="layout" svg:width="1.27cm" svg:height="1.966cm" svg:x="1.905cm" svg:y="9.424cm">
            <text:p text:style-name="P42"><text:span text:style-name="T70">3</text:span></text:p>
            <draw:enhanced-geometry svg:viewBox="0 0 21600 21600" draw:type="rectangle" draw:enhanced-path="M 0 0 L 21600 0 21600 21600 0 21600 0 0 Z N"/>
          </draw:custom-shape>
          <draw:custom-shape draw:style-name="gr120" draw:text-style-name="P5" draw:layer="layout" svg:width="8.365cm" svg:height="1.966cm" svg:x="3.175cm" svg:y="9.424cm">
            <text:p text:style-name="P42"><text:span text:style-name="T70">Authentication Processing Filter</text:span></text:p>
            <draw:enhanced-geometry svg:viewBox="0 0 21600 21600" draw:type="rectangle" draw:enhanced-path="M 0 0 L 21600 0 21600 21600 0 21600 0 0 Z N"/>
          </draw:custom-shape>
          <draw:custom-shape draw:style-name="gr119" draw:text-style-name="P5" draw:layer="layout" svg:width="11.955cm" svg:height="1.966cm" svg:x="11.54cm" svg:y="9.424cm">
            <text:p text:style-name="P42"><text:span text:style-name="T71">Puts Authentication into the SecurityContext on login request</text:span></text:p>
            <draw:enhanced-geometry svg:viewBox="0 0 21600 21600" draw:type="rectangle" draw:enhanced-path="M 0 0 L 21600 0 21600 21600 0 21600 0 0 Z N"/>
          </draw:custom-shape>
          <draw:custom-shape draw:style-name="gr119" draw:text-style-name="P5" draw:layer="layout" svg:width="1.27cm" svg:height="2.135cm" svg:x="1.905cm" svg:y="11.39cm">
            <text:p text:style-name="P42"><text:span text:style-name="T70">4</text:span></text:p>
            <draw:enhanced-geometry svg:viewBox="0 0 21600 21600" draw:type="rectangle" draw:enhanced-path="M 0 0 L 21600 0 21600 21600 0 21600 0 0 Z N"/>
          </draw:custom-shape>
          <draw:custom-shape draw:style-name="gr120" draw:text-style-name="P5" draw:layer="layout" svg:width="8.365cm" svg:height="2.135cm" svg:x="3.175cm" svg:y="11.39cm">
            <text:p text:style-name="P42"><text:span text:style-name="T71">Exception</text:span></text:p>
            <text:p text:style-name="P42"><text:span text:style-name="T71">TranslationFilter</text:span></text:p>
            <draw:enhanced-geometry svg:viewBox="0 0 21600 21600" draw:type="rectangle" draw:enhanced-path="M 0 0 L 21600 0 21600 21600 0 21600 0 0 Z N"/>
          </draw:custom-shape>
          <draw:custom-shape draw:style-name="gr119" draw:text-style-name="P5" draw:layer="layout" svg:width="11.955cm" svg:height="2.135cm" svg:x="11.54cm" svg:y="11.39cm">
            <text:p text:style-name="P42"><text:span text:style-name="T71">Converts SpringSecurity exceptions into HTTP response or redirect</text:span></text:p>
            <draw:enhanced-geometry svg:viewBox="0 0 21600 21600" draw:type="rectangle" draw:enhanced-path="M 0 0 L 21600 0 21600 21600 0 21600 0 0 Z N"/>
          </draw:custom-shape>
          <draw:custom-shape draw:style-name="gr119" draw:text-style-name="P5" draw:layer="layout" svg:width="1.27cm" svg:height="2.138cm" svg:x="1.905cm" svg:y="13.525cm">
            <text:p text:style-name="P42"><text:span text:style-name="T70">5</text:span></text:p>
            <draw:enhanced-geometry svg:viewBox="0 0 21600 21600" draw:type="rectangle" draw:enhanced-path="M 0 0 L 21600 0 21600 21600 0 21600 0 0 Z N"/>
          </draw:custom-shape>
          <draw:custom-shape draw:style-name="gr120" draw:text-style-name="P5" draw:layer="layout" svg:width="8.365cm" svg:height="2.138cm" svg:x="3.175cm" svg:y="13.525cm">
            <text:p text:style-name="P42"><text:span text:style-name="T71">FilterSecurity</text:span></text:p>
            <text:p text:style-name="P42"><text:span text:style-name="T71">Interceptor</text:span></text:p>
            <draw:enhanced-geometry svg:viewBox="0 0 21600 21600" draw:type="rectangle" draw:enhanced-path="M 0 0 L 21600 0 21600 21600 0 21600 0 0 Z N"/>
          </draw:custom-shape>
          <draw:custom-shape draw:style-name="gr119" draw:text-style-name="P5" draw:layer="layout" svg:width="11.955cm" svg:height="2.138cm" svg:x="11.54cm" svg:y="13.525cm">
            <text:p text:style-name="P42"><text:span text:style-name="T70">Authorizes web requests based on URL patterns</text:span></text:p>
            <draw:enhanced-geometry svg:viewBox="0 0 21600 21600" draw:type="rectangle" draw:enhanced-path="M 0 0 L 21600 0 21600 21600 0 21600 0 0 Z N"/>
          </draw:custom-shape>
          <draw:line draw:style-name="gr121" draw:text-style-name="P14" draw:layer="layout" svg:x1="1.905cm" svg:y1="5.327cm" svg:x2="23.495cm" svg:y2="5.327cm">
            <text:p text:style-name="P6"/>
          </draw:line>
          <draw:line draw:style-name="gr121" draw:text-style-name="P14" draw:layer="layout" svg:x1="1.905cm" svg:y1="7.461cm" svg:x2="23.495cm" svg:y2="7.461cm">
            <text:p text:style-name="P6"/>
          </draw:line>
          <draw:line draw:style-name="gr121" draw:text-style-name="P14" draw:layer="layout" svg:x1="1.905cm" svg:y1="9.424cm" svg:x2="23.495cm" svg:y2="9.424cm">
            <text:p text:style-name="P6"/>
          </draw:line>
          <draw:line draw:style-name="gr121" draw:text-style-name="P14" draw:layer="layout" svg:x1="1.905cm" svg:y1="11.39cm" svg:x2="23.495cm" svg:y2="11.39cm">
            <text:p text:style-name="P6"/>
          </draw:line>
          <draw:line draw:style-name="gr121" draw:text-style-name="P14" draw:layer="layout" svg:x1="1.905cm" svg:y1="13.525cm" svg:x2="23.495cm" svg:y2="13.525cm">
            <text:p text:style-name="P6"/>
          </draw:line>
          <draw:line draw:style-name="gr121" draw:text-style-name="P14" draw:layer="layout" svg:x1="1.905cm" svg:y1="15.663cm" svg:x2="23.495cm" svg:y2="15.663cm">
            <text:p text:style-name="P6"/>
          </draw:line>
        </draw:g>
        <presentation:notes draw:style-name="dp2">
          <draw:page-thumbnail draw:style-name="gr2" draw:layer="layout" svg:width="13.335cm" svg:height="10.002cm" svg:x="3.492cm" svg:y="2.001cm" draw:page-number="43" presentation:class="page"/>
          <draw:frame presentation:style-name="pr9" draw:text-style-name="P28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6" draw:text-style-name="P6" draw:layer="layout" svg:width="17.476cm" svg:height="2.97cm" svg:x="0.957cm" svg:y="0.117cm" presentation:class="title">
          <draw:text-box>
            <text:p text:style-name="P6">Custom filter chain (1/2)</text:p>
          </draw:text-box>
        </draw:frame>
        <draw:frame presentation:style-name="pr14" draw:text-style-name="P23" draw:layer="layout" svg:width="21.855cm" svg:height="10.969cm" svg:x="1.745cm" svg:y="4.657cm" presentation:class="outline">
          <draw:text-box>
            <text:list text:style-name="L4">
              <text:list-item>
                <text:p text:style-name="P23">One filter on the stack may be <text:span text:style-name="T3">replaced</text:span> by a custom filter</text:p>
              </text:list-item>
            </text:list>
            <text:list text:style-name="L4">
              <text:list-item>
                <text:p text:style-name="P43"/>
              </text:list-item>
            </text:list>
            <text:list text:style-name="L4">
              <text:list-item>
                <text:p text:style-name="P43"/>
              </text:list-item>
            </text:list>
            <text:list text:style-name="L4">
              <text:list-item>
                <text:p text:style-name="P43"/>
              </text:list-item>
            </text:list>
            <text:list text:style-name="L4">
              <text:list-item>
                <text:p text:style-name="P23">One filter can be <text:span text:style-name="T3">added</text:span> to the chain</text:p>
              </text:list-item>
            </text:list>
          </draw:text-box>
        </draw:frame>
        <draw:custom-shape draw:name="Text Box 4" draw:style-name="gr122" draw:text-style-name="P44" draw:layer="layout" svg:width="23.17cm" svg:height="3.472cm" svg:x="1.03cm" svg:y="6.828cm">
          <text:p text:style-name="P6"><text:span text:style-name="T12"><text:s text:c="2"/></text:span><text:span text:style-name="T12">&lt;</text:span><text:span text:style-name="T14">bean </text:span><text:span text:style-name="T15">id</text:span><text:span text:style-name="T16">=</text:span><text:span text:style-name="T13">"myFilter" </text:span><text:span text:style-name="T15">class</text:span><text:span text:style-name="T16">=</text:span><text:span text:style-name="T13">"com.mycompany.MySpecialAuthenticationFilter"</text:span><text:span text:style-name="T12">&gt;</text:span></text:p>
          <text:p text:style-name="P26"><text:span text:style-name="T16"><text:s text:c="3"/></text:span><text:span text:style-name="T16"><text:tab/></text:span><text:span text:style-name="T16"> </text:span><text:span text:style-name="T12">&lt;</text:span><text:span text:style-name="T14">security:custom-filter </text:span><text:span text:style-name="T14"><text:tab/></text:span><text:span text:style-name="T14"><text:tab/></text:span><text:span text:style-name="T14"> </text:span><text:span text:style-name="T14"><text:tab/></text:span></text:p>
          <text:p text:style-name="P26"><text:span text:style-name="T14"><text:tab/></text:span><text:span text:style-name="T14"><text:tab/></text:span><text:span text:style-name="T72">position</text:span><text:span text:style-name="T16">=</text:span><text:span text:style-name="T13">"AUTHENTICATION_PROCESSING_FILTER" </text:span><text:span text:style-name="T12">/&gt;</text:span></text:p>
          <text:p text:style-name="P26"><text:span text:style-name="T16"><text:s text:c="2"/></text:span><text:span text:style-name="T12">&lt;/</text:span><text:span text:style-name="T14">bean</text:span><text:span text:style-name="T12">&gt; <text:s/></text:span></text:p>
          <draw:enhanced-geometry svg:viewBox="0 0 21600 21600" draw:type="mso-spt202" draw:enhanced-path="M 0 0 L 21600 0 21600 21600 0 21600 0 0 Z N"/>
        </draw:custom-shape>
        <draw:custom-shape draw:name="Text Box 4" draw:style-name="gr122" draw:text-style-name="P44" draw:layer="layout" svg:width="23.17cm" svg:height="3.816cm" svg:x="1.03cm" svg:y="11.928cm">
          <text:p text:style-name="P6"><text:span text:style-name="T12"><text:s text:c="2"/></text:span><text:span text:style-name="T12">&lt;</text:span><text:span text:style-name="T14">bean </text:span><text:span text:style-name="T15">id</text:span><text:span text:style-name="T16">=</text:span><text:span text:style-name="T13">"myFilter" </text:span></text:p>
          <text:p text:style-name="P6"><text:span text:style-name="T13"><text:tab/></text:span><text:span text:style-name="T13"> <text:s text:c="7"/></text:span><text:span text:style-name="T15">class</text:span><text:span text:style-name="T16">=</text:span><text:span text:style-name="T13">"com.mycompany.MySpecialFilterWithSpecialFeatures"</text:span><text:span text:style-name="T12">&gt;</text:span></text:p>
          <text:p text:style-name="P26"><text:span text:style-name="T16"><text:s text:c="3"/></text:span><text:span text:style-name="T16"><text:tab/></text:span><text:span text:style-name="T16"> </text:span><text:span text:style-name="T12">&lt;</text:span><text:span text:style-name="T14">security:custom-filter </text:span><text:span text:style-name="T14"><text:tab/></text:span><text:span text:style-name="T14"><text:tab/></text:span><text:span text:style-name="T14"> </text:span><text:span text:style-name="T14"><text:tab/></text:span></text:p>
          <text:p text:style-name="P26"><text:span text:style-name="T14"><text:tab/></text:span><text:span text:style-name="T14"><text:tab/></text:span><text:span text:style-name="T72">after</text:span><text:span text:style-name="T16">=</text:span><text:span text:style-name="T13">"AUTHENTICATION_PROCESSING_FILTER" </text:span><text:span text:style-name="T12">/&gt;</text:span></text:p>
          <text:p text:style-name="P26"><text:span text:style-name="T16"><text:s text:c="2"/></text:span><text:span text:style-name="T12">&lt;/</text:span><text:span text:style-name="T14">bean</text:span><text:span text:style-name="T12">&gt; <text:s/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5cm" svg:height="10.002cm" svg:x="3.492cm" svg:y="2.001cm" draw:page-number="44" presentation:class="page"/>
          <draw:frame presentation:style-name="pr15" draw:text-style-name="P6" draw:layer="layout" svg:width="14.904cm" svg:height="11.75cm" svg:x="2.708cm" svg:y="12.668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3" draw:text-style-name="P6" draw:layer="layout" svg:width="17.476cm" svg:height="2.719cm" svg:x="0.957cm" svg:y="0.242cm" presentation:class="title">
          <draw:text-box>
            <text:p text:style-name="P6">Custom filter chain (2/2)</text:p>
          </draw:text-box>
        </draw:frame>
        <draw:frame presentation:style-name="pr14" draw:text-style-name="P23" draw:layer="layout" svg:width="21.855cm" svg:height="10.969cm" svg:x="1.745cm" svg:y="4.657cm" presentation:class="outline">
          <draw:text-box>
            <text:list text:style-name="L4">
              <text:list-item>
                <text:p text:style-name="P23">Writing the Java class</text:p>
              </text:list-item>
            </text:list>
            <text:list text:style-name="L4">
              <text:list-item>
                <text:list>
                  <text:list-item>
                    <text:p text:style-name="P24">The easiest way is to extend SpringSecurityFilter</text:p>
                  </text:list-item>
                </text:list>
              </text:list-item>
            </text:list>
          </draw:text-box>
        </draw:frame>
        <draw:custom-shape draw:name="Text Box 4" draw:style-name="gr122" draw:text-style-name="P44" draw:layer="layout" svg:width="23.17cm" svg:height="5.238cm" svg:x="1.03cm" svg:y="7.728cm">
          <text:p text:style-name="P26"><text:span text:style-name="T73">public</text:span><text:span text:style-name="T74"> </text:span><text:span text:style-name="T73">class</text:span><text:span text:style-name="T74"> MySpecialAuthenticationFilter </text:span><text:span text:style-name="T73">extends</text:span><text:span text:style-name="T74"> SpringSecurityFilter </text:span><text:span text:style-name="T75">{</text:span></text:p>
          <text:p text:style-name="P26"><text:span text:style-name="T75"/></text:p>
          <text:p text:style-name="P26"><text:span text:style-name="T73"><text:s text:c="4"/></text:span><text:span text:style-name="T73">public</text:span><text:span text:style-name="T75"> </text:span><text:span text:style-name="T73">void</text:span><text:span text:style-name="T75"> doFilterHttp(HttpServletRequest request, HttpServletResponse <text:s text:c="2"/></text:span></text:p>
          <text:p text:style-name="P26"><text:span text:style-name="T75"><text:tab/></text:span><text:span text:style-name="T75">response, FilterChain chain) </text:span><text:span text:style-name="T73">throws</text:span><text:span text:style-name="T75"> IOException,ServletException <text:s/>{</text:span></text:p>
          <text:p text:style-name="P26"><text:span text:style-name="T75"><text:tab/></text:span><text:span text:style-name="T75">...</text:span></text:p>
          <text:p text:style-name="P26"><text:span text:style-name="T75"><text:s text:c="4"/></text:span><text:span text:style-name="T75">}</text:span></text:p>
          <text:p text:style-name="P26"><text:span text:style-name="T75">}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5cm" svg:height="10.002cm" svg:x="3.492cm" svg:y="2.001cm" draw:page-number="45" presentation:class="page"/>
          <draw:frame presentation:style-name="pr15" draw:text-style-name="P6" draw:layer="layout" svg:width="14.904cm" svg:height="11.75cm" svg:x="2.708cm" svg:y="12.668cm" presentation:class="notes" presentation:placeholder="true">
            <draw:text-box/>
          </draw:frame>
        </presentation:notes>
      </draw:page>
      <draw:page draw:name="LAB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826cm" svg:y="5.767cm" presentation:class="title" presentation:user-transformed="true">
          <draw:text-box>
            <text:p text:style-name="P1"><text:span text:style-name="T1">LAB</text:span></text:p>
          </draw:text-box>
        </draw:frame>
        <draw:frame presentation:style-name="pr2" draw:text-style-name="P2" draw:layer="layout" svg:width="17.78cm" svg:height="4.87cm" svg:x="3.625cm" svg:y="8.46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Applying Security to a Web Application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6cm" svg:height="1.332cm" svg:x="11.514cm" svg:y="25.338cm">
            <text:p text:style-name="P4"><text:span text:style-name="T2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46"/>
          <draw:frame presentation:style-name="pr3" draw:text-style-name="P6" draw:layer="layout" svg:width="14.904cm" svg:height="12.001cm" svg:x="2.708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heads_20_1" draw:display-name="Arrowheads 1" svg:viewBox="0 0 528 528" svg:d="m264 0 264 528h-528z"/>
    <draw:marker draw:name="Arrowheads_20_10" draw:display-name="Arrowheads 10" svg:viewBox="0 0 528 528" svg:d="m264 0 264 528h-528z"/>
    <draw:marker draw:name="Arrowheads_20_11" draw:display-name="Arrowheads 11" svg:viewBox="0 0 528 528" svg:d="m264 0 264 528h-528z"/>
    <draw:marker draw:name="Arrowheads_20_12" draw:display-name="Arrowheads 12" svg:viewBox="0 0 528 528" svg:d="m264 0 264 528h-528z"/>
    <draw:marker draw:name="Arrowheads_20_13" draw:display-name="Arrowheads 13" svg:viewBox="0 0 528 528" svg:d="m264 0 264 528h-528z"/>
    <draw:marker draw:name="Arrowheads_20_14" draw:display-name="Arrowheads 14" svg:viewBox="0 0 528 528" svg:d="m264 0 264 528h-528z"/>
    <draw:marker draw:name="Arrowheads_20_15" draw:display-name="Arrowheads 15" svg:viewBox="0 0 528 528" svg:d="m264 0 264 528h-528z"/>
    <draw:marker draw:name="Arrowheads_20_16" draw:display-name="Arrowheads 16" svg:viewBox="0 0 528 528" svg:d="m264 0 264 528h-528z"/>
    <draw:marker draw:name="Arrowheads_20_17" draw:display-name="Arrowheads 17" svg:viewBox="0 0 528 528" svg:d="m264 0 264 528h-528z"/>
    <draw:marker draw:name="Arrowheads_20_18" draw:display-name="Arrowheads 18" svg:viewBox="0 0 528 528" svg:d="m264 0 264 528h-528z"/>
    <draw:marker draw:name="Arrowheads_20_2" draw:display-name="Arrowheads 2" svg:viewBox="0 0 528 528" svg:d="m264 0 264 528h-528z"/>
    <draw:marker draw:name="Arrowheads_20_21" draw:display-name="Arrowheads 21" svg:viewBox="0 0 210 210" svg:d="m105 0 105 210h-210z"/>
    <draw:marker draw:name="Arrowheads_20_22" draw:display-name="Arrowheads 22" svg:viewBox="0 0 477 477" svg:d="m239 0 238 477h-477z"/>
    <draw:marker draw:name="Arrowheads_20_23" draw:display-name="Arrowheads 23" svg:viewBox="0 0 477 477" svg:d="m239 0 238 477h-477z"/>
    <draw:marker draw:name="Arrowheads_20_24" draw:display-name="Arrowheads 24" svg:viewBox="0 0 477 477" svg:d="m239 0 238 477h-477z"/>
    <draw:marker draw:name="Arrowheads_20_25" draw:display-name="Arrowheads 25" svg:viewBox="0 0 477 477" svg:d="m239 0 238 477h-477z"/>
    <draw:marker draw:name="Arrowheads_20_26" draw:display-name="Arrowheads 26" svg:viewBox="0 0 477 477" svg:d="m239 0 238 477h-477z"/>
    <draw:marker draw:name="Arrowheads_20_27" draw:display-name="Arrowheads 27" svg:viewBox="0 0 477 477" svg:d="m239 0 238 477h-477z"/>
    <draw:marker draw:name="Arrowheads_20_28" draw:display-name="Arrowheads 28" svg:viewBox="0 0 477 477" svg:d="m239 0 238 477h-477z"/>
    <draw:marker draw:name="Arrowheads_20_29" draw:display-name="Arrowheads 29" svg:viewBox="0 0 477 477" svg:d="m239 0 238 477h-477z"/>
    <draw:marker draw:name="Arrowheads_20_3" draw:display-name="Arrowheads 3" svg:viewBox="0 0 528 528" svg:d="m264 0 264 528h-528z"/>
    <draw:marker draw:name="Arrowheads_20_30" draw:display-name="Arrowheads 30" svg:viewBox="0 0 477 477" svg:d="m239 0 238 477h-477z"/>
    <draw:marker draw:name="Arrowheads_20_31" draw:display-name="Arrowheads 31" svg:viewBox="0 0 477 477" svg:d="m239 0 238 477h-477z"/>
    <draw:marker draw:name="Arrowheads_20_32" draw:display-name="Arrowheads 32" svg:viewBox="0 0 477 477" svg:d="m239 0 238 477h-477z"/>
    <draw:marker draw:name="Arrowheads_20_33" draw:display-name="Arrowheads 33" svg:viewBox="0 0 477 477" svg:d="m239 0 238 477h-477z"/>
    <draw:marker draw:name="Arrowheads_20_34" draw:display-name="Arrowheads 34" svg:viewBox="0 0 477 477" svg:d="m239 0 238 477h-477z"/>
    <draw:marker draw:name="Arrowheads_20_35" draw:display-name="Arrowheads 35" svg:viewBox="0 0 477 477" svg:d="m239 0 238 477h-477z"/>
    <draw:marker draw:name="Arrowheads_20_36" draw:display-name="Arrowheads 36" svg:viewBox="0 0 477 477" svg:d="m239 0 238 477h-477z"/>
    <draw:marker draw:name="Arrowheads_20_37" draw:display-name="Arrowheads 37" svg:viewBox="0 0 477 477" svg:d="m239 0 238 477h-477z"/>
    <draw:marker draw:name="Arrowheads_20_38" draw:display-name="Arrowheads 38" svg:viewBox="0 0 477 477" svg:d="m239 0 238 477h-477z"/>
    <draw:marker draw:name="Arrowheads_20_39" draw:display-name="Arrowheads 39" svg:viewBox="0 0 477 477" svg:d="m239 0 238 477h-477z"/>
    <draw:marker draw:name="Arrowheads_20_4" draw:display-name="Arrowheads 4" svg:viewBox="0 0 528 528" svg:d="m264 0 264 528h-528z"/>
    <draw:marker draw:name="Arrowheads_20_40" draw:display-name="Arrowheads 40" svg:viewBox="0 0 477 477" svg:d="m239 0 238 477h-477z"/>
    <draw:marker draw:name="Arrowheads_20_41" draw:display-name="Arrowheads 41" svg:viewBox="0 0 477 477" svg:d="m239 0 238 477h-477z"/>
    <draw:marker draw:name="Arrowheads_20_42" draw:display-name="Arrowheads 42" svg:viewBox="0 0 477 477" svg:d="m239 0 238 477h-477z"/>
    <draw:marker draw:name="Arrowheads_20_43" draw:display-name="Arrowheads 43" svg:viewBox="0 0 477 477" svg:d="m239 0 238 477h-477z"/>
    <draw:marker draw:name="Arrowheads_20_44" draw:display-name="Arrowheads 44" svg:viewBox="0 0 477 477" svg:d="m239 0 238 477h-477z"/>
    <draw:marker draw:name="Arrowheads_20_45" draw:display-name="Arrowheads 45" svg:viewBox="0 0 477 477" svg:d="m239 0 238 477h-477z"/>
    <draw:marker draw:name="Arrowheads_20_46" draw:display-name="Arrowheads 46" svg:viewBox="0 0 477 477" svg:d="m239 0 238 477h-477z"/>
    <draw:marker draw:name="Arrowheads_20_47" draw:display-name="Arrowheads 47" svg:viewBox="0 0 477 477" svg:d="m239 0 238 477h-477z"/>
    <draw:marker draw:name="Arrowheads_20_48" draw:display-name="Arrowheads 48" svg:viewBox="0 0 477 477" svg:d="m239 0 238 477h-477z"/>
    <draw:marker draw:name="Arrowheads_20_49" draw:display-name="Arrowheads 49" svg:viewBox="0 0 477 477" svg:d="m239 0 238 477h-477z"/>
    <draw:marker draw:name="Arrowheads_20_5" draw:display-name="Arrowheads 5" svg:viewBox="0 0 528 528" svg:d="m264 0 264 528h-528z"/>
    <draw:marker draw:name="Arrowheads_20_50" draw:display-name="Arrowheads 50" svg:viewBox="0 0 477 477" svg:d="m239 0 238 477h-477z"/>
    <draw:marker draw:name="Arrowheads_20_51" draw:display-name="Arrowheads 51" svg:viewBox="0 0 477 477" svg:d="m239 0 238 477h-477z"/>
    <draw:marker draw:name="Arrowheads_20_52" draw:display-name="Arrowheads 52" svg:viewBox="0 0 477 477" svg:d="m239 0 238 477h-477z"/>
    <draw:marker draw:name="Arrowheads_20_53" draw:display-name="Arrowheads 53" svg:viewBox="0 0 477 477" svg:d="m239 0 238 477h-477z"/>
    <draw:marker draw:name="Arrowheads_20_54" draw:display-name="Arrowheads 54" svg:viewBox="0 0 477 477" svg:d="m239 0 238 477h-477z"/>
    <draw:marker draw:name="Arrowheads_20_55" draw:display-name="Arrowheads 55" svg:viewBox="0 0 477 477" svg:d="m239 0 238 477h-477z"/>
    <draw:marker draw:name="Arrowheads_20_56" draw:display-name="Arrowheads 56" svg:viewBox="0 0 477 477" svg:d="m239 0 238 477h-477z"/>
    <draw:marker draw:name="Arrowheads_20_57" draw:display-name="Arrowheads 57" svg:viewBox="0 0 477 477" svg:d="m239 0 238 477h-477z"/>
    <draw:marker draw:name="Arrowheads_20_58" draw:display-name="Arrowheads 58" svg:viewBox="0 0 477 477" svg:d="m239 0 238 477h-477z"/>
    <draw:marker draw:name="Arrowheads_20_59" draw:display-name="Arrowheads 59" svg:viewBox="0 0 477 477" svg:d="m239 0 238 477h-477z"/>
    <draw:marker draw:name="Arrowheads_20_6" draw:display-name="Arrowheads 6" svg:viewBox="0 0 528 528" svg:d="m264 0 264 528h-528z"/>
    <draw:marker draw:name="Arrowheads_20_60" draw:display-name="Arrowheads 60" svg:viewBox="0 0 477 477" svg:d="m239 0 238 477h-477z"/>
    <draw:marker draw:name="Arrowheads_20_61" draw:display-name="Arrowheads 61" svg:viewBox="0 0 477 477" svg:d="m239 0 238 477h-477z"/>
    <draw:marker draw:name="Arrowheads_20_62" draw:display-name="Arrowheads 62" svg:viewBox="0 0 210 210" svg:d="m105 0 105 210h-210z"/>
    <draw:marker draw:name="Arrowheads_20_63" draw:display-name="Arrowheads 63" svg:viewBox="0 0 477 477" svg:d="m239 0 238 477h-477z"/>
    <draw:marker draw:name="Arrowheads_20_64" draw:display-name="Arrowheads 64" svg:viewBox="0 0 477 477" svg:d="m239 0 238 477h-477z"/>
    <draw:marker draw:name="Arrowheads_20_65" draw:display-name="Arrowheads 65" svg:viewBox="0 0 477 477" svg:d="m239 0 238 477h-477z"/>
    <draw:marker draw:name="Arrowheads_20_66" draw:display-name="Arrowheads 66" svg:viewBox="0 0 210 210" svg:d="m105 0 105 210h-210z"/>
    <draw:marker draw:name="Arrowheads_20_67" draw:display-name="Arrowheads 67" svg:viewBox="0 0 210 210" svg:d="m105 0 105 210h-210z"/>
    <draw:marker draw:name="Arrowheads_20_68" draw:display-name="Arrowheads 68" svg:viewBox="0 0 210 210" svg:d="m105 0 105 210h-210z"/>
    <draw:marker draw:name="Arrowheads_20_7" draw:display-name="Arrowheads 7" svg:viewBox="0 0 528 528" svg:d="m264 0 264 528h-528z"/>
    <draw:marker draw:name="Arrowheads_20_73" draw:display-name="Arrowheads 73" svg:viewBox="0 0 210 210" svg:d="m105 0 105 210h-210z"/>
    <draw:marker draw:name="Arrowheads_20_8" draw:display-name="Arrowheads 8" svg:viewBox="0 0 528 528" svg:d="m264 0 264 528h-528z"/>
    <draw:marker draw:name="Arrowheads_20_80" draw:display-name="Arrowheads 80" svg:viewBox="0 0 210 210" svg:d="m105 0 105 210h-210z"/>
    <draw:marker draw:name="Arrowheads_20_9" draw:display-name="Arrowheads 9" svg:viewBox="0 0 528 528" svg:d="m264 0 264 528h-528z"/>
    <draw:marker draw:name="msArrowEnd_20_5" draw:display-name="msArrowEnd 5" svg:viewBox="0 0 318 318" svg:d="m159 0 159 318h-318z"/>
    <draw:marker draw:name="msArrowOpenEnd_20_5" draw:display-name="msArrowOpenEnd 5" svg:viewBox="0 0 716 716" svg:d="m358 0 358 651-108 65-250-458-251 458-107-65z"/>
    <draw:stroke-dash draw:name="Dash_20_2" draw:display-name="Dash 2" draw:style="rect" draw:dots1="1" draw:dots1-length="0.105cm" draw:distance="0.105cm"/>
    <draw:stroke-dash draw:name="Dash_20_3" draw:display-name="Dash 3" draw:style="rect" draw:dots2="1" draw:dots2-length="0.635cm" draw:distance="0.47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Times" style:font-family-generic="moder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moder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moder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moder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family-generic="modern" style:font-pitch="variable" fo:font-size="24pt" fo:font-style="normal" fo:text-shadow="none" style:text-underline-style="none" fo:font-weight="normal" style:font-family-asian="'AR PL ShanHeiSun Uni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Times" style:font-family-generic="moder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moder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moder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moder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moder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family-generic="moder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presentation-page-layout style:name="AL0T23">
      <presentation:placeholder presentation:object="handout" svg:x="2.057cm" svg:y="1.743cm" svg:width="10.555cm" svg:height="3.507cm"/>
      <presentation:placeholder presentation:object="handout" svg:x="15.412cm" svg:y="1.743cm" svg:width="10.555cm" svg:height="3.507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3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solid" draw:fill-color="#143015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r2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r3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fo:text-align="end" text:enable-numbering="false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P9" style:family="paragraph">
      <style:paragraph-properties fo:margin-left="0cm" fo:margin-right="0cm" fo:line-height="100%" text:enable-numbering="false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Arial" style:font-family-generic="swiss" style:font-pitch="variable" fo:font-size="12pt" fo:font-weight="bold" style:font-family-asian="'ＭＳ Ｐゴシック'" style:font-family-generic-asian="modern" style:font-pitch-asian="variable" style:font-size-asian="12pt" style:font-weight-asian="bold" style:font-family-complex="'ＭＳ Ｐゴシック'" style:font-family-generic-complex="modern" style:font-pitch-complex="variable" style:font-size-complex="12pt" style:font-weight-complex="bold"/>
    </style:style>
    <style:style style:name="T3" style:family="text">
      <style:text-properties fo:font-size="13pt" fo:language="en" fo:country="US" style:font-size-asian="13pt" style:font-size-complex="13pt"/>
    </style:style>
    <style:style style:name="T4" style:family="text">
      <style:text-properties fo:color="#ffffff" fo:font-family="Verdana" style:font-family-generic="swiss" style:font-pitch="variable" fo:font-size="6pt" fo:language="en" fo:country="US" fo:font-weight="bold" style:font-family-asian="'ＭＳ Ｐゴシック'" style:font-family-generic-asian="modern" style:font-pitch-asian="variable" style:font-size-asian="6pt" style:font-weight-asian="bold" style:font-family-complex="'ＭＳ Ｐゴシック'" style:font-family-generic-complex="modern" style:font-pitch-complex="variable" style:font-size-complex="6pt" style:font-weight-complex="bold"/>
    </style:style>
    <text:list-style style:name="L1">
      <text:list-level-style-bullet text:level="1" text:bullet-char="•">
        <style:text-properties fo:font-family="Times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modern" style:font-pitch="variable" fo:color="#000000" fo:font-size="100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8.817cm" svg:height="1.332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817cm" svg:height="1.332cm" svg:x="11.50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817cm" svg:height="1.332cm" svg:x="0cm" svg:y="25.337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817cm" svg:height="1.332cm" svg:x="11.502cm" svg:y="25.337cm" presentation:class="page-number">
        <draw:text-box>
          <text:p text:style-name="P2"><text:span text:style-name="T1">Security 1 - </text:span><text:span text:style-name="T1"><text:page-number>&lt;number&gt;</text:page-number></text:span></text:p>
        </draw:text-box>
      </draw:frame>
      <draw:page-thumbnail draw:layer="backgroundobjects" svg:width="11.201cm" svg:height="8.4cm" svg:x="4.559cm" svg:y="3.733cm" draw:page-number="1"/>
      <draw:page-thumbnail draw:layer="backgroundobjects" svg:width="11.201cm" svg:height="8.4cm" svg:x="4.559cm" svg:y="14.535cm"/>
    </style:handout-master>
    <style:master-page style:name="Default" style:page-layout-name="PM1" draw:style-name="dp1">
      <draw:frame draw:style-name="gr3" draw:text-style-name="P3" draw:layer="backgroundobjects" svg:width="25.4cm" svg:height="3.052cm" svg:x="0cm" svg:y="15.998cm">
        <draw:image xlink:href="Pictures/10000000000002580000007019806B54.jpg" xlink:type="simple" xlink:show="embed" xlink:actuate="onLoad">
          <text:p/>
        </draw:image>
      </draw:frame>
      <draw:frame presentation:style-name="Default-title" draw:layer="backgroundobjects" svg:width="17.476cm" svg:height="2.969cm" svg:x="0.957cm" svg:y="0.117cm" presentation:class="title" presentation:placeholder="true">
        <draw:text-box/>
      </draw:frame>
      <draw:frame presentation:style-name="Default-outline1" draw:layer="backgroundobjects" svg:width="21.855cm" svg:height="11.219cm" svg:x="1.745cm" svg:y="4.657cm" presentation:class="outline" presentation:placeholder="true">
        <draw:text-box/>
      </draw:frame>
      <draw:custom-shape draw:style-name="gr4" draw:text-style-name="P5" draw:layer="backgroundobjects" svg:width="5.292cm" svg:height="1.27cm" svg:x="19.566cm" svg:y="18.181cm">
        <text:p text:style-name="P4"><text:span text:style-name="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style-name="gr5" draw:text-style-name="P5" draw:layer="backgroundobjects" svg:width="24.346cm" svg:height="0.119cm" svg:x="0.525cm" svg:y="3.321cm">
        <text:p/>
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gr3" draw:text-style-name="P3" draw:layer="backgroundobjects" svg:width="5.979cm" svg:height="1.821cm" svg:x="18.994cm" svg:y="0.632cm">
        <draw:image xlink:href="Pictures/100000000000054C0000019DA8493AEF.jpg" xlink:type="simple" xlink:show="embed" xlink:actuate="onLoad">
          <text:p/>
        </draw:image>
      </draw:frame>
      <presentation:notes style:page-layout-name="PM0">
        <draw:rect draw:style-name="gr6" draw:text-style-name="P6" draw:layer="backgroundobjects" svg:width="20.32cm" svg:height="26.67cm" svg:x="0cm" svg:y="0cm">
          <text:p/>
        </draw:rect>
        <draw:frame presentation:style-name="pr1" draw:text-style-name="P7" draw:layer="backgroundobjects" svg:width="8.806cm" svg:height="1.333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1" draw:text-style-name="P8" draw:layer="backgroundobjects" svg:width="8.806cm" svg:height="1.333cm" svg:x="11.514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4.904cm" svg:height="12cm" svg:x="2.708cm" svg:y="12.668cm" presentation:class="notes" presentation:placeholder="true">
          <draw:text-box/>
        </draw:frame>
        <draw:frame presentation:style-name="pr2" draw:text-style-name="P7" draw:layer="backgroundobjects" svg:width="8.806cm" svg:height="1.333cm" svg:x="0cm" svg:y="25.337cm" presentation:class="footer">
          <draw:text-box>
            <text:p text:style-name="P7"><text:span text:style-name="T3"><presentation:footer/></text:span></text:p>
          </draw:text-box>
        </draw:frame>
        <draw:frame presentation:style-name="pr2" draw:text-style-name="P8" draw:layer="backgroundobjects" svg:width="8.806cm" svg:height="1.333cm" svg:x="11.514cm" svg:y="25.337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3" draw:layer="backgroundobjects" svg:width="25.4cm" svg:height="3.052cm" svg:x="0cm" svg:y="15.998cm">
        <draw:image xlink:href="Pictures/10000000000002580000007019806B54.jpg" xlink:type="simple" xlink:show="embed" xlink:actuate="onLoad">
          <text:p/>
        </draw:image>
      </draw:frame>
      <draw:frame presentation:style-name="Title1-title" draw:layer="backgroundobjects" svg:width="21.59cm" svg:height="3.176cm" svg:x="1.826cm" svg:y="5.767cm" presentation:class="title" presentation:placeholder="true">
        <draw:text-box/>
      </draw:frame>
      <draw:custom-shape draw:style-name="gr4" draw:text-style-name="P5" draw:layer="backgroundobjects" svg:width="18.49cm" svg:height="1.037cm" svg:x="0.635cm" svg:y="18.353cm">
        <text:p text:style-name="P9"><text:span text:style-name="T4">Copyright 2005-2008 SpringSource. <text:s/>Copying, publishing or distributing without express written permission is prohibited.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draw:frame draw:style-name="gr3" draw:text-style-name="P3" draw:layer="backgroundobjects" svg:width="5.979cm" svg:height="1.821cm" svg:x="18.994cm" svg:y="0.632cm">
        <draw:image xlink:href="Pictures/100000000000054C0000019DA8493AEF.jpg" xlink:type="simple" xlink:show="embed" xlink:actuate="onLoad">
          <text:p/>
        </draw:image>
      </draw:frame>
      <presentation:notes style:page-layout-name="PM0">
        <draw:rect draw:style-name="gr6" draw:text-style-name="P6" draw:layer="backgroundobjects" svg:width="20.32cm" svg:height="26.67cm" svg:x="0cm" svg:y="0cm">
          <text:p/>
        </draw:rect>
        <draw:frame presentation:style-name="pr3" draw:text-style-name="P7" draw:layer="backgroundobjects" svg:width="8.806cm" svg:height="1.333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3" draw:text-style-name="P8" draw:layer="backgroundobjects" svg:width="8.806cm" svg:height="1.333cm" svg:x="11.514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Title1-title" draw:layer="backgroundobjects" svg:width="13.335cm" svg:height="10.002cm" svg:x="3.492cm" svg:y="2.001cm" presentation:class="page"/>
        <draw:frame presentation:style-name="Title1-notes" draw:layer="backgroundobjects" svg:width="14.904cm" svg:height="12cm" svg:x="2.708cm" svg:y="12.668cm" presentation:class="notes" presentation:placeholder="true">
          <draw:text-box/>
        </draw:frame>
        <draw:frame presentation:style-name="pr4" draw:text-style-name="P7" draw:layer="backgroundobjects" svg:width="8.806cm" svg:height="1.333cm" svg:x="0cm" svg:y="25.337cm" presentation:class="footer">
          <draw:text-box>
            <text:p text:style-name="P7"><text:span text:style-name="T3"><presentation:footer/></text:span></text:p>
          </draw:text-box>
        </draw:frame>
        <draw:frame presentation:style-name="pr4" draw:text-style-name="P8" draw:layer="backgroundobjects" svg:width="8.806cm" svg:height="1.333cm" svg:x="11.514cm" svg:y="25.337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Module Name</dc:title>
    <meta:initial-creator>Subject Matter Expert</meta:initial-creator>
    <meta:creation-date>2006-09-22T09:51:11</meta:creation-date>
    <dc:creator>Michael ISVY</dc:creator>
    <dc:date>2008-07-07T12:16:05</dc:date>
    <meta:editing-cycles>167</meta:editing-cycles>
    <meta:editing-duration>P4DT2H6M28S</meta:editing-duration>
    <meta:user-defined meta:name="Info 1"/>
    <meta:user-defined meta:name="Info 2"/>
    <meta:user-defined meta:name="Info 3"/>
    <meta:user-defined meta:name="Info 4"/>
    <meta:document-statistic meta:object-count="558"/>
  </office:meta>
</office:document-meta>
</file>